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_col-scenario overview" style:family="table-column">
      <style:table-column-properties fo:break-before="auto" style:column-width="0.6666666666666666in"/>
    </style:style>
    <style:style style:name="_row-scenario overview" style:family="table-row">
      <style:table-row-properties style:row-height="0.17708333333333331in" fo:break-before="auto"/>
    </style:style>
    <style:style style:name="1col-scenario overview" style:family="table-column">
      <style:table-column-properties fo:break-before="auto" style:column-width="1.1979166666666665in"/>
    </style:style>
    <style:style style:name="2col-scenario overview" style:family="table-column">
      <style:table-column-properties fo:break-before="auto" style:column-width="1.3125in"/>
    </style:style>
    <style:style style:name="3col-scenario overview" style:family="table-column">
      <style:table-column-properties fo:break-before="auto" style:column-width="0.4895833333333333in"/>
    </style:style>
    <style:style style:name="4col-scenario overview" style:family="table-column">
      <style:table-column-properties fo:break-before="auto" style:column-width="0.8541666666666666in"/>
    </style:style>
    <style:style style:name="5col-scenario overview" style:family="table-column">
      <style:table-column-properties fo:break-before="auto" style:column-width="0.9583333333333333in"/>
    </style:style>
    <style:style style:name="6col-scenario overview" style:family="table-column">
      <style:table-column-properties fo:break-before="auto" style:column-width="0.7083333333333333in"/>
    </style:style>
    <style:style style:name="8col-scenario overview" style:family="table-column">
      <style:table-column-properties fo:break-before="auto" style:column-width="0.875in"/>
    </style:style>
    <style:style style:name="9col-scenario overview" style:family="table-column">
      <style:table-column-properties fo:break-before="auto" style:column-width="0.5104166666666666in"/>
    </style:style>
    <style:style style:name="10col-scenario overview" style:family="table-column">
      <style:table-column-properties fo:break-before="auto" style:column-width="0.40625in"/>
    </style:style>
    <style:style style:name="11col-scenario overview" style:family="table-column">
      <style:table-column-properties fo:break-before="auto" style:column-width="1.0208333333333333in"/>
    </style:style>
    <style:style style:name="12col-scenario overview" style:family="table-column">
      <style:table-column-properties fo:break-before="auto" style:column-width="0.44791666666666663in"/>
    </style:style>
    <style:style style:name="13col-scenario overview" style:family="table-column">
      <style:table-column-properties fo:break-before="auto" style:column-width="0.71875in"/>
    </style:style>
    <style:style style:name="14col-scenario overview" style:family="table-column">
      <style:table-column-properties fo:break-before="auto" style:column-width="0.7604166666666666in"/>
    </style:style>
    <style:style style:name="15col-scenario overview" style:family="table-column">
      <style:table-column-properties fo:break-before="auto" style:column-width="0.5in"/>
    </style:style>
    <style:style style:name="16col-scenario overview" style:family="table-column">
      <style:table-column-properties fo:break-before="auto" style:column-width="0.5625in"/>
    </style:style>
    <style:style style:name="17col-scenario overview" style:family="table-column">
      <style:table-column-properties fo:break-before="auto" style:column-width="0.9166666666666666in"/>
    </style:style>
    <style:style style:name="19col-scenario overview" style:family="table-column">
      <style:table-column-properties fo:break-before="auto" style:column-width="0.41666666666666663in"/>
    </style:style>
    <style:style style:name="20col-scenario overview" style:family="table-column">
      <style:table-column-properties fo:break-before="auto" style:column-width="2.09375in"/>
    </style:style>
    <style:style style:name="1,1cel-scenario overview" style:family="table-cell" style:parent-style-name="Default">
      <style:table-cell-properties fo:border-bottom="0.0008in solid #000000" fo:border-left="none" fo:border-right="none" fo:border-top="none"/>
      <style:paragraph-properties fo:text-align="center"/>
      <style:text-properties fo:font-weight="bold"/>
    </style:style>
    <style:style style:name="2,1cel-scenario overview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2,2cel-scenario overview" style:family="table-cell" style:parent-style-name="Default">
      <style:table-cell-properties fo:border-bottom="0.0008in solid #000000" fo:border-left="none" fo:border-right="none" fo:border-top="0.0008in solid #000000"/>
    </style:style>
    <style:style style:name="2,19cel-scenario overview" style:family="table-cell" style:parent-style-name="Default">
      <style:table-cell-properties fo:border-bottom="0.0008in solid #000000" fo:border-left="none" fo:border-right="none" fo:border-top="0.0008in solid #000000"/>
      <style:paragraph-properties fo:text-align="center"/>
    </style:style>
    <style:style style:name="2,20cel-scenario overview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3,1cel-scenario overview" style:family="table-cell" style:parent-style-name="Default">
      <style:table-cell-properties fo:border-bottom="none" fo:border-left="0.0008in solid #000000" fo:border-right="none" fo:border-top="0.0008in solid #000000" fo:background-color="#ffff99"/>
      <style:text-properties fo:font-weight="bold"/>
    </style:style>
    <style:style style:name="3,2cel-scenario overview" style:family="table-cell" style:parent-style-name="Default">
      <style:table-cell-properties fo:border-bottom="none" fo:border-left="none" fo:border-right="none" fo:border-top="0.0008in solid #000000" fo:background-color="#ffff99"/>
    </style:style>
    <style:style style:name="3,19cel-scenario overview" style:family="table-cell" style:parent-style-name="Default">
      <style:table-cell-properties fo:border-bottom="none" fo:border-left="none" fo:border-right="none" fo:border-top="0.0008in solid #000000" fo:background-color="#ffff99"/>
      <style:paragraph-properties fo:text-align="center"/>
    </style:style>
    <style:style style:name="3,20cel-scenario overview" style:family="table-cell" style:parent-style-name="Default">
      <style:table-cell-properties fo:border-bottom="none" fo:border-left="none" fo:border-right="0.0008in solid #000000" fo:border-top="0.0008in solid #000000" fo:background-color="#ffff99"/>
    </style:style>
    <style:style style:name="4,1cel-scenario overview" style:family="table-cell" style:parent-style-name="Default">
      <style:table-cell-properties fo:border-bottom="none" fo:border-left="0.0008in solid #000000" fo:border-right="none" fo:border-top="none" fo:background-color="#ffff99"/>
    </style:style>
    <number:number-style style:name="N4,9cel-scenario overview" style:volatile="true">
      <number:number number:min-integer-digits="1" number:decimal-places="0"/>
    </number:number-style>
    <style:style style:name="4,9cel-scenario overview" style:family="table-cell" style:parent-style-name="Default" style:data-style-name="N4,9cel-scenario overview"/>
    <number:number-style style:name="N4,10cel-scenario overview" style:volatile="true">
      <number:number number:min-integer-digits="1" number:decimal-places="0"/>
    </number:number-style>
    <style:style style:name="4,10cel-scenario overview" style:family="table-cell" style:parent-style-name="Default" style:data-style-name="N4,10cel-scenario overview"/>
    <number:number-style style:name="N4,13cel-scenario overview" style:volatile="true">
      <number:number number:min-integer-digits="1" number:decimal-places="0"/>
    </number:number-style>
    <style:style style:name="4,13cel-scenario overview" style:family="table-cell" style:parent-style-name="Default" style:data-style-name="N4,13cel-scenario overview"/>
    <number:number-style style:name="N4,14cel-scenario overview" style:volatile="true">
      <number:number number:min-integer-digits="1" number:decimal-places="0"/>
    </number:number-style>
    <style:style style:name="4,14cel-scenario overview" style:family="table-cell" style:parent-style-name="Default" style:data-style-name="N4,14cel-scenario overview"/>
    <number:number-style style:name="N4,15cel-scenario overview" style:volatile="true">
      <number:number number:min-integer-digits="1" number:decimal-places="0"/>
    </number:number-style>
    <style:style style:name="4,15cel-scenario overview" style:family="table-cell" style:parent-style-name="Default" style:data-style-name="N4,15cel-scenario overview"/>
    <style:style style:name="4,19cel-scenario overview" style:family="table-cell" style:parent-style-name="Default">
      <style:paragraph-properties fo:text-align="center"/>
    </style:style>
    <style:style style:name="4,20cel-scenario overview" style:family="table-cell" style:parent-style-name="Default">
      <style:table-cell-properties fo:border-bottom="none" fo:border-left="none" fo:border-right="0.0008in solid #000000" fo:border-top="none"/>
    </style:style>
    <number:number-style style:name="N5,9cel-scenario overview" style:volatile="true">
      <number:number number:min-integer-digits="1" number:decimal-places="0"/>
    </number:number-style>
    <style:style style:name="5,9cel-scenario overview" style:family="table-cell" style:parent-style-name="Default" style:data-style-name="N5,9cel-scenario overview"/>
    <number:number-style style:name="N5,10cel-scenario overview" style:volatile="true">
      <number:number number:min-integer-digits="1" number:decimal-places="0"/>
    </number:number-style>
    <style:style style:name="5,10cel-scenario overview" style:family="table-cell" style:parent-style-name="Default" style:data-style-name="N5,10cel-scenario overview"/>
    <number:number-style style:name="N5,13cel-scenario overview" style:volatile="true">
      <number:number number:min-integer-digits="1" number:decimal-places="0"/>
    </number:number-style>
    <style:style style:name="5,13cel-scenario overview" style:family="table-cell" style:parent-style-name="Default" style:data-style-name="N5,13cel-scenario overview"/>
    <number:number-style style:name="N5,14cel-scenario overview" style:volatile="true">
      <number:number number:min-integer-digits="1" number:decimal-places="0"/>
    </number:number-style>
    <style:style style:name="5,14cel-scenario overview" style:family="table-cell" style:parent-style-name="Default" style:data-style-name="N5,14cel-scenario overview"/>
    <number:number-style style:name="N5,15cel-scenario overview" style:volatile="true">
      <number:number number:min-integer-digits="1" number:decimal-places="0"/>
    </number:number-style>
    <style:style style:name="5,15cel-scenario overview" style:family="table-cell" style:parent-style-name="Default" style:data-style-name="N5,15cel-scenario overview"/>
    <number:number-style style:name="N6,9cel-scenario overview" style:volatile="true">
      <number:number number:min-integer-digits="1" number:decimal-places="0"/>
    </number:number-style>
    <style:style style:name="6,9cel-scenario overview" style:family="table-cell" style:parent-style-name="Default" style:data-style-name="N6,9cel-scenario overview"/>
    <number:number-style style:name="N6,10cel-scenario overview" style:volatile="true">
      <number:number number:min-integer-digits="1" number:decimal-places="0"/>
    </number:number-style>
    <style:style style:name="6,10cel-scenario overview" style:family="table-cell" style:parent-style-name="Default" style:data-style-name="N6,10cel-scenario overview"/>
    <number:number-style style:name="N6,13cel-scenario overview" style:volatile="true">
      <number:number number:min-integer-digits="1" number:decimal-places="0"/>
    </number:number-style>
    <style:style style:name="6,13cel-scenario overview" style:family="table-cell" style:parent-style-name="Default" style:data-style-name="N6,13cel-scenario overview"/>
    <number:number-style style:name="N6,14cel-scenario overview" style:volatile="true">
      <number:number number:min-integer-digits="1" number:decimal-places="0"/>
    </number:number-style>
    <style:style style:name="6,14cel-scenario overview" style:family="table-cell" style:parent-style-name="Default" style:data-style-name="N6,14cel-scenario overview"/>
    <number:number-style style:name="N6,15cel-scenario overview" style:volatile="true">
      <number:number number:min-integer-digits="1" number:decimal-places="0"/>
    </number:number-style>
    <style:style style:name="6,15cel-scenario overview" style:family="table-cell" style:parent-style-name="Default" style:data-style-name="N6,15cel-scenario overview"/>
    <number:number-style style:name="N7,10cel-scenario overview" style:volatile="true">
      <number:number number:min-integer-digits="1" number:decimal-places="0"/>
    </number:number-style>
    <style:style style:name="7,10cel-scenario overview" style:family="table-cell" style:parent-style-name="Default" style:data-style-name="N7,10cel-scenario overview"/>
    <number:number-style style:name="N7,13cel-scenario overview" style:volatile="true">
      <number:number number:min-integer-digits="1" number:decimal-places="0"/>
    </number:number-style>
    <style:style style:name="7,13cel-scenario overview" style:family="table-cell" style:parent-style-name="Default" style:data-style-name="N7,13cel-scenario overview"/>
    <number:number-style style:name="N7,14cel-scenario overview" style:volatile="true">
      <number:number number:min-integer-digits="1" number:decimal-places="0"/>
    </number:number-style>
    <style:style style:name="7,14cel-scenario overview" style:family="table-cell" style:parent-style-name="Default" style:data-style-name="N7,14cel-scenario overview"/>
    <number:number-style style:name="N7,15cel-scenario overview" style:volatile="true">
      <number:number number:min-integer-digits="1" number:decimal-places="0"/>
    </number:number-style>
    <style:style style:name="7,15cel-scenario overview" style:family="table-cell" style:parent-style-name="Default" style:data-style-name="N7,15cel-scenario overview"/>
    <number:number-style style:name="N8,10cel-scenario overview" style:volatile="true">
      <number:number number:min-integer-digits="1" number:decimal-places="0"/>
    </number:number-style>
    <style:style style:name="8,10cel-scenario overview" style:family="table-cell" style:parent-style-name="Default" style:data-style-name="N8,10cel-scenario overview"/>
    <number:number-style style:name="N8,12cel-scenario overview" style:volatile="true">
      <number:number number:min-integer-digits="1" number:decimal-places="0"/>
    </number:number-style>
    <style:style style:name="8,12cel-scenario overview" style:family="table-cell" style:parent-style-name="Default" style:data-style-name="N8,12cel-scenario overview"/>
    <number:number-style style:name="N8,13cel-scenario overview" style:volatile="true">
      <number:number number:min-integer-digits="1" number:decimal-places="0"/>
    </number:number-style>
    <style:style style:name="8,13cel-scenario overview" style:family="table-cell" style:parent-style-name="Default" style:data-style-name="N8,13cel-scenario overview"/>
    <number:number-style style:name="N8,14cel-scenario overview" style:volatile="true">
      <number:number number:min-integer-digits="1" number:decimal-places="0"/>
    </number:number-style>
    <style:style style:name="8,14cel-scenario overview" style:family="table-cell" style:parent-style-name="Default" style:data-style-name="N8,14cel-scenario overview"/>
    <number:number-style style:name="N8,15cel-scenario overview" style:volatile="true">
      <number:number number:min-integer-digits="1" number:decimal-places="0"/>
    </number:number-style>
    <style:style style:name="8,15cel-scenario overview" style:family="table-cell" style:parent-style-name="Default" style:data-style-name="N8,15cel-scenario overview"/>
    <number:number-style style:name="N9,10cel-scenario overview" style:volatile="true">
      <number:number number:min-integer-digits="1" number:decimal-places="0"/>
    </number:number-style>
    <style:style style:name="9,10cel-scenario overview" style:family="table-cell" style:parent-style-name="Default" style:data-style-name="N9,10cel-scenario overview"/>
    <number:number-style style:name="N9,14cel-scenario overview" style:volatile="true">
      <number:number number:min-integer-digits="1" number:decimal-places="0"/>
    </number:number-style>
    <style:style style:name="9,14cel-scenario overview" style:family="table-cell" style:parent-style-name="Default" style:data-style-name="N9,14cel-scenario overview"/>
    <number:number-style style:name="N9,15cel-scenario overview" style:volatile="true">
      <number:number number:min-integer-digits="1" number:decimal-places="0"/>
    </number:number-style>
    <style:style style:name="9,15cel-scenario overview" style:family="table-cell" style:parent-style-name="Default" style:data-style-name="N9,15cel-scenario overview"/>
    <number:number-style style:name="N10,9cel-scenario overview" style:volatile="true">
      <number:number number:min-integer-digits="1" number:decimal-places="0"/>
    </number:number-style>
    <style:style style:name="10,9cel-scenario overview" style:family="table-cell" style:parent-style-name="Default" style:data-style-name="N10,9cel-scenario overview"/>
    <number:number-style style:name="N10,10cel-scenario overview" style:volatile="true">
      <number:number number:min-integer-digits="1" number:decimal-places="0"/>
    </number:number-style>
    <style:style style:name="10,10cel-scenario overview" style:family="table-cell" style:parent-style-name="Default" style:data-style-name="N10,10cel-scenario overview"/>
    <number:number-style style:name="N10,12cel-scenario overview" style:volatile="true">
      <number:number number:min-integer-digits="1" number:decimal-places="0"/>
    </number:number-style>
    <style:style style:name="10,12cel-scenario overview" style:family="table-cell" style:parent-style-name="Default" style:data-style-name="N10,12cel-scenario overview"/>
    <number:number-style style:name="N10,13cel-scenario overview" style:volatile="true">
      <number:number number:min-integer-digits="1" number:decimal-places="0"/>
    </number:number-style>
    <style:style style:name="10,13cel-scenario overview" style:family="table-cell" style:parent-style-name="Default" style:data-style-name="N10,13cel-scenario overview"/>
    <number:number-style style:name="N10,14cel-scenario overview" style:volatile="true">
      <number:number number:min-integer-digits="1" number:decimal-places="0"/>
    </number:number-style>
    <style:style style:name="10,14cel-scenario overview" style:family="table-cell" style:parent-style-name="Default" style:data-style-name="N10,14cel-scenario overview"/>
    <number:number-style style:name="N10,15cel-scenario overview" style:volatile="true">
      <number:number number:min-integer-digits="1" number:decimal-places="0"/>
    </number:number-style>
    <style:style style:name="10,15cel-scenario overview" style:family="table-cell" style:parent-style-name="Default" style:data-style-name="N10,15cel-scenario overview"/>
    <number:number-style style:name="N11,9cel-scenario overview" style:volatile="true">
      <number:number number:min-integer-digits="1" number:decimal-places="0"/>
    </number:number-style>
    <style:style style:name="11,9cel-scenario overview" style:family="table-cell" style:parent-style-name="Default" style:data-style-name="N11,9cel-scenario overview"/>
    <number:number-style style:name="N11,10cel-scenario overview" style:volatile="true">
      <number:number number:min-integer-digits="1" number:decimal-places="0"/>
    </number:number-style>
    <style:style style:name="11,10cel-scenario overview" style:family="table-cell" style:parent-style-name="Default" style:data-style-name="N11,10cel-scenario overview"/>
    <number:number-style style:name="N11,12cel-scenario overview" style:volatile="true">
      <number:number number:min-integer-digits="1" number:decimal-places="0"/>
    </number:number-style>
    <style:style style:name="11,12cel-scenario overview" style:family="table-cell" style:parent-style-name="Default" style:data-style-name="N11,12cel-scenario overview"/>
    <number:number-style style:name="N11,13cel-scenario overview" style:volatile="true">
      <number:number number:min-integer-digits="1" number:decimal-places="0"/>
    </number:number-style>
    <style:style style:name="11,13cel-scenario overview" style:family="table-cell" style:parent-style-name="Default" style:data-style-name="N11,13cel-scenario overview"/>
    <number:number-style style:name="N11,14cel-scenario overview" style:volatile="true">
      <number:number number:min-integer-digits="1" number:decimal-places="0"/>
    </number:number-style>
    <style:style style:name="11,14cel-scenario overview" style:family="table-cell" style:parent-style-name="Default" style:data-style-name="N11,14cel-scenario overview"/>
    <number:number-style style:name="N11,15cel-scenario overview" style:volatile="true">
      <number:number number:min-integer-digits="1" number:decimal-places="0"/>
    </number:number-style>
    <style:style style:name="11,15cel-scenario overview" style:family="table-cell" style:parent-style-name="Default" style:data-style-name="N11,15cel-scenario overview"/>
    <number:number-style style:name="N12,9cel-scenario overview" style:volatile="true">
      <number:number number:min-integer-digits="1" number:decimal-places="0"/>
    </number:number-style>
    <style:style style:name="12,9cel-scenario overview" style:family="table-cell" style:parent-style-name="Default" style:data-style-name="N12,9cel-scenario overview"/>
    <number:number-style style:name="N12,10cel-scenario overview" style:volatile="true">
      <number:number number:min-integer-digits="1" number:decimal-places="0"/>
    </number:number-style>
    <style:style style:name="12,10cel-scenario overview" style:family="table-cell" style:parent-style-name="Default" style:data-style-name="N12,10cel-scenario overview"/>
    <number:number-style style:name="N12,12cel-scenario overview" style:volatile="true">
      <number:number number:min-integer-digits="1" number:decimal-places="0"/>
    </number:number-style>
    <style:style style:name="12,12cel-scenario overview" style:family="table-cell" style:parent-style-name="Default" style:data-style-name="N12,12cel-scenario overview"/>
    <number:number-style style:name="N12,13cel-scenario overview" style:volatile="true">
      <number:number number:min-integer-digits="1" number:decimal-places="0"/>
    </number:number-style>
    <style:style style:name="12,13cel-scenario overview" style:family="table-cell" style:parent-style-name="Default" style:data-style-name="N12,13cel-scenario overview"/>
    <number:number-style style:name="N12,14cel-scenario overview" style:volatile="true">
      <number:number number:min-integer-digits="1" number:decimal-places="0"/>
    </number:number-style>
    <style:style style:name="12,14cel-scenario overview" style:family="table-cell" style:parent-style-name="Default" style:data-style-name="N12,14cel-scenario overview"/>
    <number:number-style style:name="N12,15cel-scenario overview" style:volatile="true">
      <number:number number:min-integer-digits="1" number:decimal-places="0"/>
    </number:number-style>
    <style:style style:name="12,15cel-scenario overview" style:family="table-cell" style:parent-style-name="Default" style:data-style-name="N12,15cel-scenario overview"/>
    <number:number-style style:name="N13,9cel-scenario overview" style:volatile="true">
      <number:number number:min-integer-digits="1" number:decimal-places="0"/>
    </number:number-style>
    <style:style style:name="13,9cel-scenario overview" style:family="table-cell" style:parent-style-name="Default" style:data-style-name="N13,9cel-scenario overview"/>
    <number:number-style style:name="N13,10cel-scenario overview" style:volatile="true">
      <number:number number:min-integer-digits="1" number:decimal-places="0"/>
    </number:number-style>
    <style:style style:name="13,10cel-scenario overview" style:family="table-cell" style:parent-style-name="Default" style:data-style-name="N13,10cel-scenario overview"/>
    <number:number-style style:name="N13,12cel-scenario overview" style:volatile="true">
      <number:number number:min-integer-digits="1" number:decimal-places="0"/>
    </number:number-style>
    <style:style style:name="13,12cel-scenario overview" style:family="table-cell" style:parent-style-name="Default" style:data-style-name="N13,12cel-scenario overview"/>
    <number:number-style style:name="N13,13cel-scenario overview" style:volatile="true">
      <number:number number:min-integer-digits="1" number:decimal-places="0"/>
    </number:number-style>
    <style:style style:name="13,13cel-scenario overview" style:family="table-cell" style:parent-style-name="Default" style:data-style-name="N13,13cel-scenario overview"/>
    <number:number-style style:name="N13,14cel-scenario overview" style:volatile="true">
      <number:number number:min-integer-digits="1" number:decimal-places="0"/>
    </number:number-style>
    <style:style style:name="13,14cel-scenario overview" style:family="table-cell" style:parent-style-name="Default" style:data-style-name="N13,14cel-scenario overview"/>
    <number:number-style style:name="N13,15cel-scenario overview" style:volatile="true">
      <number:number number:min-integer-digits="1" number:decimal-places="0"/>
    </number:number-style>
    <style:style style:name="13,15cel-scenario overview" style:family="table-cell" style:parent-style-name="Default" style:data-style-name="N13,15cel-scenario overview"/>
    <number:number-style style:name="N14,10cel-scenario overview" style:volatile="true">
      <number:number number:min-integer-digits="1" number:decimal-places="0"/>
    </number:number-style>
    <style:style style:name="14,10cel-scenario overview" style:family="table-cell" style:parent-style-name="Default" style:data-style-name="N14,10cel-scenario overview"/>
    <number:number-style style:name="N14,14cel-scenario overview" style:volatile="true">
      <number:number number:min-integer-digits="1" number:decimal-places="0"/>
    </number:number-style>
    <style:style style:name="14,14cel-scenario overview" style:family="table-cell" style:parent-style-name="Default" style:data-style-name="N14,14cel-scenario overview"/>
    <number:number-style style:name="N14,15cel-scenario overview" style:volatile="true">
      <number:number number:min-integer-digits="1" number:decimal-places="0"/>
    </number:number-style>
    <style:style style:name="14,15cel-scenario overview" style:family="table-cell" style:parent-style-name="Default" style:data-style-name="N14,15cel-scenario overview"/>
    <number:number-style style:name="N15,10cel-scenario overview" style:volatile="true">
      <number:number number:min-integer-digits="1" number:decimal-places="0"/>
    </number:number-style>
    <style:style style:name="15,10cel-scenario overview" style:family="table-cell" style:parent-style-name="Default" style:data-style-name="N15,10cel-scenario overview"/>
    <number:number-style style:name="N15,12cel-scenario overview" style:volatile="true">
      <number:number number:min-integer-digits="1" number:decimal-places="0"/>
    </number:number-style>
    <style:style style:name="15,12cel-scenario overview" style:family="table-cell" style:parent-style-name="Default" style:data-style-name="N15,12cel-scenario overview"/>
    <number:number-style style:name="N15,13cel-scenario overview" style:volatile="true">
      <number:number number:min-integer-digits="1" number:decimal-places="0"/>
    </number:number-style>
    <style:style style:name="15,13cel-scenario overview" style:family="table-cell" style:parent-style-name="Default" style:data-style-name="N15,13cel-scenario overview"/>
    <number:number-style style:name="N15,14cel-scenario overview" style:volatile="true">
      <number:number number:min-integer-digits="1" number:decimal-places="0"/>
    </number:number-style>
    <style:style style:name="15,14cel-scenario overview" style:family="table-cell" style:parent-style-name="Default" style:data-style-name="N15,14cel-scenario overview"/>
    <number:number-style style:name="N15,15cel-scenario overview" style:volatile="true">
      <number:number number:min-integer-digits="1" number:decimal-places="0"/>
    </number:number-style>
    <style:style style:name="15,15cel-scenario overview" style:family="table-cell" style:parent-style-name="Default" style:data-style-name="N15,15cel-scenario overview"/>
    <style:style style:name="16,1cel-scenario overview" style:family="table-cell" style:parent-style-name="Default">
      <style:table-cell-properties fo:border-bottom="0.0008in solid #000000" fo:border-left="0.0008in solid #000000" fo:border-right="none" fo:border-top="none"/>
    </style:style>
    <style:style style:name="16,2cel-scenario overview" style:family="table-cell" style:parent-style-name="Default">
      <style:table-cell-properties fo:border-bottom="0.0008in solid #000000" fo:border-left="none" fo:border-right="none" fo:border-top="none"/>
    </style:style>
    <style:style style:name="16,19cel-scenario overview" style:family="table-cell" style:parent-style-name="Default">
      <style:table-cell-properties fo:border-bottom="0.0008in solid #000000" fo:border-left="none" fo:border-right="none" fo:border-top="none"/>
      <style:paragraph-properties fo:text-align="center"/>
    </style:style>
    <style:style style:name="16,20cel-scenario overview" style:family="table-cell" style:parent-style-name="Default">
      <style:table-cell-properties fo:border-bottom="0.0008in solid #000000" fo:border-left="none" fo:border-right="0.0008in solid #000000" fo:border-top="none"/>
    </style:style>
    <style:style style:name="17,1cel-scenario overview" style:family="table-cell" style:parent-style-name="Default">
      <style:table-cell-properties fo:border-bottom="none" fo:border-left="0.0008in solid #000000" fo:border-right="none" fo:border-top="0.0008in solid #000000" fo:background-color="#ffcc99"/>
      <style:text-properties fo:font-weight="bold"/>
    </style:style>
    <style:style style:name="17,2cel-scenario overview" style:family="table-cell" style:parent-style-name="Default">
      <style:table-cell-properties fo:border-bottom="none" fo:border-left="none" fo:border-right="none" fo:border-top="0.0008in solid #000000" fo:background-color="#ffcc99"/>
    </style:style>
    <style:style style:name="17,19cel-scenario overview" style:family="table-cell" style:parent-style-name="Default">
      <style:table-cell-properties fo:border-bottom="none" fo:border-left="none" fo:border-right="none" fo:border-top="0.0008in solid #000000" fo:background-color="#ffcc99"/>
      <style:paragraph-properties fo:text-align="center"/>
    </style:style>
    <style:style style:name="17,20cel-scenario overview" style:family="table-cell" style:parent-style-name="Default">
      <style:table-cell-properties fo:border-bottom="none" fo:border-left="none" fo:border-right="0.0008in solid #000000" fo:border-top="0.0008in solid #000000" fo:background-color="#ffcc99"/>
    </style:style>
    <style:style style:name="18,1cel-scenario overview" style:family="table-cell" style:parent-style-name="Default">
      <style:table-cell-properties fo:border-bottom="none" fo:border-left="0.0008in solid #000000" fo:border-right="none" fo:border-top="none" fo:background-color="#ffcc99"/>
    </style:style>
    <number:number-style style:name="N18,9cel-scenario overview" style:volatile="true">
      <number:number number:min-integer-digits="1" number:decimal-places="0"/>
    </number:number-style>
    <style:style style:name="18,9cel-scenario overview" style:family="table-cell" style:parent-style-name="Default" style:data-style-name="N18,9cel-scenario overview"/>
    <number:number-style style:name="N18,10cel-scenario overview" style:volatile="true">
      <number:number number:min-integer-digits="1" number:decimal-places="0"/>
    </number:number-style>
    <style:style style:name="18,10cel-scenario overview" style:family="table-cell" style:parent-style-name="Default" style:data-style-name="N18,10cel-scenario overview"/>
    <number:number-style style:name="N18,12cel-scenario overview" style:volatile="true">
      <number:number number:min-integer-digits="1" number:decimal-places="0"/>
    </number:number-style>
    <style:style style:name="18,12cel-scenario overview" style:family="table-cell" style:parent-style-name="Default" style:data-style-name="N18,12cel-scenario overview"/>
    <number:number-style style:name="N18,13cel-scenario overview" style:volatile="true">
      <number:number number:min-integer-digits="1" number:decimal-places="0"/>
    </number:number-style>
    <style:style style:name="18,13cel-scenario overview" style:family="table-cell" style:parent-style-name="Default" style:data-style-name="N18,13cel-scenario overview"/>
    <number:number-style style:name="N18,14cel-scenario overview" style:volatile="true">
      <number:number number:min-integer-digits="1" number:decimal-places="0"/>
    </number:number-style>
    <style:style style:name="18,14cel-scenario overview" style:family="table-cell" style:parent-style-name="Default" style:data-style-name="N18,14cel-scenario overview"/>
    <number:number-style style:name="N18,15cel-scenario overview" style:volatile="true">
      <number:number number:min-integer-digits="1" number:decimal-places="0"/>
    </number:number-style>
    <style:style style:name="18,15cel-scenario overview" style:family="table-cell" style:parent-style-name="Default" style:data-style-name="N18,15cel-scenario overview"/>
    <number:number-style style:name="N19,9cel-scenario overview" style:volatile="true">
      <number:number number:min-integer-digits="1" number:decimal-places="0"/>
    </number:number-style>
    <style:style style:name="19,9cel-scenario overview" style:family="table-cell" style:parent-style-name="Default" style:data-style-name="N19,9cel-scenario overview"/>
    <number:number-style style:name="N19,12cel-scenario overview" style:volatile="true">
      <number:number number:min-integer-digits="1" number:decimal-places="0"/>
    </number:number-style>
    <style:style style:name="19,12cel-scenario overview" style:family="table-cell" style:parent-style-name="Default" style:data-style-name="N19,12cel-scenario overview"/>
    <number:number-style style:name="N19,13cel-scenario overview" style:volatile="true">
      <number:number number:min-integer-digits="1" number:decimal-places="0"/>
    </number:number-style>
    <style:style style:name="19,13cel-scenario overview" style:family="table-cell" style:parent-style-name="Default" style:data-style-name="N19,13cel-scenario overview"/>
    <number:number-style style:name="N19,14cel-scenario overview" style:volatile="true">
      <number:number number:min-integer-digits="1" number:decimal-places="0"/>
    </number:number-style>
    <style:style style:name="19,14cel-scenario overview" style:family="table-cell" style:parent-style-name="Default" style:data-style-name="N19,14cel-scenario overview"/>
    <number:number-style style:name="N19,15cel-scenario overview" style:volatile="true">
      <number:number number:min-integer-digits="1" number:decimal-places="0"/>
    </number:number-style>
    <style:style style:name="19,15cel-scenario overview" style:family="table-cell" style:parent-style-name="Default" style:data-style-name="N19,15cel-scenario overview"/>
    <number:number-style style:name="N20,10cel-scenario overview" style:volatile="true">
      <number:number number:min-integer-digits="1" number:decimal-places="0"/>
    </number:number-style>
    <style:style style:name="20,10cel-scenario overview" style:family="table-cell" style:parent-style-name="Default" style:data-style-name="N20,10cel-scenario overview"/>
    <number:number-style style:name="N20,13cel-scenario overview" style:volatile="true">
      <number:number number:min-integer-digits="1" number:decimal-places="0"/>
    </number:number-style>
    <style:style style:name="20,13cel-scenario overview" style:family="table-cell" style:parent-style-name="Default" style:data-style-name="N20,13cel-scenario overview"/>
    <number:number-style style:name="N20,14cel-scenario overview" style:volatile="true">
      <number:number number:min-integer-digits="1" number:decimal-places="0"/>
    </number:number-style>
    <style:style style:name="20,14cel-scenario overview" style:family="table-cell" style:parent-style-name="Default" style:data-style-name="N20,14cel-scenario overview"/>
    <number:number-style style:name="N20,15cel-scenario overview" style:volatile="true">
      <number:number number:min-integer-digits="1" number:decimal-places="0"/>
    </number:number-style>
    <style:style style:name="20,15cel-scenario overview" style:family="table-cell" style:parent-style-name="Default" style:data-style-name="N20,15cel-scenario overview"/>
    <number:number-style style:name="N21,10cel-scenario overview" style:volatile="true">
      <number:number number:min-integer-digits="1" number:decimal-places="0"/>
    </number:number-style>
    <style:style style:name="21,10cel-scenario overview" style:family="table-cell" style:parent-style-name="Default" style:data-style-name="N21,10cel-scenario overview"/>
    <number:number-style style:name="N21,12cel-scenario overview" style:volatile="true">
      <number:number number:min-integer-digits="1" number:decimal-places="0"/>
    </number:number-style>
    <style:style style:name="21,12cel-scenario overview" style:family="table-cell" style:parent-style-name="Default" style:data-style-name="N21,12cel-scenario overview"/>
    <number:number-style style:name="N21,13cel-scenario overview" style:volatile="true">
      <number:number number:min-integer-digits="1" number:decimal-places="0"/>
    </number:number-style>
    <style:style style:name="21,13cel-scenario overview" style:family="table-cell" style:parent-style-name="Default" style:data-style-name="N21,13cel-scenario overview"/>
    <number:number-style style:name="N21,14cel-scenario overview" style:volatile="true">
      <number:number number:min-integer-digits="1" number:decimal-places="0"/>
    </number:number-style>
    <style:style style:name="21,14cel-scenario overview" style:family="table-cell" style:parent-style-name="Default" style:data-style-name="N21,14cel-scenario overview"/>
    <number:number-style style:name="N21,15cel-scenario overview" style:volatile="true">
      <number:number number:min-integer-digits="1" number:decimal-places="0"/>
    </number:number-style>
    <style:style style:name="21,15cel-scenario overview" style:family="table-cell" style:parent-style-name="Default" style:data-style-name="N21,15cel-scenario overview"/>
    <number:number-style style:name="N22,10cel-scenario overview" style:volatile="true">
      <number:number number:min-integer-digits="1" number:decimal-places="0"/>
    </number:number-style>
    <style:style style:name="22,10cel-scenario overview" style:family="table-cell" style:parent-style-name="Default" style:data-style-name="N22,10cel-scenario overview"/>
    <number:number-style style:name="N22,12cel-scenario overview" style:volatile="true">
      <number:number number:min-integer-digits="1" number:decimal-places="0"/>
    </number:number-style>
    <style:style style:name="22,12cel-scenario overview" style:family="table-cell" style:parent-style-name="Default" style:data-style-name="N22,12cel-scenario overview"/>
    <number:number-style style:name="N22,14cel-scenario overview" style:volatile="true">
      <number:number number:min-integer-digits="1" number:decimal-places="0"/>
    </number:number-style>
    <style:style style:name="22,14cel-scenario overview" style:family="table-cell" style:parent-style-name="Default" style:data-style-name="N22,14cel-scenario overview"/>
    <number:number-style style:name="N22,15cel-scenario overview" style:volatile="true">
      <number:number number:min-integer-digits="1" number:decimal-places="0"/>
    </number:number-style>
    <style:style style:name="22,15cel-scenario overview" style:family="table-cell" style:parent-style-name="Default" style:data-style-name="N22,15cel-scenario overview"/>
    <number:number-style style:name="N23,10cel-scenario overview" style:volatile="true">
      <number:number number:min-integer-digits="1" number:decimal-places="0"/>
    </number:number-style>
    <style:style style:name="23,10cel-scenario overview" style:family="table-cell" style:parent-style-name="Default" style:data-style-name="N23,10cel-scenario overview"/>
    <number:number-style style:name="N23,12cel-scenario overview" style:volatile="true">
      <number:number number:min-integer-digits="1" number:decimal-places="0"/>
    </number:number-style>
    <style:style style:name="23,12cel-scenario overview" style:family="table-cell" style:parent-style-name="Default" style:data-style-name="N23,12cel-scenario overview"/>
    <number:number-style style:name="N23,14cel-scenario overview" style:volatile="true">
      <number:number number:min-integer-digits="1" number:decimal-places="0"/>
    </number:number-style>
    <style:style style:name="23,14cel-scenario overview" style:family="table-cell" style:parent-style-name="Default" style:data-style-name="N23,14cel-scenario overview"/>
    <number:number-style style:name="N23,15cel-scenario overview" style:volatile="true">
      <number:number number:min-integer-digits="1" number:decimal-places="0"/>
    </number:number-style>
    <style:style style:name="23,15cel-scenario overview" style:family="table-cell" style:parent-style-name="Default" style:data-style-name="N23,15cel-scenario overview"/>
    <number:number-style style:name="N24,10cel-scenario overview" style:volatile="true">
      <number:number number:min-integer-digits="1" number:decimal-places="0"/>
    </number:number-style>
    <style:style style:name="24,10cel-scenario overview" style:family="table-cell" style:parent-style-name="Default" style:data-style-name="N24,10cel-scenario overview"/>
    <number:number-style style:name="N24,12cel-scenario overview" style:volatile="true">
      <number:number number:min-integer-digits="1" number:decimal-places="0"/>
    </number:number-style>
    <style:style style:name="24,12cel-scenario overview" style:family="table-cell" style:parent-style-name="Default" style:data-style-name="N24,12cel-scenario overview"/>
    <number:number-style style:name="N24,14cel-scenario overview" style:volatile="true">
      <number:number number:min-integer-digits="1" number:decimal-places="0"/>
    </number:number-style>
    <style:style style:name="24,14cel-scenario overview" style:family="table-cell" style:parent-style-name="Default" style:data-style-name="N24,14cel-scenario overview"/>
    <number:number-style style:name="N24,15cel-scenario overview" style:volatile="true">
      <number:number number:min-integer-digits="1" number:decimal-places="0"/>
    </number:number-style>
    <style:style style:name="24,15cel-scenario overview" style:family="table-cell" style:parent-style-name="Default" style:data-style-name="N24,15cel-scenario overview"/>
    <number:number-style style:name="N25,10cel-scenario overview" style:volatile="true">
      <number:number number:min-integer-digits="1" number:decimal-places="0"/>
    </number:number-style>
    <style:style style:name="25,10cel-scenario overview" style:family="table-cell" style:parent-style-name="Default" style:data-style-name="N25,10cel-scenario overview"/>
    <number:number-style style:name="N25,12cel-scenario overview" style:volatile="true">
      <number:number number:min-integer-digits="1" number:decimal-places="0"/>
    </number:number-style>
    <style:style style:name="25,12cel-scenario overview" style:family="table-cell" style:parent-style-name="Default" style:data-style-name="N25,12cel-scenario overview"/>
    <number:number-style style:name="N25,14cel-scenario overview" style:volatile="true">
      <number:number number:min-integer-digits="1" number:decimal-places="0"/>
    </number:number-style>
    <style:style style:name="25,14cel-scenario overview" style:family="table-cell" style:parent-style-name="Default" style:data-style-name="N25,14cel-scenario overview"/>
    <number:number-style style:name="N25,15cel-scenario overview" style:volatile="true">
      <number:number number:min-integer-digits="1" number:decimal-places="0"/>
    </number:number-style>
    <style:style style:name="25,15cel-scenario overview" style:family="table-cell" style:parent-style-name="Default" style:data-style-name="N25,15cel-scenario overview"/>
    <number:number-style style:name="N26,12cel-scenario overview" style:volatile="true">
      <number:number number:min-integer-digits="1" number:decimal-places="0"/>
    </number:number-style>
    <style:style style:name="26,12cel-scenario overview" style:family="table-cell" style:parent-style-name="Default" style:data-style-name="N26,12cel-scenario overview"/>
    <number:number-style style:name="N26,13cel-scenario overview" style:volatile="true">
      <number:number number:min-integer-digits="1" number:decimal-places="0"/>
    </number:number-style>
    <style:style style:name="26,13cel-scenario overview" style:family="table-cell" style:parent-style-name="Default" style:data-style-name="N26,13cel-scenario overview"/>
    <number:number-style style:name="N26,14cel-scenario overview" style:volatile="true">
      <number:number number:min-integer-digits="1" number:decimal-places="0"/>
    </number:number-style>
    <style:style style:name="26,14cel-scenario overview" style:family="table-cell" style:parent-style-name="Default" style:data-style-name="N26,14cel-scenario overview"/>
    <number:number-style style:name="N26,15cel-scenario overview" style:volatile="true">
      <number:number number:min-integer-digits="1" number:decimal-places="0"/>
    </number:number-style>
    <style:style style:name="26,15cel-scenario overview" style:family="table-cell" style:parent-style-name="Default" style:data-style-name="N26,15cel-scenario overview"/>
    <number:number-style style:name="N27,9cel-scenario overview" style:volatile="true">
      <number:number number:min-integer-digits="1" number:decimal-places="0"/>
    </number:number-style>
    <style:style style:name="27,9cel-scenario overview" style:family="table-cell" style:parent-style-name="Default" style:data-style-name="N27,9cel-scenario overview"/>
    <number:number-style style:name="N27,10cel-scenario overview" style:volatile="true">
      <number:number number:min-integer-digits="1" number:decimal-places="0"/>
    </number:number-style>
    <style:style style:name="27,10cel-scenario overview" style:family="table-cell" style:parent-style-name="Default" style:data-style-name="N27,10cel-scenario overview"/>
    <number:number-style style:name="N27,12cel-scenario overview" style:volatile="true">
      <number:number number:min-integer-digits="1" number:decimal-places="0"/>
    </number:number-style>
    <style:style style:name="27,12cel-scenario overview" style:family="table-cell" style:parent-style-name="Default" style:data-style-name="N27,12cel-scenario overview"/>
    <number:number-style style:name="N27,13cel-scenario overview" style:volatile="true">
      <number:number number:min-integer-digits="1" number:decimal-places="0"/>
    </number:number-style>
    <style:style style:name="27,13cel-scenario overview" style:family="table-cell" style:parent-style-name="Default" style:data-style-name="N27,13cel-scenario overview"/>
    <number:number-style style:name="N27,14cel-scenario overview" style:volatile="true">
      <number:number number:min-integer-digits="1" number:decimal-places="0"/>
    </number:number-style>
    <style:style style:name="27,14cel-scenario overview" style:family="table-cell" style:parent-style-name="Default" style:data-style-name="N27,14cel-scenario overview"/>
    <number:number-style style:name="N27,15cel-scenario overview" style:volatile="true">
      <number:number number:min-integer-digits="1" number:decimal-places="0"/>
    </number:number-style>
    <style:style style:name="27,15cel-scenario overview" style:family="table-cell" style:parent-style-name="Default" style:data-style-name="N27,15cel-scenario overview"/>
    <number:number-style style:name="N28,9cel-scenario overview" style:volatile="true">
      <number:number number:min-integer-digits="1" number:decimal-places="0"/>
    </number:number-style>
    <style:style style:name="28,9cel-scenario overview" style:family="table-cell" style:parent-style-name="Default" style:data-style-name="N28,9cel-scenario overview"/>
    <number:number-style style:name="N28,10cel-scenario overview" style:volatile="true">
      <number:number number:min-integer-digits="1" number:decimal-places="0"/>
    </number:number-style>
    <style:style style:name="28,10cel-scenario overview" style:family="table-cell" style:parent-style-name="Default" style:data-style-name="N28,10cel-scenario overview"/>
    <number:number-style style:name="N28,12cel-scenario overview" style:volatile="true">
      <number:number number:min-integer-digits="1" number:decimal-places="0"/>
    </number:number-style>
    <style:style style:name="28,12cel-scenario overview" style:family="table-cell" style:parent-style-name="Default" style:data-style-name="N28,12cel-scenario overview"/>
    <number:number-style style:name="N28,13cel-scenario overview" style:volatile="true">
      <number:number number:min-integer-digits="1" number:decimal-places="0"/>
    </number:number-style>
    <style:style style:name="28,13cel-scenario overview" style:family="table-cell" style:parent-style-name="Default" style:data-style-name="N28,13cel-scenario overview"/>
    <number:number-style style:name="N28,14cel-scenario overview" style:volatile="true">
      <number:number number:min-integer-digits="1" number:decimal-places="0"/>
    </number:number-style>
    <style:style style:name="28,14cel-scenario overview" style:family="table-cell" style:parent-style-name="Default" style:data-style-name="N28,14cel-scenario overview"/>
    <number:number-style style:name="N29,9cel-scenario overview" style:volatile="true">
      <number:number number:min-integer-digits="1" number:decimal-places="0"/>
    </number:number-style>
    <style:style style:name="29,9cel-scenario overview" style:family="table-cell" style:parent-style-name="Default" style:data-style-name="N29,9cel-scenario overview"/>
    <number:number-style style:name="N29,10cel-scenario overview" style:volatile="true">
      <number:number number:min-integer-digits="1" number:decimal-places="0"/>
    </number:number-style>
    <style:style style:name="29,10cel-scenario overview" style:family="table-cell" style:parent-style-name="Default" style:data-style-name="N29,10cel-scenario overview"/>
    <number:number-style style:name="N29,12cel-scenario overview" style:volatile="true">
      <number:number number:min-integer-digits="1" number:decimal-places="0"/>
    </number:number-style>
    <style:style style:name="29,12cel-scenario overview" style:family="table-cell" style:parent-style-name="Default" style:data-style-name="N29,12cel-scenario overview"/>
    <number:number-style style:name="N29,13cel-scenario overview" style:volatile="true">
      <number:number number:min-integer-digits="1" number:decimal-places="0"/>
    </number:number-style>
    <style:style style:name="29,13cel-scenario overview" style:family="table-cell" style:parent-style-name="Default" style:data-style-name="N29,13cel-scenario overview"/>
    <number:number-style style:name="N29,14cel-scenario overview" style:volatile="true">
      <number:number number:min-integer-digits="1" number:decimal-places="0"/>
    </number:number-style>
    <style:style style:name="29,14cel-scenario overview" style:family="table-cell" style:parent-style-name="Default" style:data-style-name="N29,14cel-scenario overview"/>
    <style:style style:name="30,1cel-scenario overview" style:family="table-cell" style:parent-style-name="Default">
      <style:table-cell-properties fo:border-bottom="none" fo:border-left="0.0008in solid #000000" fo:border-right="none" fo:border-top="none"/>
    </style:style>
    <style:style style:name="36,1cel-scenario overview" style:family="table-cell" style:parent-style-name="Default">
      <style:table-cell-properties fo:border-bottom="none" fo:border-left="0.0008in solid #000000" fo:border-right="none" fo:border-top="0.0008in solid #000000" fo:background-color="#ccffff"/>
      <style:text-properties fo:font-weight="bold"/>
    </style:style>
    <style:style style:name="36,2cel-scenario overview" style:family="table-cell" style:parent-style-name="Default">
      <style:table-cell-properties fo:border-bottom="none" fo:border-left="none" fo:border-right="none" fo:border-top="0.0008in solid #000000" fo:background-color="#ccffff"/>
    </style:style>
    <style:style style:name="36,19cel-scenario overview" style:family="table-cell" style:parent-style-name="Default">
      <style:table-cell-properties fo:border-bottom="none" fo:border-left="none" fo:border-right="none" fo:border-top="0.0008in solid #000000" fo:background-color="#ccffff"/>
      <style:paragraph-properties fo:text-align="center"/>
    </style:style>
    <style:style style:name="36,20cel-scenario overview" style:family="table-cell" style:parent-style-name="Default">
      <style:table-cell-properties fo:border-bottom="none" fo:border-left="none" fo:border-right="0.0008in solid #000000" fo:border-top="0.0008in solid #000000" fo:background-color="#ccffff"/>
    </style:style>
    <style:style style:name="37,1cel-scenario overview" style:family="table-cell" style:parent-style-name="Default">
      <style:table-cell-properties fo:border-bottom="none" fo:border-left="0.0008in solid #000000" fo:border-right="none" fo:border-top="none" fo:background-color="#ccffff"/>
    </style:style>
    <number:number-style style:name="N37,12cel-scenario overview" style:volatile="true">
      <number:number number:min-integer-digits="1" number:decimal-places="0"/>
    </number:number-style>
    <style:style style:name="37,12cel-scenario overview" style:family="table-cell" style:parent-style-name="Default" style:data-style-name="N37,12cel-scenario overview"/>
    <number:number-style style:name="N37,13cel-scenario overview" style:volatile="true">
      <number:number number:min-integer-digits="1" number:decimal-places="0"/>
    </number:number-style>
    <style:style style:name="37,13cel-scenario overview" style:family="table-cell" style:parent-style-name="Default" style:data-style-name="N37,13cel-scenario overview"/>
    <number:number-style style:name="N37,15cel-scenario overview" style:volatile="true">
      <number:number number:min-integer-digits="1" number:decimal-places="0"/>
    </number:number-style>
    <style:style style:name="37,15cel-scenario overview" style:family="table-cell" style:parent-style-name="Default" style:data-style-name="N37,15cel-scenario overview"/>
    <number:number-style style:name="N38,12cel-scenario overview" style:volatile="true">
      <number:number number:min-integer-digits="1" number:decimal-places="0"/>
    </number:number-style>
    <style:style style:name="38,12cel-scenario overview" style:family="table-cell" style:parent-style-name="Default" style:data-style-name="N38,12cel-scenario overview"/>
    <number:number-style style:name="N38,13cel-scenario overview" style:volatile="true">
      <number:number number:min-integer-digits="1" number:decimal-places="0"/>
    </number:number-style>
    <style:style style:name="38,13cel-scenario overview" style:family="table-cell" style:parent-style-name="Default" style:data-style-name="N38,13cel-scenario overview"/>
    <number:number-style style:name="N38,15cel-scenario overview" style:volatile="true">
      <number:number number:min-integer-digits="1" number:decimal-places="0"/>
    </number:number-style>
    <style:style style:name="38,15cel-scenario overview" style:family="table-cell" style:parent-style-name="Default" style:data-style-name="N38,15cel-scenario overview"/>
    <number:number-style style:name="N39,13cel-scenario overview" style:volatile="true">
      <number:number number:min-integer-digits="1" number:decimal-places="0"/>
    </number:number-style>
    <style:style style:name="39,13cel-scenario overview" style:family="table-cell" style:parent-style-name="Default" style:data-style-name="N39,13cel-scenario overview"/>
    <number:number-style style:name="N39,15cel-scenario overview" style:volatile="true">
      <number:number number:min-integer-digits="1" number:decimal-places="0"/>
    </number:number-style>
    <style:style style:name="39,15cel-scenario overview" style:family="table-cell" style:parent-style-name="Default" style:data-style-name="N39,15cel-scenario overview"/>
    <number:number-style style:name="N40,12cel-scenario overview" style:volatile="true">
      <number:number number:min-integer-digits="1" number:decimal-places="0"/>
    </number:number-style>
    <style:style style:name="40,12cel-scenario overview" style:family="table-cell" style:parent-style-name="Default" style:data-style-name="N40,12cel-scenario overview"/>
    <number:number-style style:name="N40,13cel-scenario overview" style:volatile="true">
      <number:number number:min-integer-digits="1" number:decimal-places="0"/>
    </number:number-style>
    <style:style style:name="40,13cel-scenario overview" style:family="table-cell" style:parent-style-name="Default" style:data-style-name="N40,13cel-scenario overview"/>
    <number:number-style style:name="N40,15cel-scenario overview" style:volatile="true">
      <number:number number:min-integer-digits="1" number:decimal-places="0"/>
    </number:number-style>
    <style:style style:name="40,15cel-scenario overview" style:family="table-cell" style:parent-style-name="Default" style:data-style-name="N40,15cel-scenario overview"/>
    <number:number-style style:name="N41,12cel-scenario overview" style:volatile="true">
      <number:number number:min-integer-digits="1" number:decimal-places="0"/>
    </number:number-style>
    <style:style style:name="41,12cel-scenario overview" style:family="table-cell" style:parent-style-name="Default" style:data-style-name="N41,12cel-scenario overview"/>
    <number:number-style style:name="N41,13cel-scenario overview" style:volatile="true">
      <number:number number:min-integer-digits="1" number:decimal-places="0"/>
    </number:number-style>
    <style:style style:name="41,13cel-scenario overview" style:family="table-cell" style:parent-style-name="Default" style:data-style-name="N41,13cel-scenario overview"/>
    <number:number-style style:name="N41,15cel-scenario overview" style:volatile="true">
      <number:number number:min-integer-digits="1" number:decimal-places="0"/>
    </number:number-style>
    <style:style style:name="41,15cel-scenario overview" style:family="table-cell" style:parent-style-name="Default" style:data-style-name="N41,15cel-scenario overview"/>
    <number:number-style style:name="N42,12cel-scenario overview" style:volatile="true">
      <number:number number:min-integer-digits="1" number:decimal-places="0"/>
    </number:number-style>
    <style:style style:name="42,12cel-scenario overview" style:family="table-cell" style:parent-style-name="Default" style:data-style-name="N42,12cel-scenario overview"/>
    <number:number-style style:name="N42,13cel-scenario overview" style:volatile="true">
      <number:number number:min-integer-digits="1" number:decimal-places="0"/>
    </number:number-style>
    <style:style style:name="42,13cel-scenario overview" style:family="table-cell" style:parent-style-name="Default" style:data-style-name="N42,13cel-scenario overview"/>
    <number:number-style style:name="N42,15cel-scenario overview" style:volatile="true">
      <number:number number:min-integer-digits="1" number:decimal-places="0"/>
    </number:number-style>
    <style:style style:name="42,15cel-scenario overview" style:family="table-cell" style:parent-style-name="Default" style:data-style-name="N42,15cel-scenario overview"/>
    <style:style style:name="43,1cel-scenario overview" style:family="table-cell" style:parent-style-name="Default">
      <style:table-cell-properties fo:border-bottom="0.0008in solid #000000" fo:border-left="0.0008in solid #000000" fo:border-right="none" fo:border-top="none" fo:background-color="#ccffff"/>
    </style:style>
    <number:number-style style:name="N43,15cel-scenario overview" style:volatile="true">
      <number:number number:min-integer-digits="1" number:decimal-places="0"/>
    </number:number-style>
    <style:style style:name="43,15cel-scenario overview" style:family="table-cell" style:parent-style-name="Default" style:data-style-name="N43,15cel-scenario overview">
      <style:table-cell-properties fo:border-bottom="0.0008in solid #000000" fo:border-left="none" fo:border-right="none" fo:border-top="none"/>
    </style:style>
    <style:style style:name="44,1cel-scenario overview" style:family="table-cell" style:parent-style-name="Default">
      <style:table-cell-properties fo:border-bottom="none" fo:border-left="0.0008in solid #000000" fo:border-right="none" fo:border-top="0.0008in solid #000000" fo:background-color="#99ccff"/>
      <style:text-properties fo:font-weight="bold"/>
    </style:style>
    <style:style style:name="44,2cel-scenario overview" style:family="table-cell" style:parent-style-name="Default">
      <style:table-cell-properties fo:border-bottom="none" fo:border-left="none" fo:border-right="none" fo:border-top="0.0008in solid #000000" fo:background-color="#99ccff"/>
    </style:style>
    <style:style style:name="44,19cel-scenario overview" style:family="table-cell" style:parent-style-name="Default">
      <style:table-cell-properties fo:border-bottom="none" fo:border-left="none" fo:border-right="none" fo:border-top="0.0008in solid #000000" fo:background-color="#99ccff"/>
      <style:paragraph-properties fo:text-align="center"/>
    </style:style>
    <style:style style:name="44,20cel-scenario overview" style:family="table-cell" style:parent-style-name="Default">
      <style:table-cell-properties fo:border-bottom="none" fo:border-left="none" fo:border-right="0.0008in solid #000000" fo:border-top="0.0008in solid #000000" fo:background-color="#99ccff"/>
    </style:style>
    <style:style style:name="45,1cel-scenario overview" style:family="table-cell" style:parent-style-name="Default">
      <style:table-cell-properties fo:border-bottom="none" fo:border-left="0.0008in solid #000000" fo:border-right="none" fo:border-top="none" fo:background-color="#99ccff"/>
    </style:style>
    <number:number-style style:name="N45,12cel-scenario overview" style:volatile="true">
      <number:number number:min-integer-digits="1" number:decimal-places="0"/>
    </number:number-style>
    <style:style style:name="45,12cel-scenario overview" style:family="table-cell" style:parent-style-name="Default" style:data-style-name="N45,12cel-scenario overview"/>
    <number:number-style style:name="N45,13cel-scenario overview" style:volatile="true">
      <number:number number:min-integer-digits="1" number:decimal-places="0"/>
    </number:number-style>
    <style:style style:name="45,13cel-scenario overview" style:family="table-cell" style:parent-style-name="Default" style:data-style-name="N45,13cel-scenario overview"/>
    <number:number-style style:name="N45,15cel-scenario overview" style:volatile="true">
      <number:number number:min-integer-digits="1" number:decimal-places="0"/>
    </number:number-style>
    <style:style style:name="45,15cel-scenario overview" style:family="table-cell" style:parent-style-name="Default" style:data-style-name="N45,15cel-scenario overview"/>
    <style:style style:name="47,1cel-scenario overview" style:family="table-cell" style:parent-style-name="Default">
      <style:table-cell-properties fo:border-bottom="0.0008in solid #000000" fo:border-left="0.0008in solid #000000" fo:border-right="none" fo:border-top="none" fo:background-color="#99ccff"/>
    </style:style>
    <number:number-style style:name="N47,13cel-scenario overview" style:volatile="true">
      <number:number number:min-integer-digits="1" number:decimal-places="0"/>
    </number:number-style>
    <style:style style:name="47,13cel-scenario overview" style:family="table-cell" style:parent-style-name="Default" style:data-style-name="N47,13cel-scenario overview">
      <style:table-cell-properties fo:border-bottom="0.0008in solid #000000" fo:border-left="none" fo:border-right="none" fo:border-top="none"/>
    </style:style>
    <number:number-style style:name="N47,15cel-scenario overview" style:volatile="true">
      <number:number number:min-integer-digits="1" number:decimal-places="0"/>
    </number:number-style>
    <style:style style:name="47,15cel-scenario overview" style:family="table-cell" style:parent-style-name="Default" style:data-style-name="N47,15cel-scenario overview">
      <style:table-cell-properties fo:border-bottom="0.0008in solid #000000" fo:border-left="none" fo:border-right="none" fo:border-top="none"/>
    </style:style>
    <style:style style:name="48,1cel-scenario overview" style:family="table-cell" style:parent-style-name="Default">
      <style:table-cell-properties fo:border-bottom="none" fo:border-left="0.0008in solid #000000" fo:border-right="none" fo:border-top="0.0008in solid #000000" fo:background-color="#cc99ff"/>
      <style:text-properties fo:font-weight="bold"/>
    </style:style>
    <style:style style:name="48,2cel-scenario overview" style:family="table-cell" style:parent-style-name="Default">
      <style:table-cell-properties fo:border-bottom="none" fo:border-left="none" fo:border-right="none" fo:border-top="0.0008in solid #000000" fo:background-color="#cc99ff"/>
    </style:style>
    <style:style style:name="48,19cel-scenario overview" style:family="table-cell" style:parent-style-name="Default">
      <style:table-cell-properties fo:border-bottom="none" fo:border-left="none" fo:border-right="none" fo:border-top="0.0008in solid #000000" fo:background-color="#cc99ff"/>
      <style:paragraph-properties fo:text-align="center"/>
    </style:style>
    <style:style style:name="48,20cel-scenario overview" style:family="table-cell" style:parent-style-name="Default">
      <style:table-cell-properties fo:border-bottom="none" fo:border-left="none" fo:border-right="0.0008in solid #000000" fo:border-top="0.0008in solid #000000" fo:background-color="#cc99ff"/>
    </style:style>
    <style:style style:name="49,1cel-scenario overview" style:family="table-cell" style:parent-style-name="Default">
      <style:table-cell-properties fo:border-bottom="none" fo:border-left="0.0008in solid #000000" fo:border-right="none" fo:border-top="none" fo:background-color="#cc99ff"/>
    </style:style>
    <number:number-style style:name="N49,12cel-scenario overview" style:volatile="true">
      <number:number number:min-integer-digits="1" number:decimal-places="0"/>
    </number:number-style>
    <style:style style:name="49,12cel-scenario overview" style:family="table-cell" style:parent-style-name="Default" style:data-style-name="N49,12cel-scenario overview"/>
    <number:number-style style:name="N49,13cel-scenario overview" style:volatile="true">
      <number:number number:min-integer-digits="1" number:decimal-places="0"/>
    </number:number-style>
    <style:style style:name="49,13cel-scenario overview" style:family="table-cell" style:parent-style-name="Default" style:data-style-name="N49,13cel-scenario overview"/>
    <number:number-style style:name="N49,14cel-scenario overview" style:volatile="true">
      <number:number number:min-integer-digits="1" number:decimal-places="0"/>
    </number:number-style>
    <style:style style:name="49,14cel-scenario overview" style:family="table-cell" style:parent-style-name="Default" style:data-style-name="N49,14cel-scenario overview"/>
    <number:number-style style:name="N49,15cel-scenario overview" style:volatile="true">
      <number:number number:min-integer-digits="1" number:decimal-places="0"/>
    </number:number-style>
    <style:style style:name="49,15cel-scenario overview" style:family="table-cell" style:parent-style-name="Default" style:data-style-name="N49,15cel-scenario overview"/>
    <style:style style:name="50,1cel-scenario overview" style:family="table-cell" style:parent-style-name="Default">
      <style:table-cell-properties fo:border-bottom="0.0008in solid #000000" fo:border-left="0.0008in solid #000000" fo:border-right="none" fo:border-top="none" fo:background-color="#cc99ff"/>
    </style:style>
    <number:number-style style:name="N50,9cel-scenario overview" style:volatile="true">
      <number:number number:min-integer-digits="1" number:decimal-places="0"/>
    </number:number-style>
    <style:style style:name="50,9cel-scenario overview" style:family="table-cell" style:parent-style-name="Default" style:data-style-name="N50,9cel-scenario overview">
      <style:table-cell-properties fo:border-bottom="0.0008in solid #000000" fo:border-left="none" fo:border-right="none" fo:border-top="none"/>
    </style:style>
    <number:number-style style:name="N50,12cel-scenario overview" style:volatile="true">
      <number:number number:min-integer-digits="1" number:decimal-places="0"/>
    </number:number-style>
    <style:style style:name="50,12cel-scenario overview" style:family="table-cell" style:parent-style-name="Default" style:data-style-name="N50,12cel-scenario overview">
      <style:table-cell-properties fo:border-bottom="0.0008in solid #000000" fo:border-left="none" fo:border-right="none" fo:border-top="none"/>
    </style:style>
    <number:number-style style:name="N50,13cel-scenario overview" style:volatile="true">
      <number:number number:min-integer-digits="1" number:decimal-places="0"/>
    </number:number-style>
    <style:style style:name="50,13cel-scenario overview" style:family="table-cell" style:parent-style-name="Default" style:data-style-name="N50,13cel-scenario overview">
      <style:table-cell-properties fo:border-bottom="0.0008in solid #000000" fo:border-left="none" fo:border-right="none" fo:border-top="none"/>
    </style:style>
    <number:number-style style:name="N50,15cel-scenario overview" style:volatile="true">
      <number:number number:min-integer-digits="1" number:decimal-places="0"/>
    </number:number-style>
    <style:style style:name="50,15cel-scenario overview" style:family="table-cell" style:parent-style-name="Default" style:data-style-name="N50,15cel-scenario overview">
      <style:table-cell-properties fo:border-bottom="0.0008in solid #000000" fo:border-left="none" fo:border-right="none" fo:border-top="none"/>
    </style:style>
    <style:style style:name="51,1cel-scenario overview" style:family="table-cell" style:parent-style-name="Default">
      <style:table-cell-properties fo:border-bottom="none" fo:border-left="0.0008in solid #000000" fo:border-right="none" fo:border-top="0.0008in solid #000000" fo:background-color="#c0c0c0"/>
      <style:text-properties fo:font-weight="bold"/>
    </style:style>
    <style:style style:name="51,2cel-scenario overview" style:family="table-cell" style:parent-style-name="Default">
      <style:table-cell-properties fo:border-bottom="none" fo:border-left="none" fo:border-right="none" fo:border-top="0.0008in solid #000000" fo:background-color="#c0c0c0"/>
    </style:style>
    <style:style style:name="51,19cel-scenario overview" style:family="table-cell" style:parent-style-name="Default">
      <style:table-cell-properties fo:border-bottom="none" fo:border-left="none" fo:border-right="none" fo:border-top="0.0008in solid #000000" fo:background-color="#c0c0c0"/>
      <style:paragraph-properties fo:text-align="center"/>
    </style:style>
    <style:style style:name="51,20cel-scenario overview" style:family="table-cell" style:parent-style-name="Default">
      <style:table-cell-properties fo:border-bottom="none" fo:border-left="none" fo:border-right="0.0008in solid #000000" fo:border-top="0.0008in solid #000000" fo:background-color="#c0c0c0"/>
    </style:style>
    <style:style style:name="52,1cel-scenario overview" style:family="table-cell" style:parent-style-name="Default">
      <style:table-cell-properties fo:border-bottom="none" fo:border-left="0.0008in solid #000000" fo:border-right="none" fo:border-top="none" fo:background-color="#c0c0c0"/>
    </style:style>
    <style:style style:name="53,1cel-scenario overview" style:family="table-cell" style:parent-style-name="Default">
      <style:table-cell-properties fo:background-color="#c0c0c0"/>
    </style:style>
    <number:number-style style:name="N53,10cel-scenario overview" style:volatile="true">
      <number:number number:min-integer-digits="1" number:decimal-places="0"/>
    </number:number-style>
    <style:style style:name="53,10cel-scenario overview" style:family="table-cell" style:parent-style-name="Default" style:data-style-name="N53,10cel-scenario overview"/>
    <number:number-style style:name="N53,12cel-scenario overview" style:volatile="true">
      <number:number number:min-integer-digits="1" number:decimal-places="0"/>
    </number:number-style>
    <style:style style:name="53,12cel-scenario overview" style:family="table-cell" style:parent-style-name="Default" style:data-style-name="N53,12cel-scenario overview"/>
    <number:number-style style:name="N53,13cel-scenario overview" style:volatile="true">
      <number:number number:min-integer-digits="1" number:decimal-places="0"/>
    </number:number-style>
    <style:style style:name="53,13cel-scenario overview" style:family="table-cell" style:parent-style-name="Default" style:data-style-name="N53,13cel-scenario overview"/>
    <number:number-style style:name="N53,14cel-scenario overview" style:volatile="true">
      <number:number number:min-integer-digits="1" number:decimal-places="0"/>
    </number:number-style>
    <style:style style:name="53,14cel-scenario overview" style:family="table-cell" style:parent-style-name="Default" style:data-style-name="N53,14cel-scenario overview"/>
    <number:number-style style:name="N54,10cel-scenario overview" style:volatile="true">
      <number:number number:min-integer-digits="1" number:decimal-places="0"/>
    </number:number-style>
    <style:style style:name="54,10cel-scenario overview" style:family="table-cell" style:parent-style-name="Default" style:data-style-name="N54,10cel-scenario overview"/>
    <number:number-style style:name="N54,12cel-scenario overview" style:volatile="true">
      <number:number number:min-integer-digits="1" number:decimal-places="0"/>
    </number:number-style>
    <style:style style:name="54,12cel-scenario overview" style:family="table-cell" style:parent-style-name="Default" style:data-style-name="N54,12cel-scenario overview"/>
    <number:number-style style:name="N54,13cel-scenario overview" style:volatile="true">
      <number:number number:min-integer-digits="1" number:decimal-places="0"/>
    </number:number-style>
    <style:style style:name="54,13cel-scenario overview" style:family="table-cell" style:parent-style-name="Default" style:data-style-name="N54,13cel-scenario overview"/>
    <number:number-style style:name="N54,14cel-scenario overview" style:volatile="true">
      <number:number number:min-integer-digits="1" number:decimal-places="0"/>
    </number:number-style>
    <style:style style:name="54,14cel-scenario overview" style:family="table-cell" style:parent-style-name="Default" style:data-style-name="N54,14cel-scenario overview"/>
    <number:number-style style:name="N55,14cel-scenario overview" style:volatile="true">
      <number:number number:min-integer-digits="1" number:decimal-places="0"/>
    </number:number-style>
    <style:style style:name="55,14cel-scenario overview" style:family="table-cell" style:parent-style-name="Default" style:data-style-name="N55,14cel-scenario overview"/>
    <style:style style:name="56,1cel-scenario overview" style:family="table-cell" style:parent-style-name="Default">
      <style:table-cell-properties fo:border-bottom="0.0008in solid #000000" fo:border-left="0.0008in solid #000000" fo:border-right="none" fo:border-top="none" fo:background-color="#c0c0c0"/>
    </style:style>
    <style:style style:name="57,2cel-scenario overview" style:family="table-cell" style:parent-style-name="Default">
      <style:table-cell-properties fo:border-bottom="none" fo:border-left="none" fo:border-right="none" fo:border-top="0.0008in solid #000000"/>
    </style:style>
    <style:style style:name="57,19cel-scenario overview" style:family="table-cell" style:parent-style-name="Default">
      <style:table-cell-properties fo:border-bottom="none" fo:border-left="none" fo:border-right="none" fo:border-top="0.0008in solid #000000"/>
      <style:paragraph-properties fo:text-align="center"/>
    </style:style>
    <number:number-style style:name="N58,10cel-scenario overview" style:volatile="true">
      <number:number number:min-integer-digits="1" number:decimal-places="0"/>
    </number:number-style>
    <style:style style:name="58,10cel-scenario overview" style:family="table-cell" style:parent-style-name="Default" style:data-style-name="N58,10cel-scenario overview"/>
    <number:number-style style:name="N58,12cel-scenario overview" style:volatile="true">
      <number:number number:min-integer-digits="1" number:decimal-places="0"/>
    </number:number-style>
    <style:style style:name="58,12cel-scenario overview" style:family="table-cell" style:parent-style-name="Default" style:data-style-name="N58,12cel-scenario overview"/>
    <number:number-style style:name="N58,13cel-scenario overview" style:volatile="true">
      <number:number number:min-integer-digits="1" number:decimal-places="0"/>
    </number:number-style>
    <style:style style:name="58,13cel-scenario overview" style:family="table-cell" style:parent-style-name="Default" style:data-style-name="N58,13cel-scenario overview"/>
    <number:number-style style:name="N58,14cel-scenario overview" style:volatile="true">
      <number:number number:min-integer-digits="1" number:decimal-places="0"/>
    </number:number-style>
    <style:style style:name="58,14cel-scenario overview" style:family="table-cell" style:parent-style-name="Default" style:data-style-name="N58,14cel-scenario overview"/>
    <number:number-style style:name="N59,10cel-scenario overview" style:volatile="true">
      <number:number number:min-integer-digits="1" number:decimal-places="0"/>
    </number:number-style>
    <style:style style:name="59,10cel-scenario overview" style:family="table-cell" style:parent-style-name="Default" style:data-style-name="N59,10cel-scenario overview"/>
    <number:number-style style:name="N59,12cel-scenario overview" style:volatile="true">
      <number:number number:min-integer-digits="1" number:decimal-places="0"/>
    </number:number-style>
    <style:style style:name="59,12cel-scenario overview" style:family="table-cell" style:parent-style-name="Default" style:data-style-name="N59,12cel-scenario overview"/>
    <number:number-style style:name="N59,13cel-scenario overview" style:volatile="true">
      <number:number number:min-integer-digits="1" number:decimal-places="0"/>
    </number:number-style>
    <style:style style:name="59,13cel-scenario overview" style:family="table-cell" style:parent-style-name="Default" style:data-style-name="N59,13cel-scenario overview"/>
    <number:number-style style:name="N59,14cel-scenario overview" style:volatile="true">
      <number:number number:min-integer-digits="1" number:decimal-places="0"/>
    </number:number-style>
    <style:style style:name="59,14cel-scenario overview" style:family="table-cell" style:parent-style-name="Default" style:data-style-name="N59,14cel-scenario overview"/>
    <number:number-style style:name="N60,10cel-scenario overview" style:volatile="true">
      <number:number number:min-integer-digits="1" number:decimal-places="0"/>
    </number:number-style>
    <style:style style:name="60,10cel-scenario overview" style:family="table-cell" style:parent-style-name="Default" style:data-style-name="N60,10cel-scenario overview"/>
    <number:number-style style:name="N60,12cel-scenario overview" style:volatile="true">
      <number:number number:min-integer-digits="1" number:decimal-places="0"/>
    </number:number-style>
    <style:style style:name="60,12cel-scenario overview" style:family="table-cell" style:parent-style-name="Default" style:data-style-name="N60,12cel-scenario overview"/>
    <number:number-style style:name="N60,13cel-scenario overview" style:volatile="true">
      <number:number number:min-integer-digits="1" number:decimal-places="0"/>
    </number:number-style>
    <style:style style:name="60,13cel-scenario overview" style:family="table-cell" style:parent-style-name="Default" style:data-style-name="N60,13cel-scenario overview"/>
    <number:number-style style:name="N60,14cel-scenario overview" style:volatile="true">
      <number:number number:min-integer-digits="1" number:decimal-places="0"/>
    </number:number-style>
    <style:style style:name="60,14cel-scenario overview" style:family="table-cell" style:parent-style-name="Default" style:data-style-name="N60,14cel-scenario overview"/>
    <number:number-style style:name="N61,10cel-scenario overview" style:volatile="true">
      <number:number number:min-integer-digits="1" number:decimal-places="0"/>
    </number:number-style>
    <style:style style:name="61,10cel-scenario overview" style:family="table-cell" style:parent-style-name="Default" style:data-style-name="N61,10cel-scenario overview"/>
    <number:number-style style:name="N61,12cel-scenario overview" style:volatile="true">
      <number:number number:min-integer-digits="1" number:decimal-places="0"/>
    </number:number-style>
    <style:style style:name="61,12cel-scenario overview" style:family="table-cell" style:parent-style-name="Default" style:data-style-name="N61,12cel-scenario overview"/>
    <number:number-style style:name="N61,13cel-scenario overview" style:volatile="true">
      <number:number number:min-integer-digits="1" number:decimal-places="0"/>
    </number:number-style>
    <style:style style:name="61,13cel-scenario overview" style:family="table-cell" style:parent-style-name="Default" style:data-style-name="N61,13cel-scenario overview"/>
    <number:number-style style:name="N61,14cel-scenario overview" style:volatile="true">
      <number:number number:min-integer-digits="1" number:decimal-places="0"/>
    </number:number-style>
    <style:style style:name="61,14cel-scenario overview" style:family="table-cell" style:parent-style-name="Default" style:data-style-name="N61,14cel-scenario overview"/>
    <number:number-style style:name="N62,10cel-scenario overview" style:volatile="true">
      <number:number number:min-integer-digits="1" number:decimal-places="0"/>
    </number:number-style>
    <style:style style:name="62,10cel-scenario overview" style:family="table-cell" style:parent-style-name="Default" style:data-style-name="N62,10cel-scenario overview"/>
    <number:number-style style:name="N62,12cel-scenario overview" style:volatile="true">
      <number:number number:min-integer-digits="1" number:decimal-places="0"/>
    </number:number-style>
    <style:style style:name="62,12cel-scenario overview" style:family="table-cell" style:parent-style-name="Default" style:data-style-name="N62,12cel-scenario overview"/>
    <number:number-style style:name="N62,13cel-scenario overview" style:volatile="true">
      <number:number number:min-integer-digits="1" number:decimal-places="0"/>
    </number:number-style>
    <style:style style:name="62,13cel-scenario overview" style:family="table-cell" style:parent-style-name="Default" style:data-style-name="N62,13cel-scenario overview"/>
    <number:number-style style:name="N62,14cel-scenario overview" style:volatile="true">
      <number:number number:min-integer-digits="1" number:decimal-places="0"/>
    </number:number-style>
    <style:style style:name="62,14cel-scenario overview" style:family="table-cell" style:parent-style-name="Default" style:data-style-name="N62,14cel-scenario overview"/>
    <number:number-style style:name="N63,10cel-scenario overview" style:volatile="true">
      <number:number number:min-integer-digits="1" number:decimal-places="0"/>
    </number:number-style>
    <style:style style:name="63,10cel-scenario overview" style:family="table-cell" style:parent-style-name="Default" style:data-style-name="N63,10cel-scenario overview"/>
    <number:number-style style:name="N63,12cel-scenario overview" style:volatile="true">
      <number:number number:min-integer-digits="1" number:decimal-places="0"/>
    </number:number-style>
    <style:style style:name="63,12cel-scenario overview" style:family="table-cell" style:parent-style-name="Default" style:data-style-name="N63,12cel-scenario overview"/>
    <number:number-style style:name="N63,13cel-scenario overview" style:volatile="true">
      <number:number number:min-integer-digits="1" number:decimal-places="0"/>
    </number:number-style>
    <style:style style:name="63,13cel-scenario overview" style:family="table-cell" style:parent-style-name="Default" style:data-style-name="N63,13cel-scenario overview"/>
    <number:number-style style:name="N63,14cel-scenario overview" style:volatile="true">
      <number:number number:min-integer-digits="1" number:decimal-places="0"/>
    </number:number-style>
    <style:style style:name="63,14cel-scenario overview" style:family="table-cell" style:parent-style-name="Default" style:data-style-name="N63,14cel-scenario overview"/>
    <number:number-style style:name="N64,10cel-scenario overview" style:volatile="true">
      <number:number number:min-integer-digits="1" number:decimal-places="0"/>
    </number:number-style>
    <style:style style:name="64,10cel-scenario overview" style:family="table-cell" style:parent-style-name="Default" style:data-style-name="N64,10cel-scenario overview"/>
    <number:number-style style:name="N64,12cel-scenario overview" style:volatile="true">
      <number:number number:min-integer-digits="1" number:decimal-places="0"/>
    </number:number-style>
    <style:style style:name="64,12cel-scenario overview" style:family="table-cell" style:parent-style-name="Default" style:data-style-name="N64,12cel-scenario overview"/>
    <number:number-style style:name="N64,13cel-scenario overview" style:volatile="true">
      <number:number number:min-integer-digits="1" number:decimal-places="0"/>
    </number:number-style>
    <style:style style:name="64,13cel-scenario overview" style:family="table-cell" style:parent-style-name="Default" style:data-style-name="N64,13cel-scenario overview"/>
    <number:number-style style:name="N64,14cel-scenario overview" style:volatile="true">
      <number:number number:min-integer-digits="1" number:decimal-places="0"/>
    </number:number-style>
    <style:style style:name="64,14cel-scenario overview" style:family="table-cell" style:parent-style-name="Default" style:data-style-name="N64,14cel-scenario overview"/>
    <number:number-style style:name="N65,10cel-scenario overview" style:volatile="true">
      <number:number number:min-integer-digits="1" number:decimal-places="0"/>
    </number:number-style>
    <style:style style:name="65,10cel-scenario overview" style:family="table-cell" style:parent-style-name="Default" style:data-style-name="N65,10cel-scenario overview"/>
    <number:number-style style:name="N65,12cel-scenario overview" style:volatile="true">
      <number:number number:min-integer-digits="1" number:decimal-places="0"/>
    </number:number-style>
    <style:style style:name="65,12cel-scenario overview" style:family="table-cell" style:parent-style-name="Default" style:data-style-name="N65,12cel-scenario overview"/>
    <number:number-style style:name="N65,13cel-scenario overview" style:volatile="true">
      <number:number number:min-integer-digits="1" number:decimal-places="0"/>
    </number:number-style>
    <style:style style:name="65,13cel-scenario overview" style:family="table-cell" style:parent-style-name="Default" style:data-style-name="N65,13cel-scenario overview"/>
    <number:number-style style:name="N65,14cel-scenario overview" style:volatile="true">
      <number:number number:min-integer-digits="1" number:decimal-places="0"/>
    </number:number-style>
    <style:style style:name="65,14cel-scenario overview" style:family="table-cell" style:parent-style-name="Default" style:data-style-name="N65,14cel-scenario overview"/>
    <number:number-style style:name="N66,10cel-scenario overview" style:volatile="true">
      <number:number number:min-integer-digits="1" number:decimal-places="0"/>
    </number:number-style>
    <style:style style:name="66,10cel-scenario overview" style:family="table-cell" style:parent-style-name="Default" style:data-style-name="N66,10cel-scenario overview"/>
    <number:number-style style:name="N66,12cel-scenario overview" style:volatile="true">
      <number:number number:min-integer-digits="1" number:decimal-places="0"/>
    </number:number-style>
    <style:style style:name="66,12cel-scenario overview" style:family="table-cell" style:parent-style-name="Default" style:data-style-name="N66,12cel-scenario overview"/>
    <number:number-style style:name="N66,13cel-scenario overview" style:volatile="true">
      <number:number number:min-integer-digits="1" number:decimal-places="0"/>
    </number:number-style>
    <style:style style:name="66,13cel-scenario overview" style:family="table-cell" style:parent-style-name="Default" style:data-style-name="N66,13cel-scenario overview"/>
    <number:number-style style:name="N66,14cel-scenario overview" style:volatile="true">
      <number:number number:min-integer-digits="1" number:decimal-places="0"/>
    </number:number-style>
    <style:style style:name="66,14cel-scenario overview" style:family="table-cell" style:parent-style-name="Default" style:data-style-name="N66,14cel-scenario overview"/>
    <number:number-style style:name="N67,10cel-scenario overview" style:volatile="true">
      <number:number number:min-integer-digits="1" number:decimal-places="0"/>
    </number:number-style>
    <style:style style:name="67,10cel-scenario overview" style:family="table-cell" style:parent-style-name="Default" style:data-style-name="N67,10cel-scenario overview"/>
    <number:number-style style:name="N67,12cel-scenario overview" style:volatile="true">
      <number:number number:min-integer-digits="1" number:decimal-places="0"/>
    </number:number-style>
    <style:style style:name="67,12cel-scenario overview" style:family="table-cell" style:parent-style-name="Default" style:data-style-name="N67,12cel-scenario overview"/>
    <number:number-style style:name="N67,13cel-scenario overview" style:volatile="true">
      <number:number number:min-integer-digits="1" number:decimal-places="0"/>
    </number:number-style>
    <style:style style:name="67,13cel-scenario overview" style:family="table-cell" style:parent-style-name="Default" style:data-style-name="N67,13cel-scenario overview"/>
    <number:number-style style:name="N67,14cel-scenario overview" style:volatile="true">
      <number:number number:min-integer-digits="1" number:decimal-places="0"/>
    </number:number-style>
    <style:style style:name="67,14cel-scenario overview" style:family="table-cell" style:parent-style-name="Default" style:data-style-name="N67,14cel-scenario overview"/>
    <number:number-style style:name="N68,10cel-scenario overview" style:volatile="true">
      <number:number number:min-integer-digits="1" number:decimal-places="0"/>
    </number:number-style>
    <style:style style:name="68,10cel-scenario overview" style:family="table-cell" style:parent-style-name="Default" style:data-style-name="N68,10cel-scenario overview"/>
    <number:number-style style:name="N68,12cel-scenario overview" style:volatile="true">
      <number:number number:min-integer-digits="1" number:decimal-places="0"/>
    </number:number-style>
    <style:style style:name="68,12cel-scenario overview" style:family="table-cell" style:parent-style-name="Default" style:data-style-name="N68,12cel-scenario overview"/>
    <number:number-style style:name="N68,13cel-scenario overview" style:volatile="true">
      <number:number number:min-integer-digits="1" number:decimal-places="0"/>
    </number:number-style>
    <style:style style:name="68,13cel-scenario overview" style:family="table-cell" style:parent-style-name="Default" style:data-style-name="N68,13cel-scenario overview"/>
    <number:number-style style:name="N68,14cel-scenario overview" style:volatile="true">
      <number:number number:min-integer-digits="1" number:decimal-places="0"/>
    </number:number-style>
    <style:style style:name="68,14cel-scenario overview" style:family="table-cell" style:parent-style-name="Default" style:data-style-name="N68,14cel-scenario overview"/>
    <number:number-style style:name="N69,10cel-scenario overview" style:volatile="true">
      <number:number number:min-integer-digits="1" number:decimal-places="0"/>
    </number:number-style>
    <style:style style:name="69,10cel-scenario overview" style:family="table-cell" style:parent-style-name="Default" style:data-style-name="N69,10cel-scenario overview"/>
    <number:number-style style:name="N69,12cel-scenario overview" style:volatile="true">
      <number:number number:min-integer-digits="1" number:decimal-places="0"/>
    </number:number-style>
    <style:style style:name="69,12cel-scenario overview" style:family="table-cell" style:parent-style-name="Default" style:data-style-name="N69,12cel-scenario overview"/>
    <number:number-style style:name="N69,13cel-scenario overview" style:volatile="true">
      <number:number number:min-integer-digits="1" number:decimal-places="0"/>
    </number:number-style>
    <style:style style:name="69,13cel-scenario overview" style:family="table-cell" style:parent-style-name="Default" style:data-style-name="N69,13cel-scenario overview"/>
    <number:number-style style:name="N69,14cel-scenario overview" style:volatile="true">
      <number:number number:min-integer-digits="1" number:decimal-places="0"/>
    </number:number-style>
    <style:style style:name="69,14cel-scenario overview" style:family="table-cell" style:parent-style-name="Default" style:data-style-name="N69,14cel-scenario overview"/>
    <number:number-style style:name="N70,10cel-scenario overview" style:volatile="true">
      <number:number number:min-integer-digits="1" number:decimal-places="0"/>
    </number:number-style>
    <style:style style:name="70,10cel-scenario overview" style:family="table-cell" style:parent-style-name="Default" style:data-style-name="N70,10cel-scenario overview"/>
    <number:number-style style:name="N70,12cel-scenario overview" style:volatile="true">
      <number:number number:min-integer-digits="1" number:decimal-places="0"/>
    </number:number-style>
    <style:style style:name="70,12cel-scenario overview" style:family="table-cell" style:parent-style-name="Default" style:data-style-name="N70,12cel-scenario overview"/>
    <number:number-style style:name="N70,13cel-scenario overview" style:volatile="true">
      <number:number number:min-integer-digits="1" number:decimal-places="0"/>
    </number:number-style>
    <style:style style:name="70,13cel-scenario overview" style:family="table-cell" style:parent-style-name="Default" style:data-style-name="N70,13cel-scenario overview"/>
    <number:number-style style:name="N70,14cel-scenario overview" style:volatile="true">
      <number:number number:min-integer-digits="1" number:decimal-places="0"/>
    </number:number-style>
    <style:style style:name="70,14cel-scenario overview" style:family="table-cell" style:parent-style-name="Default" style:data-style-name="N70,14cel-scenario overview"/>
    <number:number-style style:name="N71,10cel-scenario overview" style:volatile="true">
      <number:number number:min-integer-digits="1" number:decimal-places="0"/>
    </number:number-style>
    <style:style style:name="71,10cel-scenario overview" style:family="table-cell" style:parent-style-name="Default" style:data-style-name="N71,10cel-scenario overview"/>
    <number:number-style style:name="N71,12cel-scenario overview" style:volatile="true">
      <number:number number:min-integer-digits="1" number:decimal-places="0"/>
    </number:number-style>
    <style:style style:name="71,12cel-scenario overview" style:family="table-cell" style:parent-style-name="Default" style:data-style-name="N71,12cel-scenario overview"/>
    <number:number-style style:name="N71,13cel-scenario overview" style:volatile="true">
      <number:number number:min-integer-digits="1" number:decimal-places="0"/>
    </number:number-style>
    <style:style style:name="71,13cel-scenario overview" style:family="table-cell" style:parent-style-name="Default" style:data-style-name="N71,13cel-scenario overview"/>
    <number:number-style style:name="N71,14cel-scenario overview" style:volatile="true">
      <number:number number:min-integer-digits="1" number:decimal-places="0"/>
    </number:number-style>
    <style:style style:name="71,14cel-scenario overview" style:family="table-cell" style:parent-style-name="Default" style:data-style-name="N71,14cel-scenario overview"/>
    <number:number-style style:name="N72,10cel-scenario overview" style:volatile="true">
      <number:number number:min-integer-digits="1" number:decimal-places="0"/>
    </number:number-style>
    <style:style style:name="72,10cel-scenario overview" style:family="table-cell" style:parent-style-name="Default" style:data-style-name="N72,10cel-scenario overview"/>
    <number:number-style style:name="N72,12cel-scenario overview" style:volatile="true">
      <number:number number:min-integer-digits="1" number:decimal-places="0"/>
    </number:number-style>
    <style:style style:name="72,12cel-scenario overview" style:family="table-cell" style:parent-style-name="Default" style:data-style-name="N72,12cel-scenario overview"/>
    <number:number-style style:name="N72,13cel-scenario overview" style:volatile="true">
      <number:number number:min-integer-digits="1" number:decimal-places="0"/>
    </number:number-style>
    <style:style style:name="72,13cel-scenario overview" style:family="table-cell" style:parent-style-name="Default" style:data-style-name="N72,13cel-scenario overview"/>
    <number:number-style style:name="N72,14cel-scenario overview" style:volatile="true">
      <number:number number:min-integer-digits="1" number:decimal-places="0"/>
    </number:number-style>
    <style:style style:name="72,14cel-scenario overview" style:family="table-cell" style:parent-style-name="Default" style:data-style-name="N72,14cel-scenario overview"/>
    <number:number-style style:name="N73,10cel-scenario overview" style:volatile="true">
      <number:number number:min-integer-digits="1" number:decimal-places="0"/>
    </number:number-style>
    <style:style style:name="73,10cel-scenario overview" style:family="table-cell" style:parent-style-name="Default" style:data-style-name="N73,10cel-scenario overview"/>
    <number:number-style style:name="N73,12cel-scenario overview" style:volatile="true">
      <number:number number:min-integer-digits="1" number:decimal-places="0"/>
    </number:number-style>
    <style:style style:name="73,12cel-scenario overview" style:family="table-cell" style:parent-style-name="Default" style:data-style-name="N73,12cel-scenario overview"/>
    <number:number-style style:name="N73,13cel-scenario overview" style:volatile="true">
      <number:number number:min-integer-digits="1" number:decimal-places="0"/>
    </number:number-style>
    <style:style style:name="73,13cel-scenario overview" style:family="table-cell" style:parent-style-name="Default" style:data-style-name="N73,13cel-scenario overview"/>
    <number:number-style style:name="N73,14cel-scenario overview" style:volatile="true">
      <number:number number:min-integer-digits="1" number:decimal-places="0"/>
    </number:number-style>
    <style:style style:name="73,14cel-scenario overview" style:family="table-cell" style:parent-style-name="Default" style:data-style-name="N73,14cel-scenario overview"/>
    <number:number-style style:name="N74,10cel-scenario overview" style:volatile="true">
      <number:number number:min-integer-digits="1" number:decimal-places="0"/>
    </number:number-style>
    <style:style style:name="74,10cel-scenario overview" style:family="table-cell" style:parent-style-name="Default" style:data-style-name="N74,10cel-scenario overview"/>
    <number:number-style style:name="N74,12cel-scenario overview" style:volatile="true">
      <number:number number:min-integer-digits="1" number:decimal-places="0"/>
    </number:number-style>
    <style:style style:name="74,12cel-scenario overview" style:family="table-cell" style:parent-style-name="Default" style:data-style-name="N74,12cel-scenario overview"/>
    <number:number-style style:name="N74,13cel-scenario overview" style:volatile="true">
      <number:number number:min-integer-digits="1" number:decimal-places="0"/>
    </number:number-style>
    <style:style style:name="74,13cel-scenario overview" style:family="table-cell" style:parent-style-name="Default" style:data-style-name="N74,13cel-scenario overview"/>
    <number:number-style style:name="N74,14cel-scenario overview" style:volatile="true">
      <number:number number:min-integer-digits="1" number:decimal-places="0"/>
    </number:number-style>
    <style:style style:name="74,14cel-scenario overview" style:family="table-cell" style:parent-style-name="Default" style:data-style-name="N74,14cel-scenario overview"/>
    <number:number-style style:name="N75,10cel-scenario overview" style:volatile="true">
      <number:number number:min-integer-digits="1" number:decimal-places="0"/>
    </number:number-style>
    <style:style style:name="75,10cel-scenario overview" style:family="table-cell" style:parent-style-name="Default" style:data-style-name="N75,10cel-scenario overview"/>
    <number:number-style style:name="N75,12cel-scenario overview" style:volatile="true">
      <number:number number:min-integer-digits="1" number:decimal-places="0"/>
    </number:number-style>
    <style:style style:name="75,12cel-scenario overview" style:family="table-cell" style:parent-style-name="Default" style:data-style-name="N75,12cel-scenario overview"/>
    <number:number-style style:name="N75,13cel-scenario overview" style:volatile="true">
      <number:number number:min-integer-digits="1" number:decimal-places="0"/>
    </number:number-style>
    <style:style style:name="75,13cel-scenario overview" style:family="table-cell" style:parent-style-name="Default" style:data-style-name="N75,13cel-scenario overview"/>
    <number:number-style style:name="N75,14cel-scenario overview" style:volatile="true">
      <number:number number:min-integer-digits="1" number:decimal-places="0"/>
    </number:number-style>
    <style:style style:name="75,14cel-scenario overview" style:family="table-cell" style:parent-style-name="Default" style:data-style-name="N75,14cel-scenario overview"/>
    <style:style style:name="76,1cel-scenario overview" style:family="table-cell" style:parent-style-name="Default">
      <style:table-cell-properties fo:border-bottom="none" fo:border-left="0.0008in solid #000000" fo:border-right="none" fo:border-top="none" fo:background-color="#dddddd"/>
      <style:text-properties fo:font-weight="bold"/>
    </style:style>
    <style:style style:name="76,2cel-scenario overview" style:family="table-cell" style:parent-style-name="Default">
      <style:table-cell-properties fo:background-color="#dddddd"/>
    </style:style>
    <style:style style:name="76,19cel-scenario overview" style:family="table-cell" style:parent-style-name="Default">
      <style:table-cell-properties fo:background-color="#dddddd"/>
      <style:paragraph-properties fo:text-align="center"/>
    </style:style>
    <style:style style:name="76,20cel-scenario overview" style:family="table-cell" style:parent-style-name="Default">
      <style:table-cell-properties fo:border-bottom="none" fo:border-left="none" fo:border-right="0.0008in solid #000000" fo:border-top="none" fo:background-color="#dddddd"/>
    </style:style>
    <number:number-style style:name="N77,10cel-scenario overview" style:volatile="true">
      <number:number number:min-integer-digits="1" number:decimal-places="0"/>
    </number:number-style>
    <style:style style:name="77,10cel-scenario overview" style:family="table-cell" style:parent-style-name="Default" style:data-style-name="N77,10cel-scenario overview"/>
    <number:number-style style:name="N77,12cel-scenario overview" style:volatile="true">
      <number:number number:min-integer-digits="1" number:decimal-places="0"/>
    </number:number-style>
    <style:style style:name="77,12cel-scenario overview" style:family="table-cell" style:parent-style-name="Default" style:data-style-name="N77,12cel-scenario overview"/>
    <number:number-style style:name="N77,13cel-scenario overview" style:volatile="true">
      <number:number number:min-integer-digits="1" number:decimal-places="0"/>
    </number:number-style>
    <style:style style:name="77,13cel-scenario overview" style:family="table-cell" style:parent-style-name="Default" style:data-style-name="N77,13cel-scenario overview"/>
    <number:number-style style:name="N77,14cel-scenario overview" style:volatile="true">
      <number:number number:min-integer-digits="1" number:decimal-places="0"/>
    </number:number-style>
    <style:style style:name="77,14cel-scenario overview" style:family="table-cell" style:parent-style-name="Default" style:data-style-name="N77,14cel-scenario overview"/>
    <number:number-style style:name="N78,10cel-scenario overview" style:volatile="true">
      <number:number number:min-integer-digits="1" number:decimal-places="0"/>
    </number:number-style>
    <style:style style:name="78,10cel-scenario overview" style:family="table-cell" style:parent-style-name="Default" style:data-style-name="N78,10cel-scenario overview"/>
    <number:number-style style:name="N78,12cel-scenario overview" style:volatile="true">
      <number:number number:min-integer-digits="1" number:decimal-places="0"/>
    </number:number-style>
    <style:style style:name="78,12cel-scenario overview" style:family="table-cell" style:parent-style-name="Default" style:data-style-name="N78,12cel-scenario overview"/>
    <number:number-style style:name="N78,13cel-scenario overview" style:volatile="true">
      <number:number number:min-integer-digits="1" number:decimal-places="0"/>
    </number:number-style>
    <style:style style:name="78,13cel-scenario overview" style:family="table-cell" style:parent-style-name="Default" style:data-style-name="N78,13cel-scenario overview"/>
    <number:number-style style:name="N78,14cel-scenario overview" style:volatile="true">
      <number:number number:min-integer-digits="1" number:decimal-places="0"/>
    </number:number-style>
    <style:style style:name="78,14cel-scenario overview" style:family="table-cell" style:parent-style-name="Default" style:data-style-name="N78,14cel-scenario overview"/>
    <number:number-style style:name="N79,10cel-scenario overview" style:volatile="true">
      <number:number number:min-integer-digits="1" number:decimal-places="0"/>
    </number:number-style>
    <style:style style:name="79,10cel-scenario overview" style:family="table-cell" style:parent-style-name="Default" style:data-style-name="N79,10cel-scenario overview"/>
    <number:number-style style:name="N79,12cel-scenario overview" style:volatile="true">
      <number:number number:min-integer-digits="1" number:decimal-places="0"/>
    </number:number-style>
    <style:style style:name="79,12cel-scenario overview" style:family="table-cell" style:parent-style-name="Default" style:data-style-name="N79,12cel-scenario overview"/>
    <number:number-style style:name="N79,13cel-scenario overview" style:volatile="true">
      <number:number number:min-integer-digits="1" number:decimal-places="0"/>
    </number:number-style>
    <style:style style:name="79,13cel-scenario overview" style:family="table-cell" style:parent-style-name="Default" style:data-style-name="N79,13cel-scenario overview"/>
    <number:number-style style:name="N79,14cel-scenario overview" style:volatile="true">
      <number:number number:min-integer-digits="1" number:decimal-places="0"/>
    </number:number-style>
    <style:style style:name="79,14cel-scenario overview" style:family="table-cell" style:parent-style-name="Default" style:data-style-name="N79,14cel-scenario overview"/>
    <number:number-style style:name="N80,10cel-scenario overview" style:volatile="true">
      <number:number number:min-integer-digits="1" number:decimal-places="0"/>
    </number:number-style>
    <style:style style:name="80,10cel-scenario overview" style:family="table-cell" style:parent-style-name="Default" style:data-style-name="N80,10cel-scenario overview"/>
    <number:number-style style:name="N80,12cel-scenario overview" style:volatile="true">
      <number:number number:min-integer-digits="1" number:decimal-places="0"/>
    </number:number-style>
    <style:style style:name="80,12cel-scenario overview" style:family="table-cell" style:parent-style-name="Default" style:data-style-name="N80,12cel-scenario overview"/>
    <number:number-style style:name="N80,13cel-scenario overview" style:volatile="true">
      <number:number number:min-integer-digits="1" number:decimal-places="0"/>
    </number:number-style>
    <style:style style:name="80,13cel-scenario overview" style:family="table-cell" style:parent-style-name="Default" style:data-style-name="N80,13cel-scenario overview"/>
    <number:number-style style:name="N80,14cel-scenario overview" style:volatile="true">
      <number:number number:min-integer-digits="1" number:decimal-places="0"/>
    </number:number-style>
    <style:style style:name="80,14cel-scenario overview" style:family="table-cell" style:parent-style-name="Default" style:data-style-name="N80,14cel-scenario overview"/>
    <number:number-style style:name="N81,10cel-scenario overview" style:volatile="true">
      <number:number number:min-integer-digits="1" number:decimal-places="0"/>
    </number:number-style>
    <style:style style:name="81,10cel-scenario overview" style:family="table-cell" style:parent-style-name="Default" style:data-style-name="N81,10cel-scenario overview"/>
    <number:number-style style:name="N81,12cel-scenario overview" style:volatile="true">
      <number:number number:min-integer-digits="1" number:decimal-places="0"/>
    </number:number-style>
    <style:style style:name="81,12cel-scenario overview" style:family="table-cell" style:parent-style-name="Default" style:data-style-name="N81,12cel-scenario overview"/>
    <number:number-style style:name="N81,13cel-scenario overview" style:volatile="true">
      <number:number number:min-integer-digits="1" number:decimal-places="0"/>
    </number:number-style>
    <style:style style:name="81,13cel-scenario overview" style:family="table-cell" style:parent-style-name="Default" style:data-style-name="N81,13cel-scenario overview"/>
    <number:number-style style:name="N81,14cel-scenario overview" style:volatile="true">
      <number:number number:min-integer-digits="1" number:decimal-places="0"/>
    </number:number-style>
    <style:style style:name="81,14cel-scenario overview" style:family="table-cell" style:parent-style-name="Default" style:data-style-name="N81,14cel-scenario overview"/>
    <number:number-style style:name="N82,10cel-scenario overview" style:volatile="true">
      <number:number number:min-integer-digits="1" number:decimal-places="0"/>
    </number:number-style>
    <style:style style:name="82,10cel-scenario overview" style:family="table-cell" style:parent-style-name="Default" style:data-style-name="N82,10cel-scenario overview"/>
    <number:number-style style:name="N82,12cel-scenario overview" style:volatile="true">
      <number:number number:min-integer-digits="1" number:decimal-places="0"/>
    </number:number-style>
    <style:style style:name="82,12cel-scenario overview" style:family="table-cell" style:parent-style-name="Default" style:data-style-name="N82,12cel-scenario overview"/>
    <number:number-style style:name="N82,13cel-scenario overview" style:volatile="true">
      <number:number number:min-integer-digits="1" number:decimal-places="0"/>
    </number:number-style>
    <style:style style:name="82,13cel-scenario overview" style:family="table-cell" style:parent-style-name="Default" style:data-style-name="N82,13cel-scenario overview"/>
    <number:number-style style:name="N82,14cel-scenario overview" style:volatile="true">
      <number:number number:min-integer-digits="1" number:decimal-places="0"/>
    </number:number-style>
    <style:style style:name="82,14cel-scenario overview" style:family="table-cell" style:parent-style-name="Default" style:data-style-name="N82,14cel-scenario overview"/>
    <number:number-style style:name="N83,10cel-scenario overview" style:volatile="true">
      <number:number number:min-integer-digits="1" number:decimal-places="0"/>
    </number:number-style>
    <style:style style:name="83,10cel-scenario overview" style:family="table-cell" style:parent-style-name="Default" style:data-style-name="N83,10cel-scenario overview"/>
    <number:number-style style:name="N83,12cel-scenario overview" style:volatile="true">
      <number:number number:min-integer-digits="1" number:decimal-places="0"/>
    </number:number-style>
    <style:style style:name="83,12cel-scenario overview" style:family="table-cell" style:parent-style-name="Default" style:data-style-name="N83,12cel-scenario overview"/>
    <number:number-style style:name="N83,13cel-scenario overview" style:volatile="true">
      <number:number number:min-integer-digits="1" number:decimal-places="0"/>
    </number:number-style>
    <style:style style:name="83,13cel-scenario overview" style:family="table-cell" style:parent-style-name="Default" style:data-style-name="N83,13cel-scenario overview"/>
    <number:number-style style:name="N83,14cel-scenario overview" style:volatile="true">
      <number:number number:min-integer-digits="1" number:decimal-places="0"/>
    </number:number-style>
    <style:style style:name="83,14cel-scenario overview" style:family="table-cell" style:parent-style-name="Default" style:data-style-name="N83,14cel-scenario overview"/>
    <number:number-style style:name="N84,10cel-scenario overview" style:volatile="true">
      <number:number number:min-integer-digits="1" number:decimal-places="0"/>
    </number:number-style>
    <style:style style:name="84,10cel-scenario overview" style:family="table-cell" style:parent-style-name="Default" style:data-style-name="N84,10cel-scenario overview"/>
    <number:number-style style:name="N84,12cel-scenario overview" style:volatile="true">
      <number:number number:min-integer-digits="1" number:decimal-places="0"/>
    </number:number-style>
    <style:style style:name="84,12cel-scenario overview" style:family="table-cell" style:parent-style-name="Default" style:data-style-name="N84,12cel-scenario overview"/>
    <number:number-style style:name="N84,13cel-scenario overview" style:volatile="true">
      <number:number number:min-integer-digits="1" number:decimal-places="0"/>
    </number:number-style>
    <style:style style:name="84,13cel-scenario overview" style:family="table-cell" style:parent-style-name="Default" style:data-style-name="N84,13cel-scenario overview"/>
    <number:number-style style:name="N84,14cel-scenario overview" style:volatile="true">
      <number:number number:min-integer-digits="1" number:decimal-places="0"/>
    </number:number-style>
    <style:style style:name="84,14cel-scenario overview" style:family="table-cell" style:parent-style-name="Default" style:data-style-name="N84,14cel-scenario overview"/>
    <number:number-style style:name="N85,10cel-scenario overview" style:volatile="true">
      <number:number number:min-integer-digits="1" number:decimal-places="0"/>
    </number:number-style>
    <style:style style:name="85,10cel-scenario overview" style:family="table-cell" style:parent-style-name="Default" style:data-style-name="N85,10cel-scenario overview"/>
    <number:number-style style:name="N85,12cel-scenario overview" style:volatile="true">
      <number:number number:min-integer-digits="1" number:decimal-places="0"/>
    </number:number-style>
    <style:style style:name="85,12cel-scenario overview" style:family="table-cell" style:parent-style-name="Default" style:data-style-name="N85,12cel-scenario overview"/>
    <number:number-style style:name="N85,13cel-scenario overview" style:volatile="true">
      <number:number number:min-integer-digits="1" number:decimal-places="0"/>
    </number:number-style>
    <style:style style:name="85,13cel-scenario overview" style:family="table-cell" style:parent-style-name="Default" style:data-style-name="N85,13cel-scenario overview"/>
    <number:number-style style:name="N85,14cel-scenario overview" style:volatile="true">
      <number:number number:min-integer-digits="1" number:decimal-places="0"/>
    </number:number-style>
    <style:style style:name="85,14cel-scenario overview" style:family="table-cell" style:parent-style-name="Default" style:data-style-name="N85,14cel-scenario overview"/>
    <number:number-style style:name="N86,10cel-scenario overview" style:volatile="true">
      <number:number number:min-integer-digits="1" number:decimal-places="0"/>
    </number:number-style>
    <style:style style:name="86,10cel-scenario overview" style:family="table-cell" style:parent-style-name="Default" style:data-style-name="N86,10cel-scenario overview"/>
    <number:number-style style:name="N86,12cel-scenario overview" style:volatile="true">
      <number:number number:min-integer-digits="1" number:decimal-places="0"/>
    </number:number-style>
    <style:style style:name="86,12cel-scenario overview" style:family="table-cell" style:parent-style-name="Default" style:data-style-name="N86,12cel-scenario overview"/>
    <number:number-style style:name="N86,13cel-scenario overview" style:volatile="true">
      <number:number number:min-integer-digits="1" number:decimal-places="0"/>
    </number:number-style>
    <style:style style:name="86,13cel-scenario overview" style:family="table-cell" style:parent-style-name="Default" style:data-style-name="N86,13cel-scenario overview"/>
    <number:number-style style:name="N86,14cel-scenario overview" style:volatile="true">
      <number:number number:min-integer-digits="1" number:decimal-places="0"/>
    </number:number-style>
    <style:style style:name="86,14cel-scenario overview" style:family="table-cell" style:parent-style-name="Default" style:data-style-name="N86,14cel-scenario overview"/>
    <number:number-style style:name="N87,10cel-scenario overview" style:volatile="true">
      <number:number number:min-integer-digits="1" number:decimal-places="0"/>
    </number:number-style>
    <style:style style:name="87,10cel-scenario overview" style:family="table-cell" style:parent-style-name="Default" style:data-style-name="N87,10cel-scenario overview"/>
    <number:number-style style:name="N87,12cel-scenario overview" style:volatile="true">
      <number:number number:min-integer-digits="1" number:decimal-places="0"/>
    </number:number-style>
    <style:style style:name="87,12cel-scenario overview" style:family="table-cell" style:parent-style-name="Default" style:data-style-name="N87,12cel-scenario overview"/>
    <number:number-style style:name="N87,13cel-scenario overview" style:volatile="true">
      <number:number number:min-integer-digits="1" number:decimal-places="0"/>
    </number:number-style>
    <style:style style:name="87,13cel-scenario overview" style:family="table-cell" style:parent-style-name="Default" style:data-style-name="N87,13cel-scenario overview"/>
    <number:number-style style:name="N87,14cel-scenario overview" style:volatile="true">
      <number:number number:min-integer-digits="1" number:decimal-places="0"/>
    </number:number-style>
    <style:style style:name="87,14cel-scenario overview" style:family="table-cell" style:parent-style-name="Default" style:data-style-name="N87,14cel-scenario overview"/>
    <number:number-style style:name="N88,10cel-scenario overview" style:volatile="true">
      <number:number number:min-integer-digits="1" number:decimal-places="0"/>
    </number:number-style>
    <style:style style:name="88,10cel-scenario overview" style:family="table-cell" style:parent-style-name="Default" style:data-style-name="N88,10cel-scenario overview"/>
    <number:number-style style:name="N88,12cel-scenario overview" style:volatile="true">
      <number:number number:min-integer-digits="1" number:decimal-places="0"/>
    </number:number-style>
    <style:style style:name="88,12cel-scenario overview" style:family="table-cell" style:parent-style-name="Default" style:data-style-name="N88,12cel-scenario overview"/>
    <number:number-style style:name="N88,13cel-scenario overview" style:volatile="true">
      <number:number number:min-integer-digits="1" number:decimal-places="0"/>
    </number:number-style>
    <style:style style:name="88,13cel-scenario overview" style:family="table-cell" style:parent-style-name="Default" style:data-style-name="N88,13cel-scenario overview"/>
    <number:number-style style:name="N88,14cel-scenario overview" style:volatile="true">
      <number:number number:min-integer-digits="1" number:decimal-places="0"/>
    </number:number-style>
    <style:style style:name="88,14cel-scenario overview" style:family="table-cell" style:parent-style-name="Default" style:data-style-name="N88,14cel-scenario overview"/>
    <number:number-style style:name="N89,10cel-scenario overview" style:volatile="true">
      <number:number number:min-integer-digits="1" number:decimal-places="0"/>
    </number:number-style>
    <style:style style:name="89,10cel-scenario overview" style:family="table-cell" style:parent-style-name="Default" style:data-style-name="N89,10cel-scenario overview"/>
    <number:number-style style:name="N89,12cel-scenario overview" style:volatile="true">
      <number:number number:min-integer-digits="1" number:decimal-places="0"/>
    </number:number-style>
    <style:style style:name="89,12cel-scenario overview" style:family="table-cell" style:parent-style-name="Default" style:data-style-name="N89,12cel-scenario overview"/>
    <number:number-style style:name="N89,13cel-scenario overview" style:volatile="true">
      <number:number number:min-integer-digits="1" number:decimal-places="0"/>
    </number:number-style>
    <style:style style:name="89,13cel-scenario overview" style:family="table-cell" style:parent-style-name="Default" style:data-style-name="N89,13cel-scenario overview"/>
    <number:number-style style:name="N89,14cel-scenario overview" style:volatile="true">
      <number:number number:min-integer-digits="1" number:decimal-places="0"/>
    </number:number-style>
    <style:style style:name="89,14cel-scenario overview" style:family="table-cell" style:parent-style-name="Default" style:data-style-name="N89,14cel-scenario overview"/>
    <number:number-style style:name="N90,10cel-scenario overview" style:volatile="true">
      <number:number number:min-integer-digits="1" number:decimal-places="0"/>
    </number:number-style>
    <style:style style:name="90,10cel-scenario overview" style:family="table-cell" style:parent-style-name="Default" style:data-style-name="N90,10cel-scenario overview"/>
    <number:number-style style:name="N90,12cel-scenario overview" style:volatile="true">
      <number:number number:min-integer-digits="1" number:decimal-places="0"/>
    </number:number-style>
    <style:style style:name="90,12cel-scenario overview" style:family="table-cell" style:parent-style-name="Default" style:data-style-name="N90,12cel-scenario overview"/>
    <number:number-style style:name="N90,13cel-scenario overview" style:volatile="true">
      <number:number number:min-integer-digits="1" number:decimal-places="0"/>
    </number:number-style>
    <style:style style:name="90,13cel-scenario overview" style:family="table-cell" style:parent-style-name="Default" style:data-style-name="N90,13cel-scenario overview"/>
    <number:number-style style:name="N90,14cel-scenario overview" style:volatile="true">
      <number:number number:min-integer-digits="1" number:decimal-places="0"/>
    </number:number-style>
    <style:style style:name="90,14cel-scenario overview" style:family="table-cell" style:parent-style-name="Default" style:data-style-name="N90,14cel-scenario overview"/>
    <number:number-style style:name="N91,10cel-scenario overview" style:volatile="true">
      <number:number number:min-integer-digits="1" number:decimal-places="0"/>
    </number:number-style>
    <style:style style:name="91,10cel-scenario overview" style:family="table-cell" style:parent-style-name="Default" style:data-style-name="N91,10cel-scenario overview"/>
    <number:number-style style:name="N91,12cel-scenario overview" style:volatile="true">
      <number:number number:min-integer-digits="1" number:decimal-places="0"/>
    </number:number-style>
    <style:style style:name="91,12cel-scenario overview" style:family="table-cell" style:parent-style-name="Default" style:data-style-name="N91,12cel-scenario overview"/>
    <number:number-style style:name="N91,13cel-scenario overview" style:volatile="true">
      <number:number number:min-integer-digits="1" number:decimal-places="0"/>
    </number:number-style>
    <style:style style:name="91,13cel-scenario overview" style:family="table-cell" style:parent-style-name="Default" style:data-style-name="N91,13cel-scenario overview"/>
    <number:number-style style:name="N91,14cel-scenario overview" style:volatile="true">
      <number:number number:min-integer-digits="1" number:decimal-places="0"/>
    </number:number-style>
    <style:style style:name="91,14cel-scenario overview" style:family="table-cell" style:parent-style-name="Default" style:data-style-name="N91,14cel-scenario overview"/>
    <number:number-style style:name="N92,10cel-scenario overview" style:volatile="true">
      <number:number number:min-integer-digits="1" number:decimal-places="0"/>
    </number:number-style>
    <style:style style:name="92,10cel-scenario overview" style:family="table-cell" style:parent-style-name="Default" style:data-style-name="N92,10cel-scenario overview"/>
    <number:number-style style:name="N92,12cel-scenario overview" style:volatile="true">
      <number:number number:min-integer-digits="1" number:decimal-places="0"/>
    </number:number-style>
    <style:style style:name="92,12cel-scenario overview" style:family="table-cell" style:parent-style-name="Default" style:data-style-name="N92,12cel-scenario overview"/>
    <number:number-style style:name="N92,13cel-scenario overview" style:volatile="true">
      <number:number number:min-integer-digits="1" number:decimal-places="0"/>
    </number:number-style>
    <style:style style:name="92,13cel-scenario overview" style:family="table-cell" style:parent-style-name="Default" style:data-style-name="N92,13cel-scenario overview"/>
    <number:number-style style:name="N92,14cel-scenario overview" style:volatile="true">
      <number:number number:min-integer-digits="1" number:decimal-places="0"/>
    </number:number-style>
    <style:style style:name="92,14cel-scenario overview" style:family="table-cell" style:parent-style-name="Default" style:data-style-name="N92,14cel-scenario overview"/>
    <number:number-style style:name="N93,10cel-scenario overview" style:volatile="true">
      <number:number number:min-integer-digits="1" number:decimal-places="0"/>
    </number:number-style>
    <style:style style:name="93,10cel-scenario overview" style:family="table-cell" style:parent-style-name="Default" style:data-style-name="N93,10cel-scenario overview"/>
    <number:number-style style:name="N93,12cel-scenario overview" style:volatile="true">
      <number:number number:min-integer-digits="1" number:decimal-places="0"/>
    </number:number-style>
    <style:style style:name="93,12cel-scenario overview" style:family="table-cell" style:parent-style-name="Default" style:data-style-name="N93,12cel-scenario overview"/>
    <number:number-style style:name="N93,13cel-scenario overview" style:volatile="true">
      <number:number number:min-integer-digits="1" number:decimal-places="0"/>
    </number:number-style>
    <style:style style:name="93,13cel-scenario overview" style:family="table-cell" style:parent-style-name="Default" style:data-style-name="N93,13cel-scenario overview"/>
    <number:number-style style:name="N93,14cel-scenario overview" style:volatile="true">
      <number:number number:min-integer-digits="1" number:decimal-places="0"/>
    </number:number-style>
    <style:style style:name="93,14cel-scenario overview" style:family="table-cell" style:parent-style-name="Default" style:data-style-name="N93,14cel-scenario overview"/>
    <number:number-style style:name="N94,10cel-scenario overview" style:volatile="true">
      <number:number number:min-integer-digits="1" number:decimal-places="0"/>
    </number:number-style>
    <style:style style:name="94,10cel-scenario overview" style:family="table-cell" style:parent-style-name="Default" style:data-style-name="N94,10cel-scenario overview"/>
    <number:number-style style:name="N94,12cel-scenario overview" style:volatile="true">
      <number:number number:min-integer-digits="1" number:decimal-places="0"/>
    </number:number-style>
    <style:style style:name="94,12cel-scenario overview" style:family="table-cell" style:parent-style-name="Default" style:data-style-name="N94,12cel-scenario overview"/>
    <number:number-style style:name="N94,13cel-scenario overview" style:volatile="true">
      <number:number number:min-integer-digits="1" number:decimal-places="0"/>
    </number:number-style>
    <style:style style:name="94,13cel-scenario overview" style:family="table-cell" style:parent-style-name="Default" style:data-style-name="N94,13cel-scenario overview"/>
    <number:number-style style:name="N94,14cel-scenario overview" style:volatile="true">
      <number:number number:min-integer-digits="1" number:decimal-places="0"/>
    </number:number-style>
    <style:style style:name="94,14cel-scenario overview" style:family="table-cell" style:parent-style-name="Default" style:data-style-name="N94,14cel-scenario overview"/>
  </office:automatic-styles>
  <office:body>
    <office:spreadsheet>
      <table:table table:name="scenario overview">
        <table:table-column table:style-name="1col-scenario overview" table:default-cell-style-name="Default"/>
        <table:table-column table:style-name="2col-scenario overview" table:default-cell-style-name="Default"/>
        <table:table-column table:style-name="3col-scenario overview" table:default-cell-style-name="Default"/>
        <table:table-column table:style-name="4col-scenario overview" table:default-cell-style-name="Default"/>
        <table:table-column table:style-name="5col-scenario overview" table:default-cell-style-name="Default"/>
        <table:table-column table:style-name="6col-scenario overview" table:default-cell-style-name="Default"/>
        <table:table-column table:style-name="5col-scenario overview" table:default-cell-style-name="Default"/>
        <table:table-column table:style-name="8col-scenario overview" table:default-cell-style-name="Default"/>
        <table:table-column table:style-name="9col-scenario overview" table:default-cell-style-name="Default"/>
        <table:table-column table:style-name="10col-scenario overview" table:default-cell-style-name="Default"/>
        <table:table-column table:style-name="11col-scenario overview" table:default-cell-style-name="Default"/>
        <table:table-column table:style-name="12col-scenario overview" table:default-cell-style-name="Default"/>
        <table:table-column table:style-name="13col-scenario overview" table:default-cell-style-name="Default"/>
        <table:table-column table:style-name="14col-scenario overview" table:default-cell-style-name="Default"/>
        <table:table-column table:style-name="15col-scenario overview" table:default-cell-style-name="Default"/>
        <table:table-column table:style-name="16col-scenario overview" table:default-cell-style-name="Default"/>
        <table:table-column table:style-name="17col-scenario overview" table:default-cell-style-name="Default"/>
        <table:table-column table:style-name="_col-scenario overview" table:default-cell-style-name="Default"/>
        <table:table-column table:style-name="19col-scenario overview" table:default-cell-style-name="Default"/>
        <table:table-column table:style-name="20col-scenario overview" table:default-cell-style-name="Default"/>
        <table:table-row table:style-name="_row-scenario overview">
          <table:table-cell table:style-name="1,1cel-scenario overview" table:number-columns-spanned="20" office:value-type="string">
            <text:p>fastNLO scenario overview</text:p>
          </table:table-cell>
          <table:covered-table-cell table:number-columns-repeated="19"/>
        </table:table-row>
        <table:table-row table:style-name="_row-scenario overview">
          <table:table-cell table:style-name="2,1cel-scenario overview" office:value-type="string">
            <text:p>scenario name</text:p>
          </table:table-cell>
          <table:table-cell table:style-name="2,2cel-scenario overview" office:value-type="string">
            <text:p>arXiv</text:p>
          </table:table-cell>
          <table:table-cell table:style-name="2,2cel-scenario overview" office:value-type="string">
            <text:p>Collab</text:p>
          </table:table-cell>
          <table:table-cell table:style-name="2,2cel-scenario overview" office:value-type="string">
            <text:p>observable</text:p>
          </table:table-cell>
          <table:table-cell table:style-name="2,2cel-scenario overview" office:value-type="string">
            <text:p>description</text:p>
          </table:table-cell>
          <table:table-cell table:style-name="2,2cel-scenario overview" office:value-type="string">
            <text:p>variants</text:p>
          </table:table-cell>
          <table:table-cell table:style-name="2,2cel-scenario overview" office:value-type="string">
            <text:p>theory</text:p>
          </table:table-cell>
          <table:table-cell table:style-name="2,2cel-scenario overview" office:value-type="string">
            <text:p>status</text:p>
          </table:table-cell>
          <table:table-cell table:style-name="2,2cel-scenario overview" office:value-type="string">
            <text:p>NObs</text:p>
          </table:table-cell>
          <table:table-cell table:style-name="2,2cel-scenario overview" office:value-type="string">
            <office:annotation>
              <text:p>this is the formal No. of dimensions in which the observable is presented, even if one of the dimensions has only a single bin/range</text:p>
              <text:p> --Markus.Wobisch Wed 06 Jun 2007 05:01:37 PM CDT</text:p>
            </office:annotation>
            <text:p>Ndim</text:p>
          </table:table-cell>
          <table:table-cell table:style-name="2,2cel-scenario overview" office:value-type="string">
            <text:p>scales</text:p>
          </table:table-cell>
          <table:table-cell table:style-name="2,2cel-scenario overview" office:value-type="string">
            <text:p>NxBin</text:p>
          </table:table-cell>
          <table:table-cell table:style-name="2,2cel-scenario overview" office:value-type="string">
            <text:p>NScaleBin</text:p>
          </table:table-cell>
          <table:table-cell table:style-name="2,2cel-scenario overview" office:value-type="string">
            <text:p>NScaleDim</text:p>
          </table:table-cell>
          <table:table-cell table:style-name="2,2cel-scenario overview" office:value-type="string">
            <text:p>INorm</text:p>
          </table:table-cell>
          <table:table-cell table:style-name="2,2cel-scenario overview" office:value-type="string">
            <text:p>author</text:p>
          </table:table-cell>
          <table:table-cell table:style-name="2,2cel-scenario overview" office:value-type="string">
            <text:p>precision</text:p>
          </table:table-cell>
          <table:table-cell table:style-name="2,2cel-scenario overview" office:value-type="string">
            <text:p>Giga-evts</text:p>
          </table:table-cell>
          <table:table-cell table:style-name="2,19cel-scenario overview" office:value-type="string">
            <text:p>works in v2</text:p>
          </table:table-cell>
          <table:table-cell table:style-name="2,20cel-scenario overview" office:value-type="string">
            <text:p>comment</text:p>
          </table:table-cell>
        </table:table-row>
        <table:table-row table:style-name="_row-scenario overview">
          <table:table-cell table:style-name="3,1cel-scenario overview" office:value-type="string">
            <text:p>Tevatron Run I</text:p>
          </table:table-cell>
          <table:table-cell table:style-name="3,2cel-scenario overview"/>
          <table:table-cell table:style-name="3,2cel-scenario overview"/>
          <table:table-cell table:style-name="3,2cel-scenario overview"/>
          <table:table-cell table:style-name="3,2cel-scenario overview"/>
          <table:table-cell table:style-name="3,2cel-scenario overview"/>
          <table:table-cell table:style-name="3,2cel-scenario overview"/>
          <table:table-cell table:style-name="3,2cel-scenario overview"/>
          <table:table-cell table:style-name="3,2cel-scenario overview"/>
          <table:table-cell table:style-name="3,2cel-scenario overview"/>
          <table:table-cell table:style-name="3,2cel-scenario overview"/>
          <table:table-cell table:style-name="3,2cel-scenario overview"/>
          <table:table-cell table:style-name="3,2cel-scenario overview"/>
          <table:table-cell table:style-name="3,2cel-scenario overview"/>
          <table:table-cell table:style-name="3,2cel-scenario overview"/>
          <table:table-cell table:style-name="3,2cel-scenario overview"/>
          <table:table-cell table:style-name="3,2cel-scenario overview"/>
          <table:table-cell table:style-name="3,2cel-scenario overview"/>
          <table:table-cell table:style-name="3,19cel-scenario overview"/>
          <table:table-cell table:style-name="3,20cel-scenario overview"/>
        </table:table-row>
        <table:table-row table:style-name="_row-scenario overview">
          <table:table-cell table:style-name="4,1cel-scenario overview" office:value-type="string">
            <text:p>fnt1001</text:p>
          </table:table-cell>
          <table:table-cell office:value-type="string">
            <text:p>hep-ph/0102074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ET (eta)</text:p>
          </table:table-cell>
          <table:table-cell office:value-type="string">
            <text:p>midp,rsep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 table:style-name="4,9cel-scenario overview" office:value-type="float" office:value="33">
            <text:p>33</text:p>
          </table:table-cell>
          <table:table-cell table:style-name="4,10cel-scenario overview" office:value-type="float" office:value="2">
            <text:p>2</text:p>
          </table:table-cell>
          <table:table-cell office:value-type="string">
            <text:p>0.25,0.5,1,2 ET</text:p>
          </table:table-cell>
          <table:table-cell office:value-type="string">
            <text:p>12,10</text:p>
          </table:table-cell>
          <table:table-cell table:style-name="4,13cel-scenario overview" office:value-type="float" office:value="1">
            <text:p>1</text:p>
          </table:table-cell>
          <table:table-cell table:style-name="4,14cel-scenario overview" office:value-type="float" office:value="1">
            <text:p>1</text:p>
          </table:table-cell>
          <table:table-cell table:style-name="4,15cel-scenario overview" office:value-type="float" office:value="0">
            <text:p>0</text:p>
          </table:table-cell>
          <table:table-cell office:value-type="string">
            <text:p>mw,tk</text:p>
          </table:table-cell>
          <table:table-cell office:value-type="string">
            <text:p>0.5%,0.3%</text:p>
          </table:table-cell>
          <table:table-cell/>
          <table:table-cell table:style-name="4,19cel-scenario overview" office:value-type="string">
            <text:p>ok</text:p>
          </table:table-cell>
          <table:table-cell table:style-name="4,20cel-scenario overview"/>
        </table:table-row>
        <table:table-row table:style-name="_row-scenario overview">
          <table:table-cell table:style-name="4,1cel-scenario overview" office:value-type="string">
            <text:p>fnt1002</text:p>
          </table:table-cell>
          <table:table-cell office:value-type="string">
            <text:p>hep-ex/0011036</text:p>
          </table:table-cell>
          <table:table-cell office:value-type="string">
            <text:p>D0</text:p>
          </table:table-cell>
          <table:table-cell office:value-type="string">
            <text:p>incl jet</text:p>
          </table:table-cell>
          <table:table-cell office:value-type="string">
            <text:p>ET, eta</text:p>
          </table:table-cell>
          <table:table-cell office:value-type="string">
            <text:p>midp,rsep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 table:style-name="5,9cel-scenario overview" office:value-type="float" office:value="90">
            <text:p>90</text:p>
          </table:table-cell>
          <table:table-cell table:style-name="5,10cel-scenario overview" office:value-type="float" office:value="2">
            <text:p>2</text:p>
          </table:table-cell>
          <table:table-cell office:value-type="string">
            <text:p>0.25,0.5,1,2 ET</text:p>
          </table:table-cell>
          <table:table-cell office:value-type="string">
            <text:p>12,10</text:p>
          </table:table-cell>
          <table:table-cell table:style-name="5,13cel-scenario overview" office:value-type="float" office:value="1">
            <text:p>1</text:p>
          </table:table-cell>
          <table:table-cell table:style-name="5,14cel-scenario overview" office:value-type="float" office:value="1">
            <text:p>1</text:p>
          </table:table-cell>
          <table:table-cell table:style-name="5,15cel-scenario overview" office:value-type="float" office:value="0">
            <text:p>0</text:p>
          </table:table-cell>
          <table:table-cell office:value-type="string">
            <text:p>mw,tk</text:p>
          </table:table-cell>
          <table:table-cell office:value-type="string">
            <text:p>1%, 1%</text:p>
          </table:table-cell>
          <table:table-cell/>
          <table:table-cell table:style-name="4,19cel-scenario overview" office:value-type="string">
            <text:p>ok</text:p>
          </table:table-cell>
          <table:table-cell table:style-name="4,20cel-scenario overview"/>
        </table:table-row>
        <table:table-row table:style-name="_row-scenario overview">
          <table:table-cell table:style-name="4,1cel-scenario overview" office:value-type="string">
            <text:p>fnt1003</text:p>
          </table:table-cell>
          <table:table-cell office:value-type="string">
            <text:p>hep-ex/0012013</text:p>
          </table:table-cell>
          <table:table-cell office:value-type="string">
            <text:p>CDF</text:p>
          </table:table-cell>
          <table:table-cell office:value-type="string">
            <text:p>dijet</text:p>
          </table:table-cell>
          <table:table-cell office:value-type="string">
            <text:p>ET, eta1,2</text:p>
          </table:table-cell>
          <table:table-cell office:value-type="string">
            <text:p>midp,rsep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 table:style-name="6,9cel-scenario overview" office:value-type="float" office:value="51">
            <text:p>51</text:p>
          </table:table-cell>
          <table:table-cell table:style-name="6,10cel-scenario overview" office:value-type="float" office:value="2">
            <text:p>2</text:p>
          </table:table-cell>
          <table:table-cell office:value-type="string">
            <text:p>0.25,0.5,1,2 ET</text:p>
          </table:table-cell>
          <table:table-cell office:value-type="string">
            <text:p>12,12</text:p>
          </table:table-cell>
          <table:table-cell table:style-name="6,13cel-scenario overview" office:value-type="float" office:value="1">
            <text:p>1</text:p>
          </table:table-cell>
          <table:table-cell table:style-name="6,14cel-scenario overview" office:value-type="float" office:value="1">
            <text:p>1</text:p>
          </table:table-cell>
          <table:table-cell table:style-name="6,15cel-scenario overview" office:value-type="float" office:value="0">
            <text:p>0</text:p>
          </table:table-cell>
          <table:table-cell office:value-type="string">
            <text:p>mw</text:p>
          </table:table-cell>
          <table:table-cell office:value-type="string">
            <text:p>0.4%, 0.4%</text:p>
          </table:table-cell>
          <table:table-cell/>
          <table:table-cell table:style-name="4,19cel-scenario overview" office:value-type="string">
            <text:p>ok</text:p>
          </table:table-cell>
          <table:table-cell table:style-name="4,20cel-scenario overview"/>
        </table:table-row>
        <table:table-row table:style-name="_row-scenario overview">
          <table:table-cell table:style-name="4,1cel-scenario overview" office:value-type="string">
            <text:p>fnt1004</text:p>
          </table:table-cell>
          <table:table-cell office:value-type="string">
            <text:p>hep-ex/0012046</text:p>
          </table:table-cell>
          <table:table-cell office:value-type="string">
            <text:p>D0</text:p>
          </table:table-cell>
          <table:table-cell office:value-type="string">
            <text:p>incl jet 630</text:p>
          </table:table-cell>
          <table:table-cell office:value-type="string">
            <text:p>ET (eta)</text:p>
          </table:table-cell>
          <table:table-cell office:value-type="string">
            <text:p>midp,rsep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 office:value-type="string">
            <text:p>20+20</text:p>
          </table:table-cell>
          <table:table-cell table:style-name="7,10cel-scenario overview" office:value-type="float" office:value="2">
            <text:p>2</text:p>
          </table:table-cell>
          <table:table-cell office:value-type="string">
            <text:p>0.25,0.5,1,2 ET</text:p>
          </table:table-cell>
          <table:table-cell office:value-type="string">
            <text:p>12,12</text:p>
          </table:table-cell>
          <table:table-cell table:style-name="7,13cel-scenario overview" office:value-type="float" office:value="1">
            <text:p>1</text:p>
          </table:table-cell>
          <table:table-cell table:style-name="7,14cel-scenario overview" office:value-type="float" office:value="1">
            <text:p>1</text:p>
          </table:table-cell>
          <table:table-cell table:style-name="7,15cel-scenario overview" office:value-type="float" office:value="0">
            <text:p>0</text:p>
          </table:table-cell>
          <table:table-cell office:value-type="string">
            <text:p>mw</text:p>
          </table:table-cell>
          <table:table-cell/>
          <table:table-cell/>
          <table:table-cell table:style-name="4,19cel-scenario overview" office:value-type="string">
            <text:p>ok</text:p>
          </table:table-cell>
          <table:table-cell table:style-name="4,20cel-scenario overview" office:value-type="string">
            <text:p>includes x-sect @630</text:p>
          </table:table-cell>
        </table:table-row>
        <table:table-row table:style-name="_row-scenario overview">
          <table:table-cell table:style-name="4,1cel-scenario overview" office:value-type="string">
            <text:p>fnt1005</text:p>
          </table:table-cell>
          <table:table-cell office:value-type="string">
            <text:p>hep-ex/0012046</text:p>
          </table:table-cell>
          <table:table-cell office:value-type="string">
            <text:p>D0</text:p>
          </table:table-cell>
          <table:table-cell office:value-type="string">
            <text:p>incl jet 630</text:p>
          </table:table-cell>
          <table:table-cell office:value-type="string">
            <text:p>ET (eta)</text:p>
          </table:table-cell>
          <table:table-cell office:value-type="string">
            <text:p>midp,rsep</text:p>
          </table:table-cell>
          <table:table-cell office:value-type="string">
            <text:p>LO,NLO,TrCr</text:p>
          </table:table-cell>
          <table:table-cell office:value-type="string">
            <text:p>CEDAR: U</text:p>
          </table:table-cell>
          <table:table-cell/>
          <table:table-cell table:style-name="8,10cel-scenario overview" office:value-type="float" office:value="2">
            <text:p>2</text:p>
          </table:table-cell>
          <table:table-cell office:value-type="string">
            <text:p>0.25,0.5,1,2 ET</text:p>
          </table:table-cell>
          <table:table-cell table:style-name="8,12cel-scenario overview" office:value-type="float" office:value="12">
            <text:p>12</text:p>
          </table:table-cell>
          <table:table-cell table:style-name="8,13cel-scenario overview" office:value-type="float" office:value="1">
            <text:p>1</text:p>
          </table:table-cell>
          <table:table-cell table:style-name="8,14cel-scenario overview" office:value-type="float" office:value="1">
            <text:p>1</text:p>
          </table:table-cell>
          <table:table-cell table:style-name="8,15cel-scenario overview" office:value-type="float" office:value="0">
            <text:p>0</text:p>
          </table:table-cell>
          <table:table-cell office:value-type="string">
            <text:p>mw</text:p>
          </table:table-cell>
          <table:table-cell/>
          <table:table-cell/>
          <table:table-cell table:style-name="4,19cel-scenario overview" office:value-type="string">
            <text:p>2ok</text:p>
          </table:table-cell>
          <table:table-cell table:style-name="4,20cel-scenario overview" office:value-type="string">
            <text:p>weighted x-sect a:630, b:1800</text:p>
          </table:table-cell>
        </table:table-row>
        <table:table-row table:style-name="_row-scenario overview">
          <table:table-cell table:style-name="4,1cel-scenario overview" office:value-type="string">
            <text:p>fnt1006   xxx</text:p>
          </table:table-cell>
          <table:table-cell office:value-type="string">
            <text:p>PRL70:1376(1993)</text:p>
          </table:table-cell>
          <table:table-cell office:value-type="string">
            <text:p>CDF</text:p>
          </table:table-cell>
          <table:table-cell office:value-type="string">
            <text:p>incl jet 546</text:p>
          </table:table-cell>
          <table:table-cell office:value-type="string">
            <text:p>ET (eta)</text:p>
          </table:table-cell>
          <table:table-cell office:value-type="string">
            <text:p>midp,rsep</text:p>
          </table:table-cell>
          <table:table-cell office:value-type="string">
            <text:p>LO,NLO,TrCr</text:p>
          </table:table-cell>
          <table:table-cell/>
          <table:table-cell/>
          <table:table-cell table:style-name="9,10cel-scenario overview" office:value-type="float" office:value="2">
            <text:p>2</text:p>
          </table:table-cell>
          <table:table-cell office:value-type="string">
            <text:p>0.25,0.5,1,2 ET</text:p>
          </table:table-cell>
          <table:table-cell/>
          <table:table-cell/>
          <table:table-cell table:style-name="9,14cel-scenario overview" office:value-type="float" office:value="1">
            <text:p>1</text:p>
          </table:table-cell>
          <table:table-cell table:style-name="9,15cel-scenario overview" office:value-type="float" office:value="0">
            <text:p>0</text:p>
          </table:table-cell>
          <table:table-cell office:value-type="string">
            <text:p>mw</text:p>
          </table:table-cell>
          <table:table-cell/>
          <table:table-cell/>
          <table:table-cell table:style-name="4,19cel-scenario overview"/>
          <table:table-cell table:style-name="4,20cel-scenario overview" office:value-type="string">
            <text:p>weighted x-sect a:546 b:1800</text:p>
          </table:table-cell>
        </table:table-row>
        <table:table-row table:style-name="_row-scenario overview">
          <table:table-cell table:style-name="4,1cel-scenario overview" office:value-type="string">
            <text:p>fnt1007</text:p>
          </table:table-cell>
          <table:table-cell office:value-type="string">
            <text:p>hep-ex/9912022</text:p>
          </table:table-cell>
          <table:table-cell office:value-type="string">
            <text:p>CDF</text:p>
          </table:table-cell>
          <table:table-cell office:value-type="string">
            <text:p>dijet</text:p>
          </table:table-cell>
          <table:table-cell office:value-type="string">
            <text:p>Mjj</text:p>
          </table:table-cell>
          <table:table-cell office:value-type="string">
            <text:p>midp,rsep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 table:style-name="10,9cel-scenario overview" office:value-type="float" office:value="18">
            <text:p>18</text:p>
          </table:table-cell>
          <table:table-cell table:style-name="10,10cel-scenario overview" office:value-type="float" office:value="1">
            <text:p>1</text:p>
          </table:table-cell>
          <table:table-cell office:value-type="string">
            <text:p>0.25,0.5,1,2 ET</text:p>
          </table:table-cell>
          <table:table-cell table:style-name="10,12cel-scenario overview" office:value-type="float" office:value="10">
            <text:p>10</text:p>
          </table:table-cell>
          <table:table-cell table:style-name="10,13cel-scenario overview" office:value-type="float" office:value="2">
            <text:p>2</text:p>
          </table:table-cell>
          <table:table-cell table:style-name="10,14cel-scenario overview" office:value-type="float" office:value="1">
            <text:p>1</text:p>
          </table:table-cell>
          <table:table-cell table:style-name="10,15cel-scenario overview" office:value-type="float" office:value="0">
            <text:p>0</text:p>
          </table:table-cell>
          <table:table-cell office:value-type="string">
            <text:p>mw</text:p>
          </table:table-cell>
          <table:table-cell/>
          <table:table-cell/>
          <table:table-cell table:style-name="4,19cel-scenario overview" office:value-type="string">
            <text:p>ok</text:p>
          </table:table-cell>
          <table:table-cell table:style-name="4,20cel-scenario overview"/>
        </table:table-row>
        <table:table-row table:style-name="_row-scenario overview">
          <table:table-cell table:style-name="4,1cel-scenario overview" office:value-type="string">
            <text:p>fnt1008</text:p>
          </table:table-cell>
          <table:table-cell office:value-type="string">
            <text:p>hep-ex/0012046</text:p>
          </table:table-cell>
          <table:table-cell office:value-type="string">
            <text:p>D0</text:p>
          </table:table-cell>
          <table:table-cell office:value-type="string">
            <text:p>dijet</text:p>
          </table:table-cell>
          <table:table-cell office:value-type="string">
            <text:p>Mjj</text:p>
          </table:table-cell>
          <table:table-cell office:value-type="string">
            <text:p>midp,rsep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 table:style-name="11,9cel-scenario overview" office:value-type="float" office:value="15">
            <text:p>15</text:p>
          </table:table-cell>
          <table:table-cell table:style-name="11,10cel-scenario overview" office:value-type="float" office:value="3">
            <text:p>3</text:p>
          </table:table-cell>
          <table:table-cell office:value-type="string">
            <text:p>0.25,0.5,1,2 ET</text:p>
          </table:table-cell>
          <table:table-cell table:style-name="11,12cel-scenario overview" office:value-type="float" office:value="10">
            <text:p>10</text:p>
          </table:table-cell>
          <table:table-cell table:style-name="11,13cel-scenario overview" office:value-type="float" office:value="2">
            <text:p>2</text:p>
          </table:table-cell>
          <table:table-cell table:style-name="11,14cel-scenario overview" office:value-type="float" office:value="1">
            <text:p>1</text:p>
          </table:table-cell>
          <table:table-cell table:style-name="11,15cel-scenario overview" office:value-type="float" office:value="0">
            <text:p>0</text:p>
          </table:table-cell>
          <table:table-cell office:value-type="string">
            <text:p>mw</text:p>
          </table:table-cell>
          <table:table-cell/>
          <table:table-cell/>
          <table:table-cell table:style-name="4,19cel-scenario overview" office:value-type="string">
            <text:p>ok</text:p>
          </table:table-cell>
          <table:table-cell table:style-name="4,20cel-scenario overview"/>
        </table:table-row>
        <table:table-row table:style-name="_row-scenario overview">
          <table:table-cell table:style-name="4,1cel-scenario overview" office:value-type="string">
            <text:p>fnt1009</text:p>
          </table:table-cell>
          <table:table-cell office:value-type="string">
            <text:p>hep-ex/0012046</text:p>
          </table:table-cell>
          <table:table-cell office:value-type="string">
            <text:p>D0</text:p>
          </table:table-cell>
          <table:table-cell office:value-type="string">
            <text:p>dijet</text:p>
          </table:table-cell>
          <table:table-cell office:value-type="string">
            <text:p>chi, Mjj</text:p>
          </table:table-cell>
          <table:table-cell office:value-type="string">
            <text:p>midp,rsep</text:p>
          </table:table-cell>
          <table:table-cell office:value-type="string">
            <text:p>LO, NLO</text:p>
          </table:table-cell>
          <table:table-cell office:value-type="string">
            <text:p>CEDAR: I</text:p>
          </table:table-cell>
          <table:table-cell table:style-name="12,9cel-scenario overview" office:value-type="float" office:value="62">
            <text:p>62</text:p>
          </table:table-cell>
          <table:table-cell table:style-name="12,10cel-scenario overview" office:value-type="float" office:value="2">
            <text:p>2</text:p>
          </table:table-cell>
          <table:table-cell office:value-type="string">
            <text:p>0.25,0.5,1,2 ET</text:p>
          </table:table-cell>
          <table:table-cell table:style-name="12,12cel-scenario overview" office:value-type="float" office:value="12">
            <text:p>12</text:p>
          </table:table-cell>
          <table:table-cell table:style-name="12,13cel-scenario overview" office:value-type="float" office:value="2">
            <text:p>2</text:p>
          </table:table-cell>
          <table:table-cell table:style-name="12,14cel-scenario overview" office:value-type="float" office:value="1">
            <text:p>1</text:p>
          </table:table-cell>
          <table:table-cell table:style-name="12,15cel-scenario overview" office:value-type="float" office:value="1">
            <text:p>1</text:p>
          </table:table-cell>
          <table:table-cell office:value-type="string">
            <text:p>mw</text:p>
          </table:table-cell>
          <table:table-cell/>
          <table:table-cell/>
          <table:table-cell table:style-name="4,19cel-scenario overview" office:value-type="string">
            <text:p>ok</text:p>
          </table:table-cell>
          <table:table-cell table:style-name="4,20cel-scenario overview"/>
        </table:table-row>
        <table:table-row table:style-name="_row-scenario overview">
          <table:table-cell table:style-name="4,1cel-scenario overview" office:value-type="string">
            <text:p>fnt1010</text:p>
          </table:table-cell>
          <table:table-cell office:value-type="string">
            <text:p>hep-ex/9609011</text:p>
          </table:table-cell>
          <table:table-cell office:value-type="string">
            <text:p>CDF</text:p>
          </table:table-cell>
          <table:table-cell office:value-type="string">
            <text:p>dijet</text:p>
          </table:table-cell>
          <table:table-cell office:value-type="string">
            <text:p>chi, Mjj</text:p>
          </table:table-cell>
          <table:table-cell office:value-type="string">
            <text:p>midp,rsep</text:p>
          </table:table-cell>
          <table:table-cell office:value-type="string">
            <text:p>LO, NLO</text:p>
          </table:table-cell>
          <table:table-cell office:value-type="string">
            <text:p>CEDAR: I</text:p>
          </table:table-cell>
          <table:table-cell table:style-name="13,9cel-scenario overview" office:value-type="float" office:value="40">
            <text:p>40</text:p>
          </table:table-cell>
          <table:table-cell table:style-name="13,10cel-scenario overview" office:value-type="float" office:value="2">
            <text:p>2</text:p>
          </table:table-cell>
          <table:table-cell office:value-type="string">
            <text:p>0.25,0.5,1,2 ET</text:p>
          </table:table-cell>
          <table:table-cell table:style-name="13,12cel-scenario overview" office:value-type="float" office:value="12">
            <text:p>12</text:p>
          </table:table-cell>
          <table:table-cell table:style-name="13,13cel-scenario overview" office:value-type="float" office:value="2">
            <text:p>2</text:p>
          </table:table-cell>
          <table:table-cell table:style-name="13,14cel-scenario overview" office:value-type="float" office:value="1">
            <text:p>1</text:p>
          </table:table-cell>
          <table:table-cell table:style-name="13,15cel-scenario overview" office:value-type="float" office:value="1">
            <text:p>1</text:p>
          </table:table-cell>
          <table:table-cell office:value-type="string">
            <text:p>mw</text:p>
          </table:table-cell>
          <table:table-cell/>
          <table:table-cell/>
          <table:table-cell table:style-name="4,19cel-scenario overview" office:value-type="string">
            <text:p>ok</text:p>
          </table:table-cell>
          <table:table-cell table:style-name="4,20cel-scenario overview"/>
        </table:table-row>
        <table:table-row table:style-name="_row-scenario overview">
          <table:table-cell table:style-name="4,1cel-scenario overview" office:value-type="string">
            <text:p>fnt1011</text:p>
          </table:table-cell>
          <table:table-cell office:value-type="string">
            <text:p>PRL70:1376(1993)</text:p>
          </table:table-cell>
          <table:table-cell office:value-type="string">
            <text:p>CDF</text:p>
          </table:table-cell>
          <table:table-cell office:value-type="string">
            <text:p>incl jet 546</text:p>
          </table:table-cell>
          <table:table-cell office:value-type="string">
            <text:p>ET (eta)</text:p>
          </table:table-cell>
          <table:table-cell office:value-type="string">
            <text:p>midp,rsep</text:p>
          </table:table-cell>
          <table:table-cell office:value-type="string">
            <text:p>LO,NLO,TrCr</text:p>
          </table:table-cell>
          <table:table-cell office:value-type="string">
            <text:p>CEDAR: I</text:p>
          </table:table-cell>
          <table:table-cell/>
          <table:table-cell table:style-name="14,10cel-scenario overview" office:value-type="float" office:value="2">
            <text:p>2</text:p>
          </table:table-cell>
          <table:table-cell office:value-type="string">
            <text:p>0.25,0.5,1,2 ET</text:p>
          </table:table-cell>
          <table:table-cell/>
          <table:table-cell/>
          <table:table-cell table:style-name="14,14cel-scenario overview" office:value-type="float" office:value="1">
            <text:p>1</text:p>
          </table:table-cell>
          <table:table-cell table:style-name="14,15cel-scenario overview" office:value-type="float" office:value="0">
            <text:p>0</text:p>
          </table:table-cell>
          <table:table-cell office:value-type="string">
            <text:p>mw</text:p>
          </table:table-cell>
          <table:table-cell/>
          <table:table-cell/>
          <table:table-cell table:style-name="4,19cel-scenario overview" office:value-type="string">
            <text:p>ok</text:p>
          </table:table-cell>
          <table:table-cell table:style-name="4,20cel-scenario overview" office:value-type="string">
            <text:p>xsect @546</text:p>
          </table:table-cell>
        </table:table-row>
        <table:table-row table:style-name="_row-scenario overview">
          <table:table-cell table:style-name="4,1cel-scenario overview" office:value-type="string">
            <text:p>fnt1012</text:p>
          </table:table-cell>
          <table:table-cell office:value-type="string">
            <text:p>hep-ex/0012046</text:p>
          </table:table-cell>
          <table:table-cell office:value-type="string">
            <text:p>D0</text:p>
          </table:table-cell>
          <table:table-cell office:value-type="string">
            <text:p>dijet ratio</text:p>
          </table:table-cell>
          <table:table-cell office:value-type="string">
            <text:p>Mjj/eta</text:p>
          </table:table-cell>
          <table:table-cell office:value-type="string">
            <text:p>midp,rsep</text:p>
          </table:table-cell>
          <table:table-cell office:value-type="string">
            <text:p>LO, NLO</text:p>
          </table:table-cell>
          <table:table-cell/>
          <table:table-cell/>
          <table:table-cell table:style-name="15,10cel-scenario overview" office:value-type="float" office:value="2">
            <text:p>2</text:p>
          </table:table-cell>
          <table:table-cell office:value-type="string">
            <text:p>0.25,0.5,1,2 ET</text:p>
          </table:table-cell>
          <table:table-cell table:style-name="15,12cel-scenario overview" office:value-type="float" office:value="10">
            <text:p>10</text:p>
          </table:table-cell>
          <table:table-cell table:style-name="15,13cel-scenario overview" office:value-type="float" office:value="2">
            <text:p>2</text:p>
          </table:table-cell>
          <table:table-cell table:style-name="15,14cel-scenario overview" office:value-type="float" office:value="1">
            <text:p>1</text:p>
          </table:table-cell>
          <table:table-cell table:style-name="15,15cel-scenario overview" office:value-type="float" office:value="0">
            <text:p>0</text:p>
          </table:table-cell>
          <table:table-cell office:value-type="string">
            <text:p>mw</text:p>
          </table:table-cell>
          <table:table-cell/>
          <table:table-cell/>
          <table:table-cell table:style-name="4,19cel-scenario overview"/>
          <table:table-cell table:style-name="4,20cel-scenario overview"/>
        </table:table-row>
        <table:table-row table:style-name="_row-scenario overview">
          <table:table-cell table:style-name="16,1cel-scenario overview" office:value-type="string">
            <text:p>fnt100a</text:p>
          </table:table-cell>
          <table:table-cell table:style-name="16,2cel-scenario overview" office:value-type="string">
            <text:p>as fnt200a-RunI</text:p>
          </table:table-cell>
          <table:table-cell table:style-name="16,2cel-scenario overview" office:value-type="string">
            <text:p>(D0)</text:p>
          </table:table-cell>
          <table:table-cell table:style-name="16,2cel-scenario overview" office:value-type="string">
            <text:p>incl jet</text:p>
          </table:table-cell>
          <table:table-cell table:style-name="16,2cel-scenario overview" office:value-type="string">
            <text:p>pT</text:p>
          </table:table-cell>
          <table:table-cell table:style-name="16,2cel-scenario overview"/>
          <table:table-cell table:style-name="16,2cel-scenario overview"/>
          <table:table-cell table:style-name="16,2cel-scenario overview"/>
          <table:table-cell table:style-name="16,2cel-scenario overview"/>
          <table:table-cell table:style-name="16,2cel-scenario overview"/>
          <table:table-cell table:style-name="16,2cel-scenario overview"/>
          <table:table-cell table:style-name="16,2cel-scenario overview"/>
          <table:table-cell table:style-name="16,2cel-scenario overview"/>
          <table:table-cell table:style-name="16,2cel-scenario overview"/>
          <table:table-cell table:style-name="16,2cel-scenario overview"/>
          <table:table-cell table:style-name="16,2cel-scenario overview"/>
          <table:table-cell table:style-name="16,2cel-scenario overview"/>
          <table:table-cell table:style-name="16,2cel-scenario overview"/>
          <table:table-cell table:style-name="16,19cel-scenario overview"/>
          <table:table-cell table:style-name="16,20cel-scenario overview" office:value-type="string">
            <text:p>single scale pT</text:p>
          </table:table-cell>
        </table:table-row>
        <table:table-row table:style-name="_row-scenario overview">
          <table:table-cell table:style-name="17,1cel-scenario overview" office:value-type="string">
            <text:p>Tevatron Run II</text:p>
          </table:table-cell>
          <table:table-cell table:style-name="17,2cel-scenario overview"/>
          <table:table-cell table:style-name="17,2cel-scenario overview"/>
          <table:table-cell table:style-name="17,2cel-scenario overview"/>
          <table:table-cell table:style-name="17,2cel-scenario overview"/>
          <table:table-cell table:style-name="17,2cel-scenario overview"/>
          <table:table-cell table:style-name="17,2cel-scenario overview"/>
          <table:table-cell table:style-name="17,2cel-scenario overview"/>
          <table:table-cell table:style-name="17,2cel-scenario overview"/>
          <table:table-cell table:style-name="17,2cel-scenario overview"/>
          <table:table-cell table:style-name="17,2cel-scenario overview"/>
          <table:table-cell table:style-name="17,2cel-scenario overview"/>
          <table:table-cell table:style-name="17,2cel-scenario overview"/>
          <table:table-cell table:style-name="17,2cel-scenario overview"/>
          <table:table-cell table:style-name="17,2cel-scenario overview"/>
          <table:table-cell table:style-name="17,2cel-scenario overview"/>
          <table:table-cell table:style-name="17,2cel-scenario overview"/>
          <table:table-cell table:style-name="17,2cel-scenario overview"/>
          <table:table-cell table:style-name="17,19cel-scenario overview"/>
          <table:table-cell table:style-name="17,20cel-scenario overview"/>
        </table:table-row>
        <table:table-row table:style-name="_row-scenario overview">
          <table:table-cell table:style-name="18,1cel-scenario overview" office:value-type="string">
            <text:p>fnt2001-diff</text:p>
          </table:table-cell>
          <table:table-cell office:value-type="string">
            <text:p>hep-ex/0409040</text:p>
          </table:table-cell>
          <table:table-cell office:value-type="string">
            <text:p>D0</text:p>
          </table:table-cell>
          <table:table-cell office:value-type="string">
            <text:p>dijet</text:p>
          </table:table-cell>
          <table:table-cell office:value-type="string">
            <text:p>DPhi, pT</text:p>
          </table:table-cell>
          <table:table-cell office:value-type="string">
            <text:p>midp</text:p>
          </table:table-cell>
          <table:table-cell office:value-type="string">
            <text:p>LO, NLO</text:p>
          </table:table-cell>
          <table:table-cell office:value-type="string">
            <text:p>CEDAR: U</text:p>
          </table:table-cell>
          <table:table-cell table:style-name="18,9cel-scenario overview" office:value-type="float" office:value="94">
            <text:p>94</text:p>
          </table:table-cell>
          <table:table-cell table:style-name="18,10cel-scenario overview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18,12cel-scenario overview" office:value-type="float" office:value="12">
            <text:p>12</text:p>
          </table:table-cell>
          <table:table-cell table:style-name="18,13cel-scenario overview" office:value-type="float" office:value="2">
            <text:p>2</text:p>
          </table:table-cell>
          <table:table-cell table:style-name="18,14cel-scenario overview" office:value-type="float" office:value="1">
            <text:p>1</text:p>
          </table:table-cell>
          <table:table-cell table:style-name="18,15cel-scenario overview" office:value-type="float" office:value="0">
            <text:p>0</text:p>
          </table:table-cell>
          <table:table-cell office:value-type="string">
            <text:p>mw,ok</text:p>
          </table:table-cell>
          <table:table-cell/>
          <table:table-cell/>
          <table:table-cell table:style-name="4,19cel-scenario overview" office:value-type="string">
            <text:p>eps</text:p>
          </table:table-cell>
          <table:table-cell table:style-name="4,20cel-scenario overview" office:value-type="string">
            <text:p>a</text:p>
          </table:table-cell>
        </table:table-row>
        <table:table-row table:style-name="_row-scenario overview">
          <table:table-cell table:style-name="18,1cel-scenario overview" office:value-type="string">
            <text:p>fnt2001-norm</text:p>
          </table:table-cell>
          <table:table-cell office:value-type="string">
            <text:p>hep-ex/0409040</text:p>
          </table:table-cell>
          <table:table-cell office:value-type="string">
            <text:p>D0</text:p>
          </table:table-cell>
          <table:table-cell office:value-type="string">
            <text:p>dijet</text:p>
          </table:table-cell>
          <table:table-cell office:value-type="string">
            <text:p>DPhi, pT</text:p>
          </table:table-cell>
          <table:table-cell office:value-type="string">
            <text:p>midp</text:p>
          </table:table-cell>
          <table:table-cell office:value-type="string">
            <text:p>LO, NLO</text:p>
          </table:table-cell>
          <table:table-cell office:value-type="string">
            <text:p>CEDAR: U</text:p>
          </table:table-cell>
          <table:table-cell table:style-name="19,9cel-scenario overview" office:value-type="float" office:value="4">
            <text:p>4</text:p>
          </table:table-cell>
          <table:table-cell office:value-type="string">
            <text:p>?1</text:p>
          </table:table-cell>
          <table:table-cell office:value-type="string">
            <text:p>0.25,0.5,1,2 pT</text:p>
          </table:table-cell>
          <table:table-cell table:style-name="19,12cel-scenario overview" office:value-type="float" office:value="12">
            <text:p>12</text:p>
          </table:table-cell>
          <table:table-cell table:style-name="19,13cel-scenario overview" office:value-type="float" office:value="2">
            <text:p>2</text:p>
          </table:table-cell>
          <table:table-cell table:style-name="19,14cel-scenario overview" office:value-type="float" office:value="1">
            <text:p>1</text:p>
          </table:table-cell>
          <table:table-cell table:style-name="19,15cel-scenario overview" office:value-type="float" office:value="0">
            <text:p>0</text:p>
          </table:table-cell>
          <table:table-cell office:value-type="string">
            <text:p>mw</text:p>
          </table:table-cell>
          <table:table-cell/>
          <table:table-cell/>
          <table:table-cell table:style-name="4,19cel-scenario overview" office:value-type="string">
            <text:p>ok</text:p>
          </table:table-cell>
          <table:table-cell table:style-name="4,20cel-scenario overview" office:value-type="string">
            <text:p>b</text:p>
          </table:table-cell>
        </table:table-row>
        <table:table-row table:style-name="_row-scenario overview">
          <table:table-cell table:style-name="18,1cel-scenario overview" office:value-type="string">
            <text:p>fnt2002</text:p>
          </table:table-cell>
          <table:table-cell office:value-type="string">
            <text:p>hep-ex/0512020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pT (y)</text:p>
          </table:table-cell>
          <table:table-cell office:value-type="string">
            <text:p>midp,rsep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/>
          <table:table-cell table:style-name="20,10cel-scenario overview" office:value-type="float" office:value="2">
            <text:p>2</text:p>
          </table:table-cell>
          <table:table-cell office:value-type="string">
            <text:p>0.25,0.5,1,2 pT</text:p>
          </table:table-cell>
          <table:table-cell office:value-type="string">
            <text:p>12,10</text:p>
          </table:table-cell>
          <table:table-cell table:style-name="20,13cel-scenario overview" office:value-type="float" office:value="1">
            <text:p>1</text:p>
          </table:table-cell>
          <table:table-cell table:style-name="20,14cel-scenario overview" office:value-type="float" office:value="1">
            <text:p>1</text:p>
          </table:table-cell>
          <table:table-cell table:style-name="20,15cel-scenario overview" office:value-type="float" office:value="0">
            <text:p>0</text:p>
          </table:table-cell>
          <table:table-cell office:value-type="string">
            <text:p>tk</text:p>
          </table:table-cell>
          <table:table-cell/>
          <table:table-cell/>
          <table:table-cell table:style-name="4,19cel-scenario overview" office:value-type="string">
            <text:p>ok</text:p>
          </table:table-cell>
          <table:table-cell table:style-name="4,20cel-scenario overview"/>
        </table:table-row>
        <table:table-row table:style-name="_row-scenario overview">
          <table:table-cell table:style-name="18,1cel-scenario overview" office:value-type="string">
            <text:p>fnt2003</text:p>
          </table:table-cell>
          <table:table-cell office:value-type="string">
            <text:p>hep-ex/0512062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pT (y)</text:p>
          </table:table-cell>
          <table:table-cell office:value-type="string">
            <text:p>kT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/>
          <table:table-cell table:style-name="21,10cel-scenario overview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21,12cel-scenario overview" office:value-type="float" office:value="12">
            <text:p>12</text:p>
          </table:table-cell>
          <table:table-cell table:style-name="21,13cel-scenario overview" office:value-type="float" office:value="1">
            <text:p>1</text:p>
          </table:table-cell>
          <table:table-cell table:style-name="21,14cel-scenario overview" office:value-type="float" office:value="1">
            <text:p>1</text:p>
          </table:table-cell>
          <table:table-cell table:style-name="21,15cel-scenario overview" office:value-type="float" office:value="0">
            <text:p>0</text:p>
          </table:table-cell>
          <table:table-cell office:value-type="string">
            <text:p>mw</text:p>
          </table:table-cell>
          <table:table-cell/>
          <table:table-cell/>
          <table:table-cell table:style-name="4,19cel-scenario overview" office:value-type="string">
            <text:p>ok</text:p>
          </table:table-cell>
          <table:table-cell table:style-name="4,20cel-scenario overview"/>
        </table:table-row>
        <table:table-row table:style-name="_row-scenario overview">
          <table:table-cell table:style-name="18,1cel-scenario overview" office:value-type="string">
            <text:p>fnt2004</text:p>
          </table:table-cell>
          <table:table-cell office:value-type="string">
            <text:p>hep-ex/0701051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pT, y</text:p>
          </table:table-cell>
          <table:table-cell office:value-type="string">
            <text:p>kT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/>
          <table:table-cell table:style-name="22,10cel-scenario overview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22,12cel-scenario overview" office:value-type="float" office:value="12">
            <text:p>12</text:p>
          </table:table-cell>
          <table:table-cell/>
          <table:table-cell table:style-name="22,14cel-scenario overview" office:value-type="float" office:value="1">
            <text:p>1</text:p>
          </table:table-cell>
          <table:table-cell table:style-name="22,15cel-scenario overview" office:value-type="float" office:value="0">
            <text:p>0</text:p>
          </table:table-cell>
          <table:table-cell office:value-type="string">
            <text:p>mw</text:p>
          </table:table-cell>
          <table:table-cell/>
          <table:table-cell/>
          <table:table-cell table:style-name="4,19cel-scenario overview" office:value-type="string">
            <text:p>ok</text:p>
          </table:table-cell>
          <table:table-cell table:style-name="4,20cel-scenario overview"/>
        </table:table-row>
        <table:table-row table:style-name="_row-scenario overview">
          <table:table-cell table:style-name="18,1cel-scenario overview" office:value-type="string">
            <text:p>fnt2005</text:p>
          </table:table-cell>
          <table:table-cell office:value-type="string">
            <text:p>hep-ex/0701051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pT (y)</text:p>
          </table:table-cell>
          <table:table-cell office:value-type="string">
            <text:p>kT</text:p>
          </table:table-cell>
          <table:table-cell office:value-type="string">
            <text:p>LO,NLO,TrCr</text:p>
          </table:table-cell>
          <table:table-cell office:value-type="string">
            <text:p>CEDAR: I</text:p>
          </table:table-cell>
          <table:table-cell/>
          <table:table-cell table:style-name="23,10cel-scenario overview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23,12cel-scenario overview" office:value-type="float" office:value="12">
            <text:p>12</text:p>
          </table:table-cell>
          <table:table-cell/>
          <table:table-cell table:style-name="23,14cel-scenario overview" office:value-type="float" office:value="1">
            <text:p>1</text:p>
          </table:table-cell>
          <table:table-cell table:style-name="23,15cel-scenario overview" office:value-type="float" office:value="0">
            <text:p>0</text:p>
          </table:table-cell>
          <table:table-cell office:value-type="string">
            <text:p>mw</text:p>
          </table:table-cell>
          <table:table-cell/>
          <table:table-cell/>
          <table:table-cell table:style-name="4,19cel-scenario overview" office:value-type="string">
            <text:p>ok</text:p>
          </table:table-cell>
          <table:table-cell table:style-name="4,20cel-scenario overview" office:value-type="string">
            <text:p>D=0.5 - too many y bins</text:p>
          </table:table-cell>
        </table:table-row>
        <table:table-row table:style-name="_row-scenario overview">
          <table:table-cell table:style-name="18,1cel-scenario overview" office:value-type="string">
            <text:p>fnt2006</text:p>
          </table:table-cell>
          <table:table-cell office:value-type="string">
            <text:p>hep-ex/0701051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pT (y)</text:p>
          </table:table-cell>
          <table:table-cell office:value-type="string">
            <text:p>kT</text:p>
          </table:table-cell>
          <table:table-cell office:value-type="string">
            <text:p>LO,NLO,TrCr</text:p>
          </table:table-cell>
          <table:table-cell office:value-type="string">
            <text:p>CEDAR: I</text:p>
          </table:table-cell>
          <table:table-cell/>
          <table:table-cell table:style-name="24,10cel-scenario overview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24,12cel-scenario overview" office:value-type="float" office:value="12">
            <text:p>12</text:p>
          </table:table-cell>
          <table:table-cell/>
          <table:table-cell table:style-name="24,14cel-scenario overview" office:value-type="float" office:value="1">
            <text:p>1</text:p>
          </table:table-cell>
          <table:table-cell table:style-name="24,15cel-scenario overview" office:value-type="float" office:value="0">
            <text:p>0</text:p>
          </table:table-cell>
          <table:table-cell office:value-type="string">
            <text:p>mw</text:p>
          </table:table-cell>
          <table:table-cell/>
          <table:table-cell/>
          <table:table-cell table:style-name="4,19cel-scenario overview" office:value-type="string">
            <text:p>ok</text:p>
          </table:table-cell>
          <table:table-cell table:style-name="4,20cel-scenario overview" office:value-type="string">
            <text:p>D=1.0 - too many y bins</text:p>
          </table:table-cell>
        </table:table-row>
        <table:table-row table:style-name="_row-scenario overview">
          <table:table-cell table:style-name="18,1cel-scenario overview" office:value-type="string">
            <text:p>fnt2007</text:p>
          </table:table-cell>
          <table:table-cell office:value-type="string">
            <text:p>hep-ex/0807.2204</text:p>
          </table:table-cell>
          <table:table-cell office:value-type="string">
            <text:p>CDF</text:p>
          </table:table-cell>
          <table:table-cell office:value-type="string">
            <text:p>incl jet</text:p>
          </table:table-cell>
          <table:table-cell office:value-type="string">
            <text:p>pT, y</text:p>
          </table:table-cell>
          <table:table-cell office:value-type="string">
            <text:p>midp,rsep</text:p>
          </table:table-cell>
          <table:table-cell office:value-type="string">
            <text:p>LO,NLO,TrCr</text:p>
          </table:table-cell>
          <table:table-cell office:value-type="string">
            <text:p>CEDAR: I</text:p>
          </table:table-cell>
          <table:table-cell/>
          <table:table-cell table:style-name="25,10cel-scenario overview" office:value-type="float" office:value="2">
            <text:p>2</text:p>
          </table:table-cell>
          <table:table-cell office:value-type="string">
            <text:p>0.25,0.5,1,2 pT</text:p>
          </table:table-cell>
          <table:table-cell table:style-name="25,12cel-scenario overview" office:value-type="float" office:value="12">
            <text:p>12</text:p>
          </table:table-cell>
          <table:table-cell/>
          <table:table-cell table:style-name="25,14cel-scenario overview" office:value-type="float" office:value="1">
            <text:p>1</text:p>
          </table:table-cell>
          <table:table-cell table:style-name="25,15cel-scenario overview" office:value-type="float" office:value="0">
            <text:p>0</text:p>
          </table:table-cell>
          <table:table-cell office:value-type="string">
            <text:p>mw</text:p>
          </table:table-cell>
          <table:table-cell/>
          <table:table-cell/>
          <table:table-cell table:style-name="4,19cel-scenario overview" office:value-type="string">
            <text:p>ok</text:p>
          </table:table-cell>
          <table:table-cell table:style-name="4,20cel-scenario overview"/>
        </table:table-row>
        <table:table-row table:style-name="_row-scenario overview">
          <table:table-cell table:style-name="18,1cel-scenario overview" office:value-type="string">
            <text:p>fnt2008</text:p>
          </table:table-cell>
          <table:table-cell office:value-type="string">
            <text:p>prel</text:p>
          </table:table-cell>
          <table:table-cell office:value-type="string">
            <text:p>CDF</text:p>
          </table:table-cell>
          <table:table-cell office:value-type="string">
            <text:p>dijet</text:p>
          </table:table-cell>
          <table:table-cell office:value-type="string">
            <text:p>Mjj</text:p>
          </table:table-cell>
          <table:table-cell office:value-type="string">
            <text:p>midp,rsep</text:p>
          </table:table-cell>
          <table:table-cell office:value-type="string">
            <text:p>LO, NLO</text:p>
          </table:table-cell>
          <table:table-cell office:value-type="string">
            <text:p>CEDAR: I</text:p>
          </table:table-cell>
          <table:table-cell/>
          <table:table-cell office:value-type="string">
            <text:p>?</text:p>
          </table:table-cell>
          <table:table-cell office:value-type="string">
            <text:p>0.25,0.5,1,2 pT</text:p>
          </table:table-cell>
          <table:table-cell table:style-name="26,12cel-scenario overview" office:value-type="float" office:value="10">
            <text:p>10</text:p>
          </table:table-cell>
          <table:table-cell table:style-name="26,13cel-scenario overview" office:value-type="float" office:value="2">
            <text:p>2</text:p>
          </table:table-cell>
          <table:table-cell table:style-name="26,14cel-scenario overview" office:value-type="float" office:value="1">
            <text:p>1</text:p>
          </table:table-cell>
          <table:table-cell table:style-name="26,15cel-scenario overview" office:value-type="float" office:value="0">
            <text:p>0</text:p>
          </table:table-cell>
          <table:table-cell office:value-type="string">
            <text:p>mw</text:p>
          </table:table-cell>
          <table:table-cell/>
          <table:table-cell/>
          <table:table-cell table:style-name="4,19cel-scenario overview" office:value-type="string">
            <text:p>ok</text:p>
          </table:table-cell>
          <table:table-cell table:style-name="4,20cel-scenario overview"/>
        </table:table-row>
        <table:table-row table:style-name="_row-scenario overview">
          <table:table-cell table:style-name="18,1cel-scenario overview" office:value-type="string">
            <text:p>fnt2009</text:p>
          </table:table-cell>
          <table:table-cell office:value-type="string">
            <text:p>hep-ex/0802.2400</text:p>
          </table:table-cell>
          <table:table-cell office:value-type="string">
            <text:p>D0</text:p>
          </table:table-cell>
          <table:table-cell office:value-type="string">
            <text:p>incl jet</text:p>
          </table:table-cell>
          <table:table-cell office:value-type="string">
            <text:p>pT, y</text:p>
          </table:table-cell>
          <table:table-cell office:value-type="string">
            <text:p>midp, rsep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 table:style-name="27,9cel-scenario overview" office:value-type="float" office:value="110">
            <text:p>110</text:p>
          </table:table-cell>
          <table:table-cell table:style-name="27,10cel-scenario overview" office:value-type="float" office:value="2">
            <text:p>2</text:p>
          </table:table-cell>
          <table:table-cell office:value-type="string">
            <text:p>0.25,0.5,1,2pT</text:p>
          </table:table-cell>
          <table:table-cell table:style-name="27,12cel-scenario overview" office:value-type="float" office:value="12">
            <text:p>12</text:p>
          </table:table-cell>
          <table:table-cell table:style-name="27,13cel-scenario overview" office:value-type="float" office:value="1">
            <text:p>1</text:p>
          </table:table-cell>
          <table:table-cell table:style-name="27,14cel-scenario overview" office:value-type="float" office:value="1">
            <text:p>1</text:p>
          </table:table-cell>
          <table:table-cell table:style-name="27,15cel-scenario overview" office:value-type="float" office:value="0">
            <text:p>0</text:p>
          </table:table-cell>
          <table:table-cell office:value-type="string">
            <text:p>mw</text:p>
          </table:table-cell>
          <table:table-cell office:value-type="string">
            <text:p>typ. &lt;0.1%</text:p>
          </table:table-cell>
          <table:table-cell/>
          <table:table-cell table:style-name="4,19cel-scenario overview" office:value-type="string">
            <text:p>ok</text:p>
          </table:table-cell>
          <table:table-cell table:style-name="4,20cel-scenario overview"/>
        </table:table-row>
        <table:table-row table:style-name="_row-scenario overview">
          <table:table-cell table:style-name="18,1cel-scenario overview" office:value-type="string">
            <text:p>fnt2010</text:p>
          </table:table-cell>
          <table:table-cell office:value-type="string">
            <text:p>prel</text:p>
          </table:table-cell>
          <table:table-cell office:value-type="string">
            <text:p>D0</text:p>
          </table:table-cell>
          <table:table-cell office:value-type="string">
            <text:p>dijet </text:p>
          </table:table-cell>
          <table:table-cell office:value-type="string">
            <text:p>chi (Mjj)</text:p>
          </table:table-cell>
          <table:table-cell office:value-type="string">
            <text:p>midp,rsep</text:p>
          </table:table-cell>
          <table:table-cell office:value-type="string">
            <text:p>LO, NLO</text:p>
          </table:table-cell>
          <table:table-cell/>
          <table:table-cell table:style-name="28,9cel-scenario overview" office:value-type="float" office:value="120">
            <text:p>120</text:p>
          </table:table-cell>
          <table:table-cell table:style-name="28,10cel-scenario overview" office:value-type="float" office:value="2">
            <text:p>2</text:p>
          </table:table-cell>
          <table:table-cell office:value-type="string">
            <text:p>0.25,0.5,1,2pT</text:p>
          </table:table-cell>
          <table:table-cell table:style-name="28,12cel-scenario overview" office:value-type="float" office:value="12">
            <text:p>12</text:p>
          </table:table-cell>
          <table:table-cell table:style-name="28,13cel-scenario overview" office:value-type="float" office:value="2">
            <text:p>2</text:p>
          </table:table-cell>
          <table:table-cell table:style-name="28,14cel-scenario overview" office:value-type="float" office:value="1">
            <text:p>1</text:p>
          </table:table-cell>
          <table:table-cell/>
          <table:table-cell office:value-type="string">
            <text:p>mw</text:p>
          </table:table-cell>
          <table:table-cell/>
          <table:table-cell/>
          <table:table-cell table:style-name="4,19cel-scenario overview" office:value-type="string">
            <text:p>ok</text:p>
          </table:table-cell>
          <table:table-cell table:style-name="4,20cel-scenario overview"/>
        </table:table-row>
        <table:table-row table:style-name="_row-scenario overview">
          <table:table-cell table:style-name="18,1cel-scenario overview" office:value-type="string">
            <text:p>fnt2011</text:p>
          </table:table-cell>
          <table:table-cell office:value-type="string">
            <text:p>under construct.</text:p>
          </table:table-cell>
          <table:table-cell office:value-type="string">
            <text:p>D0</text:p>
          </table:table-cell>
          <table:table-cell office:value-type="string">
            <text:p>dijet</text:p>
          </table:table-cell>
          <table:table-cell office:value-type="string">
            <text:p>Mjj (ymax)</text:p>
          </table:table-cell>
          <table:table-cell office:value-type="string">
            <text:p>midp</text:p>
          </table:table-cell>
          <table:table-cell office:value-type="string">
            <text:p>LO, NLO</text:p>
          </table:table-cell>
          <table:table-cell/>
          <table:table-cell table:style-name="29,9cel-scenario overview" office:value-type="float" office:value="71">
            <text:p>71</text:p>
          </table:table-cell>
          <table:table-cell table:style-name="29,10cel-scenario overview" office:value-type="float" office:value="2">
            <text:p>2</text:p>
          </table:table-cell>
          <table:table-cell office:value-type="string">
            <text:p>0.25,0.5,1,2pT</text:p>
          </table:table-cell>
          <table:table-cell table:style-name="29,12cel-scenario overview" office:value-type="float" office:value="11">
            <text:p>11</text:p>
          </table:table-cell>
          <table:table-cell table:style-name="29,13cel-scenario overview" office:value-type="float" office:value="2">
            <text:p>2</text:p>
          </table:table-cell>
          <table:table-cell table:style-name="29,14cel-scenario overview" office:value-type="float" office:value="1">
            <text:p>1</text:p>
          </table:table-cell>
          <table:table-cell/>
          <table:table-cell office:value-type="string">
            <text:p>mw</text:p>
          </table:table-cell>
          <table:table-cell/>
          <table:table-cell/>
          <table:table-cell table:style-name="4,19cel-scenario overview"/>
          <table:table-cell table:style-name="4,20cel-scenario overview" office:value-type="string">
            <text:p>better scale interpolation needed</text:p>
          </table:table-cell>
        </table:table-row>
        <table:table-row table:style-name="_row-scenario overview">
          <table:table-cell table:style-name="30,1cel-scenario overview" office:value-type="string">
            <text:p>fnt2012</text:p>
          </table:table-cell>
          <table:table-cell/>
          <table:table-cell office:value-type="string">
            <text:p>D0</text:p>
          </table:table-cell>
          <table:table-cell office:value-type="string">
            <text:p>three-jet</text:p>
          </table:table-cell>
          <table:table-cell office:value-type="string">
            <text:p>M3j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>
            <text:p>mw</text:p>
          </table:table-cell>
          <table:table-cell/>
          <table:table-cell/>
          <table:table-cell table:style-name="4,19cel-scenario overview"/>
          <table:table-cell table:style-name="4,20cel-scenario overview"/>
        </table:table-row>
        <table:table-row table:style-name="_row-scenario overview">
          <table:table-cell table:style-name="30,1cel-scenario overview" office:value-type="string">
            <text:p>fnt2013</text:p>
          </table:table-cell>
          <table:table-cell/>
          <table:table-cell office:value-type="string">
            <text:p>D0</text:p>
          </table:table-cell>
          <table:table-cell office:value-type="string">
            <text:p>R3/2</text:p>
          </table:table-cell>
          <table:table-cell office:value-type="string">
            <text:p>p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>
            <text:p>mw</text:p>
          </table:table-cell>
          <table:table-cell/>
          <table:table-cell/>
          <table:table-cell table:style-name="4,19cel-scenario overview"/>
          <table:table-cell table:style-name="4,20cel-scenario overview"/>
        </table:table-row>
        <table:table-row table:style-name="_row-scenario overview">
          <table:table-cell table:style-name="30,1cel-scenario overview" office:value-type="string">
            <text:p>fnt200a</text:p>
          </table:table-cell>
          <table:table-cell office:value-type="string">
            <text:p>RunIIa -fine pT bins</text:p>
          </table:table-cell>
          <table:table-cell office:value-type="string">
            <text:p>D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4,19cel-scenario overview"/>
          <table:table-cell table:style-name="4,20cel-scenario overview"/>
        </table:table-row>
        <table:table-row table:style-name="_row-scenario overview">
          <table:table-cell table:style-name="30,1cel-scenario overview" office:value-type="string">
            <text:p>fnt2d0dij</text:p>
          </table:table-cell>
          <table:table-cell office:value-type="string">
            <text:p>internal 0.5% syst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4,19cel-scenario overview"/>
          <table:table-cell table:style-name="4,20cel-scenario overview"/>
        </table:table-row>
        <table:table-row table:style-name="_row-scenario overview">
          <table:table-cell table:style-name="30,1cel-scenario overview" office:value-type="string">
            <text:p>fnt20xx</text:p>
          </table:table-cell>
          <table:table-cell office:value-type="string">
            <text:p>kT D-depend</text:p>
          </table:table-cell>
          <table:table-cell office:value-type="string">
            <text:p>CDF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4,19cel-scenario overview"/>
          <table:table-cell table:style-name="4,20cel-scenario overview"/>
        </table:table-row>
        <table:table-row table:style-name="_row-scenario overview">
          <table:table-cell table:style-name="16,1cel-scenario overview" office:value-type="string">
            <text:p>fnr20xy</text:p>
          </table:table-cell>
          <table:table-cell table:style-name="16,2cel-scenario overview" office:value-type="string">
            <text:p>fnt20xx + cone</text:p>
          </table:table-cell>
          <table:table-cell table:style-name="16,2cel-scenario overview"/>
          <table:table-cell table:style-name="16,2cel-scenario overview"/>
          <table:table-cell table:style-name="16,2cel-scenario overview"/>
          <table:table-cell table:style-name="16,2cel-scenario overview"/>
          <table:table-cell table:style-name="16,2cel-scenario overview"/>
          <table:table-cell table:style-name="16,2cel-scenario overview"/>
          <table:table-cell table:style-name="16,2cel-scenario overview"/>
          <table:table-cell table:style-name="16,2cel-scenario overview"/>
          <table:table-cell table:style-name="16,2cel-scenario overview"/>
          <table:table-cell table:style-name="16,2cel-scenario overview"/>
          <table:table-cell table:style-name="16,2cel-scenario overview"/>
          <table:table-cell table:style-name="16,2cel-scenario overview"/>
          <table:table-cell table:style-name="16,2cel-scenario overview"/>
          <table:table-cell table:style-name="16,2cel-scenario overview"/>
          <table:table-cell table:style-name="16,2cel-scenario overview"/>
          <table:table-cell table:style-name="16,2cel-scenario overview"/>
          <table:table-cell table:style-name="16,19cel-scenario overview"/>
          <table:table-cell table:style-name="16,20cel-scenario overview"/>
        </table:table-row>
        <table:table-row table:style-name="_row-scenario overview">
          <table:table-cell table:style-name="36,1cel-scenario overview" office:value-type="string">
            <text:p>HERA 820GeV</text:p>
          </table:table-cell>
          <table:table-cell table:style-name="36,2cel-scenario overview"/>
          <table:table-cell table:style-name="36,2cel-scenario overview"/>
          <table:table-cell table:style-name="36,2cel-scenario overview"/>
          <table:table-cell table:style-name="36,2cel-scenario overview"/>
          <table:table-cell table:style-name="36,2cel-scenario overview"/>
          <table:table-cell table:style-name="36,2cel-scenario overview"/>
          <table:table-cell table:style-name="36,2cel-scenario overview"/>
          <table:table-cell table:style-name="36,2cel-scenario overview"/>
          <table:table-cell table:style-name="36,2cel-scenario overview"/>
          <table:table-cell table:style-name="36,2cel-scenario overview"/>
          <table:table-cell table:style-name="36,2cel-scenario overview"/>
          <table:table-cell table:style-name="36,2cel-scenario overview"/>
          <table:table-cell table:style-name="36,2cel-scenario overview"/>
          <table:table-cell table:style-name="36,2cel-scenario overview"/>
          <table:table-cell table:style-name="36,2cel-scenario overview"/>
          <table:table-cell table:style-name="36,2cel-scenario overview"/>
          <table:table-cell table:style-name="36,2cel-scenario overview"/>
          <table:table-cell table:style-name="36,19cel-scenario overview"/>
          <table:table-cell table:style-name="36,20cel-scenario overview"/>
        </table:table-row>
        <table:table-row table:style-name="_row-scenario overview">
          <table:table-cell table:style-name="37,1cel-scenario overview" office:value-type="string">
            <text:p>fnh1001</text:p>
          </table:table-cell>
          <table:table-cell office:value-type="string">
            <text:p>hep-ex/0010054</text:p>
          </table:table-cell>
          <table:table-cell office:value-type="string">
            <text:p>H1</text:p>
          </table:table-cell>
          <table:table-cell office:value-type="string">
            <text:p>incl jet</text:p>
          </table:table-cell>
          <table:table-cell office:value-type="string">
            <text:p>ET, Q2</text:p>
          </table:table-cell>
          <table:table-cell office:value-type="string">
            <text:p>kT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/>
          <table:table-cell/>
          <table:table-cell office:value-type="string">
            <text:p>0.5,1,2 ET</text:p>
          </table:table-cell>
          <table:table-cell table:style-name="37,12cel-scenario overview" office:value-type="float" office:value="20">
            <text:p>20</text:p>
          </table:table-cell>
          <table:table-cell table:style-name="37,13cel-scenario overview" office:value-type="float" office:value="2">
            <text:p>2</text:p>
          </table:table-cell>
          <table:table-cell office:value-type="string">
            <text:p>-</text:p>
          </table:table-cell>
          <table:table-cell table:style-name="37,15cel-scenario overview" office:value-type="float" office:value="0">
            <text:p>0</text:p>
          </table:table-cell>
          <table:table-cell office:value-type="string">
            <text:p>tk</text:p>
          </table:table-cell>
          <table:table-cell/>
          <table:table-cell/>
          <table:table-cell table:style-name="4,19cel-scenario overview" office:value-type="string">
            <text:p>BnSt</text:p>
          </table:table-cell>
          <table:table-cell table:style-name="4,20cel-scenario overview"/>
        </table:table-row>
        <table:table-row table:style-name="_row-scenario overview">
          <table:table-cell table:style-name="37,1cel-scenario overview" office:value-type="string">
            <text:p>fnh1002</text:p>
          </table:table-cell>
          <table:table-cell office:value-type="string">
            <text:p>hep-ex/0208037</text:p>
          </table:table-cell>
          <table:table-cell office:value-type="string">
            <text:p>ZEUS</text:p>
          </table:table-cell>
          <table:table-cell office:value-type="string">
            <text:p>incl jet</text:p>
          </table:table-cell>
          <table:table-cell office:value-type="string">
            <text:p>ET, Q2</text:p>
          </table:table-cell>
          <table:table-cell office:value-type="string">
            <text:p>kT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/>
          <table:table-cell/>
          <table:table-cell office:value-type="string">
            <text:p>0.5,1,2 ET</text:p>
          </table:table-cell>
          <table:table-cell table:style-name="38,12cel-scenario overview" office:value-type="float" office:value="20">
            <text:p>20</text:p>
          </table:table-cell>
          <table:table-cell table:style-name="38,13cel-scenario overview" office:value-type="float" office:value="2">
            <text:p>2</text:p>
          </table:table-cell>
          <table:table-cell office:value-type="string">
            <text:p>-</text:p>
          </table:table-cell>
          <table:table-cell table:style-name="38,15cel-scenario overview" office:value-type="float" office:value="0">
            <text:p>0</text:p>
          </table:table-cell>
          <table:table-cell office:value-type="string">
            <text:p>mw</text:p>
          </table:table-cell>
          <table:table-cell/>
          <table:table-cell/>
          <table:table-cell table:style-name="4,19cel-scenario overview" office:value-type="string">
            <text:p>ok</text:p>
          </table:table-cell>
          <table:table-cell table:style-name="4,20cel-scenario overview" office:value-type="string">
            <text:p>fixed alpha_em</text:p>
          </table:table-cell>
        </table:table-row>
        <table:table-row table:style-name="_row-scenario overview">
          <table:table-cell table:style-name="37,1cel-scenario overview" office:value-type="string">
            <text:p>fnh1003</text:p>
          </table:table-cell>
          <table:table-cell office:value-type="string">
            <text:p>hep-ex/0206029</text:p>
          </table:table-cell>
          <table:table-cell office:value-type="string">
            <text:p>H1</text:p>
          </table:table-cell>
          <table:table-cell office:value-type="string">
            <text:p>incl jet</text:p>
          </table:table-cell>
          <table:table-cell office:value-type="string">
            <text:p>ET, Q2</text:p>
          </table:table-cell>
          <table:table-cell office:value-type="string">
            <text:p>kT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/>
          <table:table-cell/>
          <table:table-cell office:value-type="string">
            <text:p>0.5,1,2 ET</text:p>
          </table:table-cell>
          <table:table-cell/>
          <table:table-cell table:style-name="39,13cel-scenario overview" office:value-type="float" office:value="2">
            <text:p>2</text:p>
          </table:table-cell>
          <table:table-cell office:value-type="string">
            <text:p>-</text:p>
          </table:table-cell>
          <table:table-cell table:style-name="39,15cel-scenario overview" office:value-type="float" office:value="0">
            <text:p>0</text:p>
          </table:table-cell>
          <table:table-cell office:value-type="string">
            <text:p>tk</text:p>
          </table:table-cell>
          <table:table-cell/>
          <table:table-cell/>
          <table:table-cell table:style-name="4,19cel-scenario overview" office:value-type="string">
            <text:p>ok</text:p>
          </table:table-cell>
          <table:table-cell table:style-name="4,20cel-scenario overview"/>
        </table:table-row>
        <table:table-row table:style-name="_row-scenario overview">
          <table:table-cell table:style-name="37,1cel-scenario overview" office:value-type="string">
            <text:p>fnh1004</text:p>
          </table:table-cell>
          <table:table-cell office:value-type="string">
            <text:p>hep-ex/0010054</text:p>
          </table:table-cell>
          <table:table-cell office:value-type="string">
            <text:p>H1</text:p>
          </table:table-cell>
          <table:table-cell office:value-type="string">
            <text:p>dijet</text:p>
          </table:table-cell>
          <table:table-cell office:value-type="string">
            <text:p>ET, Q2</text:p>
          </table:table-cell>
          <table:table-cell office:value-type="string">
            <text:p>kT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/>
          <table:table-cell/>
          <table:table-cell office:value-type="string">
            <text:p>0.5,1,2 ET</text:p>
          </table:table-cell>
          <table:table-cell table:style-name="40,12cel-scenario overview" office:value-type="float" office:value="20">
            <text:p>20</text:p>
          </table:table-cell>
          <table:table-cell table:style-name="40,13cel-scenario overview" office:value-type="float" office:value="2">
            <text:p>2</text:p>
          </table:table-cell>
          <table:table-cell office:value-type="string">
            <text:p>-</text:p>
          </table:table-cell>
          <table:table-cell table:style-name="40,15cel-scenario overview" office:value-type="float" office:value="0">
            <text:p>0</text:p>
          </table:table-cell>
          <table:table-cell office:value-type="string">
            <text:p>tk</text:p>
          </table:table-cell>
          <table:table-cell/>
          <table:table-cell/>
          <table:table-cell table:style-name="4,19cel-scenario overview" office:value-type="string">
            <text:p>ok</text:p>
          </table:table-cell>
          <table:table-cell table:style-name="4,20cel-scenario overview"/>
        </table:table-row>
        <table:table-row table:style-name="_row-scenario overview">
          <table:table-cell table:style-name="37,1cel-scenario overview" office:value-type="string">
            <text:p>fnh1005  zzz</text:p>
          </table:table-cell>
          <table:table-cell office:value-type="string">
            <text:p>hep-ex/0508055</text:p>
          </table:table-cell>
          <table:table-cell office:value-type="string">
            <text:p>H1</text:p>
          </table:table-cell>
          <table:table-cell office:value-type="string">
            <text:p>fwd jet</text:p>
          </table:table-cell>
          <table:table-cell/>
          <table:table-cell office:value-type="string">
            <text:p>kT</text:p>
          </table:table-cell>
          <table:table-cell office:value-type="string">
            <text:p>LO, NLO</text:p>
          </table:table-cell>
          <table:table-cell office:value-type="string">
            <text:p>CEDAR: I</text:p>
          </table:table-cell>
          <table:table-cell/>
          <table:table-cell/>
          <table:table-cell office:value-type="string">
            <text:p>0.5,1,2 ET</text:p>
          </table:table-cell>
          <table:table-cell table:style-name="41,12cel-scenario overview" office:value-type="float" office:value="30">
            <text:p>30</text:p>
          </table:table-cell>
          <table:table-cell table:style-name="41,13cel-scenario overview" office:value-type="float" office:value="4">
            <text:p>4</text:p>
          </table:table-cell>
          <table:table-cell office:value-type="string">
            <text:p>-</text:p>
          </table:table-cell>
          <table:table-cell table:style-name="41,15cel-scenario overview" office:value-type="float" office:value="0">
            <text:p>0</text:p>
          </table:table-cell>
          <table:table-cell office:value-type="string">
            <text:p>tk</text:p>
          </table:table-cell>
          <table:table-cell/>
          <table:table-cell/>
          <table:table-cell table:style-name="4,19cel-scenario overview" office:value-type="string">
            <text:p>BnSt</text:p>
          </table:table-cell>
          <table:table-cell table:style-name="4,20cel-scenario overview"/>
        </table:table-row>
        <table:table-row table:style-name="_row-scenario overview">
          <table:table-cell table:style-name="37,1cel-scenario overview" office:value-type="string">
            <text:p>fnh1006  zzz</text:p>
          </table:table-cell>
          <table:table-cell office:value-type="string">
            <text:p>test</text:p>
          </table:table-cell>
          <table:table-cell office:value-type="string">
            <text:p>ZEUS</text:p>
          </table:table-cell>
          <table:table-cell office:value-type="string">
            <text:p>fwd jet</text:p>
          </table:table-cell>
          <table:table-cell/>
          <table:table-cell office:value-type="string">
            <text:p>kT</text:p>
          </table:table-cell>
          <table:table-cell office:value-type="string">
            <text:p>LO, NLO</text:p>
          </table:table-cell>
          <table:table-cell office:value-type="string">
            <text:p>CEDAR: I</text:p>
          </table:table-cell>
          <table:table-cell/>
          <table:table-cell/>
          <table:table-cell office:value-type="string">
            <text:p>0.5,1,2 ET</text:p>
          </table:table-cell>
          <table:table-cell table:style-name="42,12cel-scenario overview" office:value-type="float" office:value="20">
            <text:p>20</text:p>
          </table:table-cell>
          <table:table-cell table:style-name="42,13cel-scenario overview" office:value-type="float" office:value="4">
            <text:p>4</text:p>
          </table:table-cell>
          <table:table-cell office:value-type="string">
            <text:p>-</text:p>
          </table:table-cell>
          <table:table-cell table:style-name="42,15cel-scenario overview" office:value-type="float" office:value="0">
            <text:p>0</text:p>
          </table:table-cell>
          <table:table-cell office:value-type="string">
            <text:p>tk</text:p>
          </table:table-cell>
          <table:table-cell/>
          <table:table-cell/>
          <table:table-cell table:style-name="4,19cel-scenario overview" office:value-type="string">
            <text:p>BnSt</text:p>
          </table:table-cell>
          <table:table-cell table:style-name="4,20cel-scenario overview"/>
        </table:table-row>
        <table:table-row table:style-name="_row-scenario overview">
          <table:table-cell table:style-name="43,1cel-scenario overview" office:value-type="string">
            <text:p>fnh1007  xxx</text:p>
          </table:table-cell>
          <table:table-cell table:style-name="16,2cel-scenario overview" office:value-type="string">
            <text:p>hep-ex/0608048</text:p>
          </table:table-cell>
          <table:table-cell table:style-name="16,2cel-scenario overview" office:value-type="string">
            <text:p>ZEUS</text:p>
          </table:table-cell>
          <table:table-cell table:style-name="16,2cel-scenario overview" office:value-type="string">
            <text:p>incl jet</text:p>
          </table:table-cell>
          <table:table-cell table:style-name="16,2cel-scenario overview" office:value-type="string">
            <text:p>ET, Q2</text:p>
          </table:table-cell>
          <table:table-cell table:style-name="16,2cel-scenario overview" office:value-type="string">
            <text:p>kT</text:p>
          </table:table-cell>
          <table:table-cell table:style-name="16,2cel-scenario overview" office:value-type="string">
            <text:p>LO, NLO</text:p>
          </table:table-cell>
          <table:table-cell table:style-name="16,2cel-scenario overview"/>
          <table:table-cell table:style-name="16,2cel-scenario overview"/>
          <table:table-cell table:style-name="16,2cel-scenario overview"/>
          <table:table-cell table:style-name="16,2cel-scenario overview" office:value-type="string">
            <text:p>0.5,1,2 ET</text:p>
          </table:table-cell>
          <table:table-cell table:style-name="16,2cel-scenario overview"/>
          <table:table-cell table:style-name="16,2cel-scenario overview"/>
          <table:table-cell table:style-name="16,2cel-scenario overview" office:value-type="string">
            <text:p>-</text:p>
          </table:table-cell>
          <table:table-cell table:style-name="43,15cel-scenario overview" office:value-type="float" office:value="0">
            <text:p>0</text:p>
          </table:table-cell>
          <table:table-cell table:style-name="16,2cel-scenario overview" office:value-type="string">
            <text:p>mw</text:p>
          </table:table-cell>
          <table:table-cell table:style-name="16,2cel-scenario overview"/>
          <table:table-cell table:style-name="16,2cel-scenario overview"/>
          <table:table-cell table:style-name="16,19cel-scenario overview"/>
          <table:table-cell table:style-name="16,20cel-scenario overview"/>
        </table:table-row>
        <table:table-row table:style-name="_row-scenario overview">
          <table:table-cell table:style-name="44,1cel-scenario overview" office:value-type="string">
            <text:p>HERA 920GeV</text:p>
          </table:table-cell>
          <table:table-cell table:style-name="44,2cel-scenario overview"/>
          <table:table-cell table:style-name="44,2cel-scenario overview"/>
          <table:table-cell table:style-name="44,2cel-scenario overview"/>
          <table:table-cell table:style-name="44,2cel-scenario overview"/>
          <table:table-cell table:style-name="44,2cel-scenario overview"/>
          <table:table-cell table:style-name="44,2cel-scenario overview"/>
          <table:table-cell table:style-name="44,2cel-scenario overview"/>
          <table:table-cell table:style-name="44,2cel-scenario overview"/>
          <table:table-cell table:style-name="44,2cel-scenario overview"/>
          <table:table-cell table:style-name="44,2cel-scenario overview"/>
          <table:table-cell table:style-name="44,2cel-scenario overview"/>
          <table:table-cell table:style-name="44,2cel-scenario overview"/>
          <table:table-cell table:style-name="44,2cel-scenario overview"/>
          <table:table-cell table:style-name="44,2cel-scenario overview"/>
          <table:table-cell table:style-name="44,2cel-scenario overview"/>
          <table:table-cell table:style-name="44,2cel-scenario overview"/>
          <table:table-cell table:style-name="44,2cel-scenario overview"/>
          <table:table-cell table:style-name="44,19cel-scenario overview"/>
          <table:table-cell table:style-name="44,20cel-scenario overview"/>
        </table:table-row>
        <table:table-row table:style-name="_row-scenario overview">
          <table:table-cell table:style-name="45,1cel-scenario overview" office:value-type="string">
            <text:p>fnh2001</text:p>
          </table:table-cell>
          <table:table-cell office:value-type="string">
            <text:p>hep-ex/0608048</text:p>
          </table:table-cell>
          <table:table-cell office:value-type="string">
            <text:p>ZEUS</text:p>
          </table:table-cell>
          <table:table-cell office:value-type="string">
            <text:p>incl jet</text:p>
          </table:table-cell>
          <table:table-cell office:value-type="string">
            <text:p>ET, Q2</text:p>
          </table:table-cell>
          <table:table-cell office:value-type="string">
            <text:p>kT</text:p>
          </table:table-cell>
          <table:table-cell office:value-type="string">
            <text:p>LO, NLO</text:p>
          </table:table-cell>
          <table:table-cell office:value-type="string">
            <text:p>CEDAR: I,U</text:p>
          </table:table-cell>
          <table:table-cell/>
          <table:table-cell/>
          <table:table-cell office:value-type="string">
            <text:p>0.5,1,2 ET</text:p>
          </table:table-cell>
          <table:table-cell table:style-name="45,12cel-scenario overview" office:value-type="float" office:value="12">
            <text:p>12</text:p>
          </table:table-cell>
          <table:table-cell table:style-name="45,13cel-scenario overview" office:value-type="float" office:value="3">
            <text:p>3</text:p>
          </table:table-cell>
          <table:table-cell office:value-type="string">
            <text:p>-</text:p>
          </table:table-cell>
          <table:table-cell table:style-name="45,15cel-scenario overview" office:value-type="float" office:value="0">
            <text:p>0</text:p>
          </table:table-cell>
          <table:table-cell office:value-type="string">
            <text:p>mw</text:p>
          </table:table-cell>
          <table:table-cell/>
          <table:table-cell/>
          <table:table-cell table:style-name="4,19cel-scenario overview" office:value-type="string">
            <text:p>ok</text:p>
          </table:table-cell>
          <table:table-cell table:style-name="4,20cel-scenario overview" office:value-type="string">
            <text:p>fixed alpha_em</text:p>
          </table:table-cell>
        </table:table-row>
        <table:table-row table:style-name="_row-scenario overview">
          <table:table-cell table:style-name="45,1cel-scenario overview" office:value-type="string">
            <text:p>fnh2002  xxx</text:p>
          </table:table-cell>
          <table:table-cell office:value-type="string">
            <text:p>hep-ex/0701039</text:p>
          </table:table-cell>
          <table:table-cell office:value-type="string">
            <text:p>ZEUS</text:p>
          </table:table-cell>
          <table:table-cell office:value-type="string">
            <text:p>incl jet</text:p>
          </table:table-cell>
          <table:table-cell office:value-type="string">
            <text:p>(ET,D) (Q2,D)</text:p>
          </table:table-cell>
          <table:table-cell office:value-type="string">
            <text:p>kT</text:p>
          </table:table-cell>
          <table:table-cell office:value-type="string">
            <text:p>not yet</text:p>
          </table:table-cell>
          <table:table-cell/>
          <table:table-cell/>
          <table:table-cell/>
          <table:table-cell/>
          <table:table-cell/>
          <table:table-cell/>
          <table:table-cell office:value-type="string">
            <text:p>-</text:p>
          </table:table-cell>
          <table:table-cell/>
          <table:table-cell/>
          <table:table-cell/>
          <table:table-cell/>
          <table:table-cell table:style-name="4,19cel-scenario overview"/>
          <table:table-cell table:style-name="4,20cel-scenario overview"/>
        </table:table-row>
        <table:table-row table:style-name="_row-scenario overview">
          <table:table-cell table:style-name="47,1cel-scenario overview" office:value-type="string">
            <text:p>fnh2003</text:p>
          </table:table-cell>
          <table:table-cell table:style-name="16,2cel-scenario overview" office:value-type="string">
            <text:p>hep-ex/07063722</text:p>
          </table:table-cell>
          <table:table-cell table:style-name="16,2cel-scenario overview" office:value-type="string">
            <text:p>H1</text:p>
          </table:table-cell>
          <table:table-cell table:style-name="16,2cel-scenario overview" office:value-type="string">
            <text:p>incl jet</text:p>
          </table:table-cell>
          <table:table-cell table:style-name="16,2cel-scenario overview" office:value-type="string">
            <text:p>ET, Q2</text:p>
          </table:table-cell>
          <table:table-cell table:style-name="16,2cel-scenario overview" office:value-type="string">
            <text:p>kT</text:p>
          </table:table-cell>
          <table:table-cell table:style-name="16,2cel-scenario overview" office:value-type="string">
            <text:p>LO, NLO</text:p>
          </table:table-cell>
          <table:table-cell table:style-name="16,2cel-scenario overview" office:value-type="string">
            <text:p>CEDAR: I,U</text:p>
          </table:table-cell>
          <table:table-cell table:style-name="16,2cel-scenario overview"/>
          <table:table-cell table:style-name="16,2cel-scenario overview"/>
          <table:table-cell table:style-name="16,2cel-scenario overview" office:value-type="string">
            <text:p>0.5,1,2 ET</text:p>
          </table:table-cell>
          <table:table-cell table:style-name="16,2cel-scenario overview"/>
          <table:table-cell table:style-name="47,13cel-scenario overview" office:value-type="float" office:value="4">
            <text:p>4</text:p>
          </table:table-cell>
          <table:table-cell table:style-name="16,2cel-scenario overview" office:value-type="string">
            <text:p>-</text:p>
          </table:table-cell>
          <table:table-cell table:style-name="47,15cel-scenario overview" office:value-type="float" office:value="0">
            <text:p>0</text:p>
          </table:table-cell>
          <table:table-cell table:style-name="16,2cel-scenario overview" office:value-type="string">
            <text:p>tk</text:p>
          </table:table-cell>
          <table:table-cell table:style-name="16,2cel-scenario overview"/>
          <table:table-cell table:style-name="16,2cel-scenario overview"/>
          <table:table-cell table:style-name="16,19cel-scenario overview"/>
          <table:table-cell table:style-name="16,20cel-scenario overview"/>
        </table:table-row>
        <table:table-row table:style-name="_row-scenario overview">
          <table:table-cell table:style-name="48,1cel-scenario overview" office:value-type="string">
            <text:p>RHIC</text:p>
          </table:table-cell>
          <table:table-cell table:style-name="48,2cel-scenario overview"/>
          <table:table-cell table:style-name="48,2cel-scenario overview"/>
          <table:table-cell table:style-name="48,2cel-scenario overview"/>
          <table:table-cell table:style-name="48,2cel-scenario overview"/>
          <table:table-cell table:style-name="48,2cel-scenario overview"/>
          <table:table-cell table:style-name="48,2cel-scenario overview"/>
          <table:table-cell table:style-name="48,2cel-scenario overview"/>
          <table:table-cell table:style-name="48,2cel-scenario overview"/>
          <table:table-cell table:style-name="48,2cel-scenario overview"/>
          <table:table-cell table:style-name="48,2cel-scenario overview"/>
          <table:table-cell table:style-name="48,2cel-scenario overview"/>
          <table:table-cell table:style-name="48,2cel-scenario overview"/>
          <table:table-cell table:style-name="48,2cel-scenario overview"/>
          <table:table-cell table:style-name="48,2cel-scenario overview"/>
          <table:table-cell table:style-name="48,2cel-scenario overview"/>
          <table:table-cell table:style-name="48,2cel-scenario overview"/>
          <table:table-cell table:style-name="48,2cel-scenario overview"/>
          <table:table-cell table:style-name="48,19cel-scenario overview"/>
          <table:table-cell table:style-name="48,20cel-scenario overview"/>
        </table:table-row>
        <table:table-row table:style-name="_row-scenario overview">
          <table:table-cell table:style-name="49,1cel-scenario overview" office:value-type="string">
            <text:p>fnr0001</text:p>
          </table:table-cell>
          <table:table-cell/>
          <table:table-cell office:value-type="string">
            <text:p>STAR</text:p>
          </table:table-cell>
          <table:table-cell office:value-type="string">
            <text:p>incl jet</text:p>
          </table:table-cell>
          <table:table-cell office:value-type="string">
            <text:p>pT (y)</text:p>
          </table:table-cell>
          <table:table-cell office:value-type="string">
            <text:p>kT</text:p>
          </table:table-cell>
          <table:table-cell office:value-type="string">
            <text:p>LO,NLO,TrCr</text:p>
          </table:table-cell>
          <table:table-cell office:value-type="string">
            <text:p>CEDAR: I,U</text:p>
          </table:table-cell>
          <table:table-cell/>
          <table:table-cell/>
          <table:table-cell office:value-type="string">
            <text:p>0.25,0.5,1,2 pT</text:p>
          </table:table-cell>
          <table:table-cell table:style-name="49,12cel-scenario overview" office:value-type="float" office:value="12">
            <text:p>12</text:p>
          </table:table-cell>
          <table:table-cell table:style-name="49,13cel-scenario overview" office:value-type="float" office:value="1">
            <text:p>1</text:p>
          </table:table-cell>
          <table:table-cell table:style-name="49,14cel-scenario overview" office:value-type="float" office:value="1">
            <text:p>1</text:p>
          </table:table-cell>
          <table:table-cell table:style-name="49,15cel-scenario overview" office:value-type="float" office:value="0">
            <text:p>0</text:p>
          </table:table-cell>
          <table:table-cell office:value-type="string">
            <text:p>mw</text:p>
          </table:table-cell>
          <table:table-cell/>
          <table:table-cell/>
          <table:table-cell table:style-name="4,19cel-scenario overview" office:value-type="string">
            <text:p>ok</text:p>
          </table:table-cell>
          <table:table-cell table:style-name="4,20cel-scenario overview"/>
        </table:table-row>
        <table:table-row table:style-name="_row-scenario overview">
          <table:table-cell table:style-name="50,1cel-scenario overview" office:value-type="string">
            <text:p>fnr0002</text:p>
          </table:table-cell>
          <table:table-cell table:style-name="16,2cel-scenario overview"/>
          <table:table-cell table:style-name="16,2cel-scenario overview" office:value-type="string">
            <text:p>STAR</text:p>
          </table:table-cell>
          <table:table-cell table:style-name="16,2cel-scenario overview" office:value-type="string">
            <text:p>dijet</text:p>
          </table:table-cell>
          <table:table-cell table:style-name="16,2cel-scenario overview" office:value-type="string">
            <text:p>Mjj</text:p>
          </table:table-cell>
          <table:table-cell table:style-name="16,2cel-scenario overview" office:value-type="string">
            <text:p>midp</text:p>
          </table:table-cell>
          <table:table-cell table:style-name="16,2cel-scenario overview" office:value-type="string">
            <text:p>LO, NLO</text:p>
          </table:table-cell>
          <table:table-cell table:style-name="16,2cel-scenario overview"/>
          <table:table-cell table:style-name="50,9cel-scenario overview" office:value-type="float" office:value="10">
            <text:p>10</text:p>
          </table:table-cell>
          <table:table-cell table:style-name="16,2cel-scenario overview"/>
          <table:table-cell table:style-name="16,2cel-scenario overview" office:value-type="string">
            <text:p>0.25,0.,1,2 pT</text:p>
          </table:table-cell>
          <table:table-cell table:style-name="50,12cel-scenario overview" office:value-type="float" office:value="12">
            <text:p>12</text:p>
          </table:table-cell>
          <table:table-cell table:style-name="50,13cel-scenario overview" office:value-type="float" office:value="2">
            <text:p>2</text:p>
          </table:table-cell>
          <table:table-cell table:style-name="16,2cel-scenario overview"/>
          <table:table-cell table:style-name="50,15cel-scenario overview" office:value-type="float" office:value="0">
            <text:p>0</text:p>
          </table:table-cell>
          <table:table-cell table:style-name="16,2cel-scenario overview" office:value-type="string">
            <text:p>mw</text:p>
          </table:table-cell>
          <table:table-cell table:style-name="16,2cel-scenario overview" office:value-type="string">
            <text:p>0,1%,0.2%</text:p>
          </table:table-cell>
          <table:table-cell table:style-name="16,2cel-scenario overview" office:value-type="string">
            <text:p>40G,138G</text:p>
          </table:table-cell>
          <table:table-cell table:style-name="16,19cel-scenario overview" office:value-type="string">
            <text:p>ok</text:p>
          </table:table-cell>
          <table:table-cell table:style-name="16,20cel-scenario overview"/>
        </table:table-row>
        <table:table-row table:style-name="_row-scenario overview">
          <table:table-cell table:style-name="51,1cel-scenario overview" office:value-type="string">
            <text:p>LHC 14 TeV</text:p>
          </table:table-cell>
          <table:table-cell table:style-name="51,2cel-scenario overview"/>
          <table:table-cell table:style-name="51,2cel-scenario overview"/>
          <table:table-cell table:style-name="51,2cel-scenario overview"/>
          <table:table-cell table:style-name="51,2cel-scenario overview"/>
          <table:table-cell table:style-name="51,2cel-scenario overview"/>
          <table:table-cell table:style-name="51,2cel-scenario overview"/>
          <table:table-cell table:style-name="51,2cel-scenario overview"/>
          <table:table-cell table:style-name="51,2cel-scenario overview"/>
          <table:table-cell table:style-name="51,2cel-scenario overview"/>
          <table:table-cell table:style-name="51,2cel-scenario overview"/>
          <table:table-cell table:style-name="51,2cel-scenario overview"/>
          <table:table-cell table:style-name="51,2cel-scenario overview"/>
          <table:table-cell table:style-name="51,2cel-scenario overview"/>
          <table:table-cell table:style-name="51,2cel-scenario overview"/>
          <table:table-cell table:style-name="51,2cel-scenario overview"/>
          <table:table-cell table:style-name="51,2cel-scenario overview"/>
          <table:table-cell table:style-name="51,2cel-scenario overview"/>
          <table:table-cell table:style-name="51,19cel-scenario overview"/>
          <table:table-cell table:style-name="51,20cel-scenario overview"/>
        </table:table-row>
        <table:table-row table:style-name="_row-scenario overview">
          <table:table-cell table:style-name="52,1cel-scenario overview" office:value-type="string">
            <text:p>fnl0001  xx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4,19cel-scenario overview"/>
          <table:table-cell table:style-name="4,20cel-scenario overview"/>
        </table:table-row>
        <table:table-row table:style-name="_row-scenario overview">
          <table:table-cell table:style-name="53,1cel-scenario overview" office:value-type="string">
            <text:p>fnl0002</text:p>
          </table:table-cell>
          <table:table-cell office:value-type="string">
            <text:p>CERN-LHCC-2006-021</text:p>
          </table:table-cell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1.0</text:p>
          </table:table-cell>
          <table:table-cell office:value-type="string">
            <text:p>LO,NLO</text:p>
          </table:table-cell>
          <table:table-cell/>
          <table:table-cell/>
          <table:table-cell table:style-name="53,10cel-scenario overview" office:value-type="float" office:value="132">
            <text:p>132</text:p>
          </table:table-cell>
          <table:table-cell office:value-type="string">
            <text:p>0.25,0.5,1,2 pT</text:p>
          </table:table-cell>
          <table:table-cell table:style-name="53,12cel-scenario overview" office:value-type="float" office:value="12">
            <text:p>12</text:p>
          </table:table-cell>
          <table:table-cell table:style-name="53,13cel-scenario overview" office:value-type="float" office:value="1">
            <text:p>1</text:p>
          </table:table-cell>
          <table:table-cell table:style-name="53,14cel-scenario overview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/>
          <table:table-cell table:style-name="4,19cel-scenario overview"/>
          <table:table-cell office:value-type="string">
            <text:p>our kT</text:p>
          </table:table-cell>
        </table:table-row>
        <table:table-row table:style-name="_row-scenario overview">
          <table:table-cell table:style-name="52,1cel-scenario overview" office:value-type="string">
            <text:p>fnl0003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midp 0.7</text:p>
          </table:table-cell>
          <table:table-cell office:value-type="string">
            <text:p>LO,NLO</text:p>
          </table:table-cell>
          <table:table-cell/>
          <table:table-cell/>
          <table:table-cell table:style-name="54,10cel-scenario overview" office:value-type="float" office:value="132">
            <text:p>132</text:p>
          </table:table-cell>
          <table:table-cell office:value-type="string">
            <text:p>0.25,0.5,1,2 pT</text:p>
          </table:table-cell>
          <table:table-cell table:style-name="54,12cel-scenario overview" office:value-type="float" office:value="12">
            <text:p>12</text:p>
          </table:table-cell>
          <table:table-cell table:style-name="54,13cel-scenario overview" office:value-type="float" office:value="1">
            <text:p>1</text:p>
          </table:table-cell>
          <table:table-cell table:style-name="54,14cel-scenario overview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/>
          <table:table-cell table:style-name="4,19cel-scenario overview"/>
          <table:table-cell table:style-name="4,20cel-scenario overview" office:value-type="string">
            <text:p>ourMidPointCone</text:p>
          </table:table-cell>
        </table:table-row>
        <table:table-row table:style-name="_row-scenario overview">
          <table:table-cell table:style-name="52,1cel-scenario overview" office:value-type="string">
            <text:p>fnl0004</text:p>
          </table:table-cell>
          <table:table-cell office:value-type="string">
            <text:p>test</text:p>
          </table:table-cell>
          <table:table-cell office:value-type="string">
            <text:p>ATLAS</text:p>
          </table:table-cell>
          <table:table-cell office:value-type="string">
            <text:p>incl .jet</text:p>
          </table:table-cell>
          <table:table-cell office:value-type="string">
            <text:p>pT, y</text:p>
          </table:table-cell>
          <table:table-cell office:value-type="string">
            <text:p>kT</text:p>
          </table:table-cell>
          <table:table-cell office:value-type="string">
            <text:p>LO, NLO, TrCr</text:p>
          </table:table-cell>
          <table:table-cell office:value-type="string">
            <text:p>CEDAR: I</text:p>
          </table:table-cell>
          <table:table-cell/>
          <table:table-cell/>
          <table:table-cell office:value-type="string">
            <text:p>0.25,0.5,1,2pT</text:p>
          </table:table-cell>
          <table:table-cell/>
          <table:table-cell/>
          <table:table-cell table:style-name="55,14cel-scenario overview" office:value-type="float" office:value="1">
            <text:p>1</text:p>
          </table:table-cell>
          <table:table-cell/>
          <table:table-cell office:value-type="string">
            <text:p>mw</text:p>
          </table:table-cell>
          <table:table-cell/>
          <table:table-cell/>
          <table:table-cell table:style-name="4,19cel-scenario overview" office:value-type="string">
            <text:p>ok</text:p>
          </table:table-cell>
          <table:table-cell table:style-name="4,20cel-scenario overview"/>
        </table:table-row>
        <table:table-row table:style-name="_row-scenario overview">
          <table:table-cell table:style-name="56,1cel-scenario overview" office:value-type="string">
            <text:p>fnl00xx</text:p>
          </table:table-cell>
          <table:table-cell table:style-name="16,2cel-scenario overview" office:value-type="string">
            <text:p>kT D-dep + AC</text:p>
          </table:table-cell>
          <table:table-cell table:style-name="16,2cel-scenario overview"/>
          <table:table-cell table:style-name="16,2cel-scenario overview"/>
          <table:table-cell table:style-name="16,2cel-scenario overview"/>
          <table:table-cell table:style-name="16,2cel-scenario overview"/>
          <table:table-cell table:style-name="16,2cel-scenario overview"/>
          <table:table-cell table:style-name="16,2cel-scenario overview"/>
          <table:table-cell table:style-name="16,2cel-scenario overview"/>
          <table:table-cell table:style-name="16,2cel-scenario overview"/>
          <table:table-cell table:style-name="16,2cel-scenario overview"/>
          <table:table-cell table:style-name="16,2cel-scenario overview"/>
          <table:table-cell table:style-name="16,2cel-scenario overview"/>
          <table:table-cell table:style-name="16,2cel-scenario overview"/>
          <table:table-cell table:style-name="16,2cel-scenario overview"/>
          <table:table-cell table:style-name="16,2cel-scenario overview"/>
          <table:table-cell table:style-name="16,2cel-scenario overview"/>
          <table:table-cell table:style-name="16,2cel-scenario overview"/>
          <table:table-cell table:style-name="16,19cel-scenario overview"/>
          <table:table-cell table:style-name="16,20cel-scenario overview"/>
        </table:table-row>
        <table:table-row table:style-name="_row-scenario overview">
          <table:table-cell table:style-name="51,2cel-scenario overview" office:value-type="string">
            <text:p>fnl00xy</text:p>
          </table:table-cell>
          <table:table-cell table:style-name="57,2cel-scenario overview" office:value-type="string">
            <text:p>normalization</text:p>
          </table:table-cell>
          <table:table-cell table:style-name="57,2cel-scenario overview"/>
          <table:table-cell table:style-name="57,2cel-scenario overview"/>
          <table:table-cell table:style-name="57,2cel-scenario overview"/>
          <table:table-cell table:style-name="57,2cel-scenario overview"/>
          <table:table-cell table:style-name="57,2cel-scenario overview"/>
          <table:table-cell table:style-name="57,2cel-scenario overview"/>
          <table:table-cell table:style-name="57,2cel-scenario overview"/>
          <table:table-cell table:style-name="57,2cel-scenario overview"/>
          <table:table-cell table:style-name="57,2cel-scenario overview"/>
          <table:table-cell table:style-name="57,2cel-scenario overview"/>
          <table:table-cell table:style-name="57,2cel-scenario overview"/>
          <table:table-cell table:style-name="57,2cel-scenario overview"/>
          <table:table-cell table:style-name="57,2cel-scenario overview"/>
          <table:table-cell table:style-name="57,2cel-scenario overview"/>
          <table:table-cell table:style-name="57,2cel-scenario overview"/>
          <table:table-cell table:style-name="57,2cel-scenario overview"/>
          <table:table-cell table:style-name="57,19cel-scenario overview"/>
          <table:table-cell table:style-name="57,2cel-scenario overview"/>
        </table:table-row>
        <table:table-row table:style-name="_row-scenario overview">
          <table:table-cell table:style-name="53,1cel-scenario overview" office:value-type="string">
            <text:p>fnl0007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0.6</text:p>
          </table:table-cell>
          <table:table-cell office:value-type="string">
            <text:p>LO,NLO</text:p>
          </table:table-cell>
          <table:table-cell/>
          <table:table-cell/>
          <table:table-cell table:style-name="58,10cel-scenario overview" office:value-type="float" office:value="161">
            <text:p>161</text:p>
          </table:table-cell>
          <table:table-cell office:value-type="string">
            <text:p>0.25,0.5,1,2 pT</text:p>
          </table:table-cell>
          <table:table-cell table:style-name="58,12cel-scenario overview" office:value-type="float" office:value="12">
            <text:p>12</text:p>
          </table:table-cell>
          <table:table-cell table:style-name="58,13cel-scenario overview" office:value-type="float" office:value="1">
            <text:p>1</text:p>
          </table:table-cell>
          <table:table-cell table:style-name="58,14cel-scenario overview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/>
          <table:table-cell table:style-name="4,19cel-scenario overview"/>
          <table:table-cell office:value-type="string">
            <text:p>our fixed kT</text:p>
          </table:table-cell>
        </table:table-row>
        <table:table-row table:style-name="_row-scenario overview">
          <table:table-cell table:style-name="53,1cel-scenario overview" office:value-type="string">
            <text:p>fnl000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SC 0.7</text:p>
          </table:table-cell>
          <table:table-cell office:value-type="string">
            <text:p>LO,NLO</text:p>
          </table:table-cell>
          <table:table-cell/>
          <table:table-cell/>
          <table:table-cell table:style-name="59,10cel-scenario overview" office:value-type="float" office:value="161">
            <text:p>161</text:p>
          </table:table-cell>
          <table:table-cell office:value-type="string">
            <text:p>0.25,0.5,1,2 pT</text:p>
          </table:table-cell>
          <table:table-cell table:style-name="59,12cel-scenario overview" office:value-type="float" office:value="12">
            <text:p>12</text:p>
          </table:table-cell>
          <table:table-cell table:style-name="59,13cel-scenario overview" office:value-type="float" office:value="1">
            <text:p>1</text:p>
          </table:table-cell>
          <table:table-cell table:style-name="59,14cel-scenario overview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/>
          <table:table-cell table:style-name="4,19cel-scenario overview"/>
          <table:table-cell office:value-type="string">
            <text:p>fastjet SISCone</text:p>
          </table:table-cell>
        </table:table-row>
        <table:table-row table:style-name="_row-scenario overview">
          <table:table-cell table:style-name="53,1cel-scenario overview" office:value-type="string">
            <text:p>fnl0009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midp 0.7</text:p>
          </table:table-cell>
          <table:table-cell office:value-type="string">
            <text:p>LO,NLO</text:p>
          </table:table-cell>
          <table:table-cell/>
          <table:table-cell/>
          <table:table-cell table:style-name="60,10cel-scenario overview" office:value-type="float" office:value="161">
            <text:p>161</text:p>
          </table:table-cell>
          <table:table-cell office:value-type="string">
            <text:p>0.25,0.5,1,2 pT</text:p>
          </table:table-cell>
          <table:table-cell table:style-name="60,12cel-scenario overview" office:value-type="float" office:value="12">
            <text:p>12</text:p>
          </table:table-cell>
          <table:table-cell table:style-name="60,13cel-scenario overview" office:value-type="float" office:value="1">
            <text:p>1</text:p>
          </table:table-cell>
          <table:table-cell table:style-name="60,14cel-scenario overview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/>
          <table:table-cell table:style-name="4,19cel-scenario overview"/>
          <table:table-cell office:value-type="string">
            <text:p>our MidPointCone</text:p>
          </table:table-cell>
        </table:table-row>
        <table:table-row table:style-name="_row-scenario overview">
          <table:table-cell table:style-name="53,1cel-scenario overview" office:value-type="string">
            <text:p>fnl0010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kT 0.6</text:p>
          </table:table-cell>
          <table:table-cell office:value-type="string">
            <text:p>LO,NLO</text:p>
          </table:table-cell>
          <table:table-cell/>
          <table:table-cell/>
          <table:table-cell table:style-name="61,10cel-scenario overview" office:value-type="float" office:value="161">
            <text:p>161</text:p>
          </table:table-cell>
          <table:table-cell office:value-type="string">
            <text:p>0.25,0.5,1,2 pT</text:p>
          </table:table-cell>
          <table:table-cell table:style-name="61,12cel-scenario overview" office:value-type="float" office:value="12">
            <text:p>12</text:p>
          </table:table-cell>
          <table:table-cell table:style-name="61,13cel-scenario overview" office:value-type="float" office:value="1">
            <text:p>1</text:p>
          </table:table-cell>
          <table:table-cell table:style-name="61,14cel-scenario overview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/>
          <table:table-cell table:style-name="4,19cel-scenario overview"/>
          <table:table-cell office:value-type="string">
            <text:p>fastjet kT</text:p>
          </table:table-cell>
        </table:table-row>
        <table:table-row table:style-name="_row-scenario overview">
          <table:table-cell table:style-name="53,1cel-scenario overview" office:value-type="string">
            <text:p>fnl0011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MP 0.7</text:p>
          </table:table-cell>
          <table:table-cell office:value-type="string">
            <text:p>LO,NLO</text:p>
          </table:table-cell>
          <table:table-cell/>
          <table:table-cell/>
          <table:table-cell table:style-name="62,10cel-scenario overview" office:value-type="float" office:value="161">
            <text:p>161</text:p>
          </table:table-cell>
          <table:table-cell office:value-type="string">
            <text:p>0.25,0.5,1,2 pT</text:p>
          </table:table-cell>
          <table:table-cell table:style-name="62,12cel-scenario overview" office:value-type="float" office:value="12">
            <text:p>12</text:p>
          </table:table-cell>
          <table:table-cell table:style-name="62,13cel-scenario overview" office:value-type="float" office:value="1">
            <text:p>1</text:p>
          </table:table-cell>
          <table:table-cell table:style-name="62,14cel-scenario overview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/>
          <table:table-cell table:style-name="4,19cel-scenario overview"/>
          <table:table-cell office:value-type="string">
            <text:p>fastJet MidPointCone</text:p>
          </table:table-cell>
        </table:table-row>
        <table:table-row table:style-name="_row-scenario overview">
          <table:table-cell table:style-name="53,1cel-scenario overview" office:value-type="string">
            <text:p>fnl0017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0.4</text:p>
          </table:table-cell>
          <table:table-cell office:value-type="string">
            <text:p>LO,NLO</text:p>
          </table:table-cell>
          <table:table-cell/>
          <table:table-cell/>
          <table:table-cell table:style-name="63,10cel-scenario overview" office:value-type="float" office:value="161">
            <text:p>161</text:p>
          </table:table-cell>
          <table:table-cell office:value-type="string">
            <text:p>0.25,0.5,1,2 pT</text:p>
          </table:table-cell>
          <table:table-cell table:style-name="63,12cel-scenario overview" office:value-type="float" office:value="12">
            <text:p>12</text:p>
          </table:table-cell>
          <table:table-cell table:style-name="63,13cel-scenario overview" office:value-type="float" office:value="1">
            <text:p>1</text:p>
          </table:table-cell>
          <table:table-cell table:style-name="63,14cel-scenario overview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/>
          <table:table-cell table:style-name="4,19cel-scenario overview"/>
          <table:table-cell office:value-type="string">
            <text:p>our fixed kT</text:p>
          </table:table-cell>
        </table:table-row>
        <table:table-row table:style-name="_row-scenario overview">
          <table:table-cell table:style-name="53,1cel-scenario overview" office:value-type="string">
            <text:p>fnl001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/>
          <table:table-cell table:style-name="64,10cel-scenario overview" office:value-type="float" office:value="161">
            <text:p>161</text:p>
          </table:table-cell>
          <table:table-cell office:value-type="string">
            <text:p>0.25,0.5,1,2 pT</text:p>
          </table:table-cell>
          <table:table-cell table:style-name="64,12cel-scenario overview" office:value-type="float" office:value="12">
            <text:p>12</text:p>
          </table:table-cell>
          <table:table-cell table:style-name="64,13cel-scenario overview" office:value-type="float" office:value="1">
            <text:p>1</text:p>
          </table:table-cell>
          <table:table-cell table:style-name="64,14cel-scenario overview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/>
          <table:table-cell table:style-name="4,19cel-scenario overview"/>
          <table:table-cell office:value-type="string">
            <text:p>fastjet SISCone</text:p>
          </table:table-cell>
        </table:table-row>
        <table:table-row table:style-name="_row-scenario overview">
          <table:table-cell table:style-name="53,1cel-scenario overview" office:value-type="string">
            <text:p>fnl0019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midp 0.5</text:p>
          </table:table-cell>
          <table:table-cell office:value-type="string">
            <text:p>LO,NLO</text:p>
          </table:table-cell>
          <table:table-cell/>
          <table:table-cell/>
          <table:table-cell table:style-name="65,10cel-scenario overview" office:value-type="float" office:value="161">
            <text:p>161</text:p>
          </table:table-cell>
          <table:table-cell office:value-type="string">
            <text:p>0.25,0.5,1,2 pT</text:p>
          </table:table-cell>
          <table:table-cell table:style-name="65,12cel-scenario overview" office:value-type="float" office:value="12">
            <text:p>12</text:p>
          </table:table-cell>
          <table:table-cell table:style-name="65,13cel-scenario overview" office:value-type="float" office:value="1">
            <text:p>1</text:p>
          </table:table-cell>
          <table:table-cell table:style-name="65,14cel-scenario overview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/>
          <table:table-cell table:style-name="4,19cel-scenario overview"/>
          <table:table-cell office:value-type="string">
            <text:p>our MidPointCone</text:p>
          </table:table-cell>
        </table:table-row>
        <table:table-row table:style-name="_row-scenario overview">
          <table:table-cell table:style-name="53,1cel-scenario overview" office:value-type="string">
            <text:p>fnl0020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kT 0.4</text:p>
          </table:table-cell>
          <table:table-cell office:value-type="string">
            <text:p>LO,NLO</text:p>
          </table:table-cell>
          <table:table-cell/>
          <table:table-cell/>
          <table:table-cell table:style-name="66,10cel-scenario overview" office:value-type="float" office:value="161">
            <text:p>161</text:p>
          </table:table-cell>
          <table:table-cell office:value-type="string">
            <text:p>0.25,0.5,1,2 pT</text:p>
          </table:table-cell>
          <table:table-cell table:style-name="66,12cel-scenario overview" office:value-type="float" office:value="12">
            <text:p>12</text:p>
          </table:table-cell>
          <table:table-cell table:style-name="66,13cel-scenario overview" office:value-type="float" office:value="1">
            <text:p>1</text:p>
          </table:table-cell>
          <table:table-cell table:style-name="66,14cel-scenario overview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/>
          <table:table-cell table:style-name="4,19cel-scenario overview"/>
          <table:table-cell office:value-type="string">
            <text:p>fastjet kT</text:p>
          </table:table-cell>
        </table:table-row>
        <table:table-row table:style-name="_row-scenario overview">
          <table:table-cell table:style-name="53,1cel-scenario overview" office:value-type="string">
            <text:p>fnl0021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MP 0.5</text:p>
          </table:table-cell>
          <table:table-cell office:value-type="string">
            <text:p>LO,NLO</text:p>
          </table:table-cell>
          <table:table-cell/>
          <table:table-cell/>
          <table:table-cell table:style-name="67,10cel-scenario overview" office:value-type="float" office:value="161">
            <text:p>161</text:p>
          </table:table-cell>
          <table:table-cell office:value-type="string">
            <text:p>0.25,0.5,1,2 pT</text:p>
          </table:table-cell>
          <table:table-cell table:style-name="67,12cel-scenario overview" office:value-type="float" office:value="12">
            <text:p>12</text:p>
          </table:table-cell>
          <table:table-cell table:style-name="67,13cel-scenario overview" office:value-type="float" office:value="1">
            <text:p>1</text:p>
          </table:table-cell>
          <table:table-cell table:style-name="67,14cel-scenario overview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/>
          <table:table-cell table:style-name="4,19cel-scenario overview"/>
          <table:table-cell office:value-type="string">
            <text:p>fastJet MidPointCone</text:p>
          </table:table-cell>
        </table:table-row>
        <table:table-row table:style-name="_row-scenario overview">
          <table:table-cell table:style-name="53,1cel-scenario overview" office:value-type="string">
            <text:p>fnl0117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kT 0.4</text:p>
          </table:table-cell>
          <table:table-cell office:value-type="string">
            <text:p>LO,NLO</text:p>
          </table:table-cell>
          <table:table-cell/>
          <table:table-cell/>
          <table:table-cell table:style-name="68,10cel-scenario overview" office:value-type="float" office:value="14">
            <text:p>14</text:p>
          </table:table-cell>
          <table:table-cell office:value-type="string">
            <text:p>0.25,0.5,1,2 pT</text:p>
          </table:table-cell>
          <table:table-cell table:style-name="68,12cel-scenario overview" office:value-type="float" office:value="12">
            <text:p>12</text:p>
          </table:table-cell>
          <table:table-cell table:style-name="68,13cel-scenario overview" office:value-type="float" office:value="1">
            <text:p>1</text:p>
          </table:table-cell>
          <table:table-cell table:style-name="68,14cel-scenario overview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/>
          <table:table-cell table:style-name="4,19cel-scenario overview"/>
          <table:table-cell office:value-type="string">
            <text:p> </text:p>
          </table:table-cell>
        </table:table-row>
        <table:table-row table:style-name="_row-scenario overview">
          <table:table-cell table:style-name="53,1cel-scenario overview" office:value-type="string">
            <text:p>fnl0118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/>
          <table:table-cell table:style-name="69,10cel-scenario overview" office:value-type="float" office:value="14">
            <text:p>14</text:p>
          </table:table-cell>
          <table:table-cell office:value-type="string">
            <text:p>0.25,0.5,1,2 pT</text:p>
          </table:table-cell>
          <table:table-cell table:style-name="69,12cel-scenario overview" office:value-type="float" office:value="12">
            <text:p>12</text:p>
          </table:table-cell>
          <table:table-cell table:style-name="69,13cel-scenario overview" office:value-type="float" office:value="1">
            <text:p>1</text:p>
          </table:table-cell>
          <table:table-cell table:style-name="69,14cel-scenario overview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/>
          <table:table-cell table:style-name="4,19cel-scenario overview"/>
          <table:table-cell/>
        </table:table-row>
        <table:table-row table:style-name="_row-scenario overview">
          <table:table-cell table:style-name="53,1cel-scenario overview" office:value-type="string">
            <text:p>fnl0118.x_06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/>
          <table:table-cell table:style-name="70,10cel-scenario overview" office:value-type="float" office:value="14">
            <text:p>14</text:p>
          </table:table-cell>
          <table:table-cell office:value-type="string">
            <text:p>0.25,0.5,1,2 pT</text:p>
          </table:table-cell>
          <table:table-cell table:style-name="70,12cel-scenario overview" office:value-type="float" office:value="6">
            <text:p>6</text:p>
          </table:table-cell>
          <table:table-cell table:style-name="70,13cel-scenario overview" office:value-type="float" office:value="1">
            <text:p>1</text:p>
          </table:table-cell>
          <table:table-cell table:style-name="70,14cel-scenario overview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/>
          <table:table-cell table:style-name="4,19cel-scenario overview"/>
          <table:table-cell office:value-type="string">
            <text:p>x bin precision series</text:p>
          </table:table-cell>
        </table:table-row>
        <table:table-row table:style-name="_row-scenario overview">
          <table:table-cell table:style-name="53,1cel-scenario overview" office:value-type="string">
            <text:p>fnl0118.x_24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/>
          <table:table-cell table:style-name="71,10cel-scenario overview" office:value-type="float" office:value="14">
            <text:p>14</text:p>
          </table:table-cell>
          <table:table-cell office:value-type="string">
            <text:p>0.25,0.5,1,2 pT</text:p>
          </table:table-cell>
          <table:table-cell table:style-name="71,12cel-scenario overview" office:value-type="float" office:value="24">
            <text:p>24</text:p>
          </table:table-cell>
          <table:table-cell table:style-name="71,13cel-scenario overview" office:value-type="float" office:value="1">
            <text:p>1</text:p>
          </table:table-cell>
          <table:table-cell table:style-name="71,14cel-scenario overview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/>
          <table:table-cell table:style-name="4,19cel-scenario overview"/>
          <table:table-cell office:value-type="string">
            <text:p>x bin precision series</text:p>
          </table:table-cell>
        </table:table-row>
        <table:table-row table:style-name="_row-scenario overview">
          <table:table-cell table:style-name="53,1cel-scenario overview" office:value-type="string">
            <text:p>fnl0118.x_48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/>
          <table:table-cell table:style-name="72,10cel-scenario overview" office:value-type="float" office:value="14">
            <text:p>14</text:p>
          </table:table-cell>
          <table:table-cell office:value-type="string">
            <text:p>0.25,0.5,1,2 pT</text:p>
          </table:table-cell>
          <table:table-cell table:style-name="72,12cel-scenario overview" office:value-type="float" office:value="48">
            <text:p>48</text:p>
          </table:table-cell>
          <table:table-cell table:style-name="72,13cel-scenario overview" office:value-type="float" office:value="1">
            <text:p>1</text:p>
          </table:table-cell>
          <table:table-cell table:style-name="72,14cel-scenario overview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/>
          <table:table-cell table:style-name="4,19cel-scenario overview"/>
          <table:table-cell office:value-type="string">
            <text:p>x bin precision series</text:p>
          </table:table-cell>
        </table:table-row>
        <table:table-row table:style-name="_row-scenario overview">
          <table:table-cell table:style-name="53,1cel-scenario overview" office:value-type="string">
            <text:p>fnl0118.x_12_1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/>
          <table:table-cell table:style-name="73,10cel-scenario overview" office:value-type="float" office:value="14">
            <text:p>14</text:p>
          </table:table-cell>
          <table:table-cell office:value-type="string">
            <text:p>0.25,0.5,1,2 pT</text:p>
          </table:table-cell>
          <table:table-cell table:style-name="73,12cel-scenario overview" office:value-type="float" office:value="12">
            <text:p>12</text:p>
          </table:table-cell>
          <table:table-cell table:style-name="73,13cel-scenario overview" office:value-type="float" office:value="1">
            <text:p>1</text:p>
          </table:table-cell>
          <table:table-cell table:style-name="73,14cel-scenario overview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/>
          <table:table-cell table:style-name="4,19cel-scenario overview"/>
          <table:table-cell office:value-type="string">
            <text:p>x weighting test, failed so far</text:p>
          </table:table-cell>
        </table:table-row>
        <table:table-row table:style-name="_row-scenario overview">
          <table:table-cell table:style-name="53,1cel-scenario overview" office:value-type="string">
            <text:p>fnl0217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eta</text:p>
          </table:table-cell>
          <table:table-cell office:value-type="string">
            <text:p>kT 0.4</text:p>
          </table:table-cell>
          <table:table-cell office:value-type="string">
            <text:p>LO,NLO</text:p>
          </table:table-cell>
          <table:table-cell/>
          <table:table-cell/>
          <table:table-cell table:style-name="74,10cel-scenario overview" office:value-type="float" office:value="14">
            <text:p>14</text:p>
          </table:table-cell>
          <table:table-cell office:value-type="string">
            <text:p>0.25,0.5,1,2 pT</text:p>
          </table:table-cell>
          <table:table-cell table:style-name="74,12cel-scenario overview" office:value-type="float" office:value="12">
            <text:p>12</text:p>
          </table:table-cell>
          <table:table-cell table:style-name="74,13cel-scenario overview" office:value-type="float" office:value="1">
            <text:p>1</text:p>
          </table:table-cell>
          <table:table-cell table:style-name="74,14cel-scenario overview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/>
          <table:table-cell table:style-name="4,19cel-scenario overview"/>
          <table:table-cell office:value-type="string">
            <text:p> </text:p>
          </table:table-cell>
        </table:table-row>
        <table:table-row table:style-name="_row-scenario overview">
          <table:table-cell table:style-name="53,1cel-scenario overview" office:value-type="string">
            <text:p>fnl0218</text:p>
          </table:table-cell>
          <table:table-cell office:value-type="string">
            <text:p>CMS PAS FWD-08-001</text:p>
          </table:table-cell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eta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/>
          <table:table-cell table:style-name="75,10cel-scenario overview" office:value-type="float" office:value="14">
            <text:p>14</text:p>
          </table:table-cell>
          <table:table-cell office:value-type="string">
            <text:p>0.25,0.5,1,2 pT</text:p>
          </table:table-cell>
          <table:table-cell table:style-name="75,12cel-scenario overview" office:value-type="float" office:value="12">
            <text:p>12</text:p>
          </table:table-cell>
          <table:table-cell table:style-name="75,13cel-scenario overview" office:value-type="float" office:value="1">
            <text:p>1</text:p>
          </table:table-cell>
          <table:table-cell table:style-name="75,14cel-scenario overview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/>
          <table:table-cell table:style-name="4,19cel-scenario overview"/>
          <table:table-cell/>
        </table:table-row>
        <table:table-row table:style-name="_row-scenario overview">
          <table:table-cell table:style-name="76,1cel-scenario overview" office:value-type="string">
            <text:p>LHC 10 TeV</text:p>
          </table:table-cell>
          <table:table-cell table:style-name="76,2cel-scenario overview"/>
          <table:table-cell table:style-name="76,2cel-scenario overview"/>
          <table:table-cell table:style-name="76,2cel-scenario overview"/>
          <table:table-cell table:style-name="76,2cel-scenario overview"/>
          <table:table-cell table:style-name="76,2cel-scenario overview"/>
          <table:table-cell table:style-name="76,2cel-scenario overview"/>
          <table:table-cell table:style-name="76,2cel-scenario overview"/>
          <table:table-cell table:style-name="76,2cel-scenario overview"/>
          <table:table-cell table:style-name="76,2cel-scenario overview"/>
          <table:table-cell table:style-name="76,2cel-scenario overview"/>
          <table:table-cell table:style-name="76,2cel-scenario overview"/>
          <table:table-cell table:style-name="76,2cel-scenario overview"/>
          <table:table-cell table:style-name="76,2cel-scenario overview"/>
          <table:table-cell table:style-name="76,2cel-scenario overview"/>
          <table:table-cell table:style-name="76,2cel-scenario overview"/>
          <table:table-cell table:style-name="76,2cel-scenario overview"/>
          <table:table-cell table:style-name="76,2cel-scenario overview"/>
          <table:table-cell table:style-name="76,19cel-scenario overview"/>
          <table:table-cell table:style-name="76,20cel-scenario overview"/>
        </table:table-row>
        <table:table-row table:style-name="_row-scenario overview">
          <table:table-cell table:style-name="76,2cel-scenario overview" office:value-type="string">
            <text:p>fnl1007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0.6</text:p>
          </table:table-cell>
          <table:table-cell office:value-type="string">
            <text:p>LO,NLO</text:p>
          </table:table-cell>
          <table:table-cell/>
          <table:table-cell/>
          <table:table-cell table:style-name="77,10cel-scenario overview" office:value-type="float" office:value="152">
            <text:p>152</text:p>
          </table:table-cell>
          <table:table-cell office:value-type="string">
            <text:p>0.25,0.5,1,2 pT</text:p>
          </table:table-cell>
          <table:table-cell table:style-name="77,12cel-scenario overview" office:value-type="float" office:value="12">
            <text:p>12</text:p>
          </table:table-cell>
          <table:table-cell table:style-name="77,13cel-scenario overview" office:value-type="float" office:value="1">
            <text:p>1</text:p>
          </table:table-cell>
          <table:table-cell table:style-name="77,14cel-scenario overview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/>
          <table:table-cell table:style-name="4,19cel-scenario overview"/>
          <table:table-cell office:value-type="string">
            <text:p> </text:p>
          </table:table-cell>
        </table:table-row>
        <table:table-row table:style-name="_row-scenario overview">
          <table:table-cell table:style-name="76,2cel-scenario overview" office:value-type="string">
            <text:p>fnl1007.y_1_x_06_2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0.6</text:p>
          </table:table-cell>
          <table:table-cell office:value-type="string">
            <text:p>LO,NLO</text:p>
          </table:table-cell>
          <table:table-cell/>
          <table:table-cell/>
          <table:table-cell table:style-name="78,10cel-scenario overview" office:value-type="float" office:value="34">
            <text:p>34</text:p>
          </table:table-cell>
          <table:table-cell office:value-type="string">
            <text:p>0.25,0.5,1,2 pT</text:p>
          </table:table-cell>
          <table:table-cell table:style-name="78,12cel-scenario overview" office:value-type="float" office:value="6">
            <text:p>6</text:p>
          </table:table-cell>
          <table:table-cell table:style-name="78,13cel-scenario overview" office:value-type="float" office:value="1">
            <text:p>1</text:p>
          </table:table-cell>
          <table:table-cell table:style-name="78,14cel-scenario overview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/>
          <table:table-cell table:style-name="4,19cel-scenario overview"/>
          <table:table-cell office:value-type="string">
            <text:p>x bin precision series</text:p>
          </table:table-cell>
        </table:table-row>
        <table:table-row table:style-name="_row-scenario overview">
          <table:table-cell table:style-name="76,2cel-scenario overview" office:value-type="string">
            <text:p>fnl1007.y_1_x_12_2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0.6</text:p>
          </table:table-cell>
          <table:table-cell office:value-type="string">
            <text:p>LO,NLO</text:p>
          </table:table-cell>
          <table:table-cell/>
          <table:table-cell/>
          <table:table-cell table:style-name="79,10cel-scenario overview" office:value-type="float" office:value="34">
            <text:p>34</text:p>
          </table:table-cell>
          <table:table-cell office:value-type="string">
            <text:p>0.25,0.5,1,2 pT</text:p>
          </table:table-cell>
          <table:table-cell table:style-name="79,12cel-scenario overview" office:value-type="float" office:value="12">
            <text:p>12</text:p>
          </table:table-cell>
          <table:table-cell table:style-name="79,13cel-scenario overview" office:value-type="float" office:value="1">
            <text:p>1</text:p>
          </table:table-cell>
          <table:table-cell table:style-name="79,14cel-scenario overview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/>
          <table:table-cell table:style-name="4,19cel-scenario overview"/>
          <table:table-cell office:value-type="string">
            <text:p>x bin precision series</text:p>
          </table:table-cell>
        </table:table-row>
        <table:table-row table:style-name="_row-scenario overview">
          <table:table-cell table:style-name="76,2cel-scenario overview" office:value-type="string">
            <text:p>fnl1007.y_1_x_24_2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0.6</text:p>
          </table:table-cell>
          <table:table-cell office:value-type="string">
            <text:p>LO,NLO</text:p>
          </table:table-cell>
          <table:table-cell/>
          <table:table-cell/>
          <table:table-cell table:style-name="80,10cel-scenario overview" office:value-type="float" office:value="34">
            <text:p>34</text:p>
          </table:table-cell>
          <table:table-cell office:value-type="string">
            <text:p>0.25,0.5,1,2 pT</text:p>
          </table:table-cell>
          <table:table-cell table:style-name="80,12cel-scenario overview" office:value-type="float" office:value="24">
            <text:p>24</text:p>
          </table:table-cell>
          <table:table-cell table:style-name="80,13cel-scenario overview" office:value-type="float" office:value="1">
            <text:p>1</text:p>
          </table:table-cell>
          <table:table-cell table:style-name="80,14cel-scenario overview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/>
          <table:table-cell table:style-name="4,19cel-scenario overview"/>
          <table:table-cell office:value-type="string">
            <text:p>x bin precision series</text:p>
          </table:table-cell>
        </table:table-row>
        <table:table-row table:style-name="_row-scenario overview">
          <table:table-cell table:style-name="76,2cel-scenario overview" office:value-type="string">
            <text:p>fnl1007.y_1_x_48_2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0.6</text:p>
          </table:table-cell>
          <table:table-cell office:value-type="string">
            <text:p>LO,NLO</text:p>
          </table:table-cell>
          <table:table-cell/>
          <table:table-cell/>
          <table:table-cell table:style-name="81,10cel-scenario overview" office:value-type="float" office:value="34">
            <text:p>34</text:p>
          </table:table-cell>
          <table:table-cell office:value-type="string">
            <text:p>0.25,0.5,1,2 pT</text:p>
          </table:table-cell>
          <table:table-cell table:style-name="81,12cel-scenario overview" office:value-type="float" office:value="48">
            <text:p>48</text:p>
          </table:table-cell>
          <table:table-cell table:style-name="81,13cel-scenario overview" office:value-type="float" office:value="1">
            <text:p>1</text:p>
          </table:table-cell>
          <table:table-cell table:style-name="81,14cel-scenario overview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/>
          <table:table-cell table:style-name="4,19cel-scenario overview"/>
          <table:table-cell office:value-type="string">
            <text:p>x bin precision series</text:p>
          </table:table-cell>
        </table:table-row>
        <table:table-row table:style-name="_row-scenario overview">
          <table:table-cell table:style-name="76,2cel-scenario overview" office:value-type="string">
            <text:p>fnl1007.y_1_x_12_1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0.6</text:p>
          </table:table-cell>
          <table:table-cell office:value-type="string">
            <text:p>LO,NLO</text:p>
          </table:table-cell>
          <table:table-cell/>
          <table:table-cell/>
          <table:table-cell table:style-name="82,10cel-scenario overview" office:value-type="float" office:value="34">
            <text:p>34</text:p>
          </table:table-cell>
          <table:table-cell office:value-type="string">
            <text:p>0.25,0.5,1,2 pT</text:p>
          </table:table-cell>
          <table:table-cell table:style-name="82,12cel-scenario overview" office:value-type="float" office:value="6">
            <text:p>6</text:p>
          </table:table-cell>
          <table:table-cell table:style-name="82,13cel-scenario overview" office:value-type="float" office:value="1">
            <text:p>1</text:p>
          </table:table-cell>
          <table:table-cell table:style-name="82,14cel-scenario overview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/>
          <table:table-cell table:style-name="4,19cel-scenario overview"/>
          <table:table-cell office:value-type="string">
            <text:p>x weighting test, failed so far</text:p>
          </table:table-cell>
        </table:table-row>
        <table:table-row table:style-name="_row-scenario overview">
          <table:table-cell table:style-name="76,2cel-scenario overview" office:value-type="string">
            <text:p>fnl1007.y_1_x_48_1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kT 0.6</text:p>
          </table:table-cell>
          <table:table-cell office:value-type="string">
            <text:p>LO,NLO</text:p>
          </table:table-cell>
          <table:table-cell/>
          <table:table-cell/>
          <table:table-cell table:style-name="83,10cel-scenario overview" office:value-type="float" office:value="34">
            <text:p>34</text:p>
          </table:table-cell>
          <table:table-cell office:value-type="string">
            <text:p>0.25,0.5,1,2 pT</text:p>
          </table:table-cell>
          <table:table-cell table:style-name="83,12cel-scenario overview" office:value-type="float" office:value="48">
            <text:p>48</text:p>
          </table:table-cell>
          <table:table-cell table:style-name="83,13cel-scenario overview" office:value-type="float" office:value="1">
            <text:p>1</text:p>
          </table:table-cell>
          <table:table-cell table:style-name="83,14cel-scenario overview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/>
          <table:table-cell table:style-name="4,19cel-scenario overview"/>
          <table:table-cell office:value-type="string">
            <text:p>x weighting test, failed so far</text:p>
          </table:table-cell>
        </table:table-row>
        <table:table-row table:style-name="_row-scenario overview">
          <table:table-cell table:style-name="53,1cel-scenario overview" office:value-type="string">
            <text:p>fnl100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SC 0.7</text:p>
          </table:table-cell>
          <table:table-cell office:value-type="string">
            <text:p>LO,NLO</text:p>
          </table:table-cell>
          <table:table-cell/>
          <table:table-cell/>
          <table:table-cell table:style-name="84,10cel-scenario overview" office:value-type="float" office:value="152">
            <text:p>152</text:p>
          </table:table-cell>
          <table:table-cell office:value-type="string">
            <text:p>0.25,0.5,1,2 pT</text:p>
          </table:table-cell>
          <table:table-cell table:style-name="84,12cel-scenario overview" office:value-type="float" office:value="12">
            <text:p>12</text:p>
          </table:table-cell>
          <table:table-cell table:style-name="84,13cel-scenario overview" office:value-type="float" office:value="1">
            <text:p>1</text:p>
          </table:table-cell>
          <table:table-cell table:style-name="84,14cel-scenario overview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/>
          <table:table-cell table:style-name="4,19cel-scenario overview"/>
          <table:table-cell office:value-type="string">
            <text:p>fastjet SISCone</text:p>
          </table:table-cell>
        </table:table-row>
        <table:table-row table:style-name="_row-scenario overview">
          <table:table-cell table:style-name="76,2cel-scenario overview" office:value-type="string">
            <text:p>fnl1010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kT 0.6</text:p>
          </table:table-cell>
          <table:table-cell office:value-type="string">
            <text:p>LO,NLO</text:p>
          </table:table-cell>
          <table:table-cell/>
          <table:table-cell/>
          <table:table-cell table:style-name="85,10cel-scenario overview" office:value-type="float" office:value="152">
            <text:p>152</text:p>
          </table:table-cell>
          <table:table-cell office:value-type="string">
            <text:p>0.25,0.5,1,2 pT</text:p>
          </table:table-cell>
          <table:table-cell table:style-name="85,12cel-scenario overview" office:value-type="float" office:value="12">
            <text:p>12</text:p>
          </table:table-cell>
          <table:table-cell table:style-name="85,13cel-scenario overview" office:value-type="float" office:value="1">
            <text:p>1</text:p>
          </table:table-cell>
          <table:table-cell table:style-name="85,14cel-scenario overview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/>
          <table:table-cell table:style-name="4,19cel-scenario overview"/>
          <table:table-cell office:value-type="string">
            <text:p>fastjet kT</text:p>
          </table:table-cell>
        </table:table-row>
        <table:table-row table:style-name="_row-scenario overview">
          <table:table-cell table:style-name="53,1cel-scenario overview" office:value-type="string">
            <text:p>fnl1018</text:p>
          </table:table-cell>
          <table:table-cell/>
          <table:table-cell office:value-type="string">
            <text:p>CMS</text:p>
          </table:table-cell>
          <table:table-cell office:value-type="string">
            <text:p>incl.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/>
          <table:table-cell table:style-name="86,10cel-scenario overview" office:value-type="float" office:value="152">
            <text:p>152</text:p>
          </table:table-cell>
          <table:table-cell office:value-type="string">
            <text:p>0.25,0.5,1,2 pT</text:p>
          </table:table-cell>
          <table:table-cell table:style-name="86,12cel-scenario overview" office:value-type="float" office:value="12">
            <text:p>12</text:p>
          </table:table-cell>
          <table:table-cell table:style-name="86,13cel-scenario overview" office:value-type="float" office:value="1">
            <text:p>1</text:p>
          </table:table-cell>
          <table:table-cell table:style-name="86,14cel-scenario overview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/>
          <table:table-cell table:style-name="4,19cel-scenario overview"/>
          <table:table-cell office:value-type="string">
            <text:p>fastjet SISCone</text:p>
          </table:table-cell>
        </table:table-row>
        <table:table-row table:style-name="_row-scenario overview">
          <table:table-cell table:style-name="53,1cel-scenario overview" office:value-type="string">
            <text:p>fnl1118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/>
          <table:table-cell table:style-name="87,10cel-scenario overview" office:value-type="float" office:value="14">
            <text:p>14</text:p>
          </table:table-cell>
          <table:table-cell office:value-type="string">
            <text:p>0.25,0.5,1,2 pT</text:p>
          </table:table-cell>
          <table:table-cell table:style-name="87,12cel-scenario overview" office:value-type="float" office:value="12">
            <text:p>12</text:p>
          </table:table-cell>
          <table:table-cell table:style-name="87,13cel-scenario overview" office:value-type="float" office:value="1">
            <text:p>1</text:p>
          </table:table-cell>
          <table:table-cell table:style-name="87,14cel-scenario overview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/>
          <table:table-cell table:style-name="4,19cel-scenario overview"/>
          <table:table-cell/>
        </table:table-row>
        <table:table-row table:style-name="_row-scenario overview">
          <table:table-cell table:style-name="53,1cel-scenario overview" office:value-type="string">
            <text:p>fnl1118.x_06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/>
          <table:table-cell table:style-name="88,10cel-scenario overview" office:value-type="float" office:value="14">
            <text:p>14</text:p>
          </table:table-cell>
          <table:table-cell office:value-type="string">
            <text:p>0.25,0.5,1,2 pT</text:p>
          </table:table-cell>
          <table:table-cell table:style-name="88,12cel-scenario overview" office:value-type="float" office:value="6">
            <text:p>6</text:p>
          </table:table-cell>
          <table:table-cell table:style-name="88,13cel-scenario overview" office:value-type="float" office:value="1">
            <text:p>1</text:p>
          </table:table-cell>
          <table:table-cell table:style-name="88,14cel-scenario overview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/>
          <table:table-cell table:style-name="4,19cel-scenario overview"/>
          <table:table-cell office:value-type="string">
            <text:p>x bin precision test</text:p>
          </table:table-cell>
        </table:table-row>
        <table:table-row table:style-name="_row-scenario overview">
          <table:table-cell table:style-name="53,1cel-scenario overview" office:value-type="string">
            <text:p>fnl1118.x_12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/>
          <table:table-cell table:style-name="89,10cel-scenario overview" office:value-type="float" office:value="14">
            <text:p>14</text:p>
          </table:table-cell>
          <table:table-cell office:value-type="string">
            <text:p>0.25,0.5,1,2 pT</text:p>
          </table:table-cell>
          <table:table-cell table:style-name="89,12cel-scenario overview" office:value-type="float" office:value="12">
            <text:p>12</text:p>
          </table:table-cell>
          <table:table-cell table:style-name="89,13cel-scenario overview" office:value-type="float" office:value="1">
            <text:p>1</text:p>
          </table:table-cell>
          <table:table-cell table:style-name="89,14cel-scenario overview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/>
          <table:table-cell table:style-name="4,19cel-scenario overview"/>
          <table:table-cell office:value-type="string">
            <text:p>x bin precision test</text:p>
          </table:table-cell>
        </table:table-row>
        <table:table-row table:style-name="_row-scenario overview">
          <table:table-cell table:style-name="53,1cel-scenario overview" office:value-type="string">
            <text:p>fnl1118.x_24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/>
          <table:table-cell table:style-name="90,10cel-scenario overview" office:value-type="float" office:value="14">
            <text:p>14</text:p>
          </table:table-cell>
          <table:table-cell office:value-type="string">
            <text:p>0.25,0.5,1,2 pT</text:p>
          </table:table-cell>
          <table:table-cell table:style-name="90,12cel-scenario overview" office:value-type="float" office:value="24">
            <text:p>24</text:p>
          </table:table-cell>
          <table:table-cell table:style-name="90,13cel-scenario overview" office:value-type="float" office:value="1">
            <text:p>1</text:p>
          </table:table-cell>
          <table:table-cell table:style-name="90,14cel-scenario overview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/>
          <table:table-cell table:style-name="4,19cel-scenario overview"/>
          <table:table-cell office:value-type="string">
            <text:p>x bin precision test</text:p>
          </table:table-cell>
        </table:table-row>
        <table:table-row table:style-name="_row-scenario overview">
          <table:table-cell table:style-name="53,1cel-scenario overview" office:value-type="string">
            <text:p>fnl1118.x_48_2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/>
          <table:table-cell table:style-name="91,10cel-scenario overview" office:value-type="float" office:value="14">
            <text:p>14</text:p>
          </table:table-cell>
          <table:table-cell office:value-type="string">
            <text:p>0.25,0.5,1,2 pT</text:p>
          </table:table-cell>
          <table:table-cell table:style-name="91,12cel-scenario overview" office:value-type="float" office:value="48">
            <text:p>48</text:p>
          </table:table-cell>
          <table:table-cell table:style-name="91,13cel-scenario overview" office:value-type="float" office:value="1">
            <text:p>1</text:p>
          </table:table-cell>
          <table:table-cell table:style-name="91,14cel-scenario overview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/>
          <table:table-cell table:style-name="4,19cel-scenario overview"/>
          <table:table-cell office:value-type="string">
            <text:p>x bin precision test</text:p>
          </table:table-cell>
        </table:table-row>
        <table:table-row table:style-name="_row-scenario overview">
          <table:table-cell table:style-name="53,1cel-scenario overview" office:value-type="string">
            <text:p>fnl1118.x_06_1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/>
          <table:table-cell table:style-name="92,10cel-scenario overview" office:value-type="float" office:value="14">
            <text:p>14</text:p>
          </table:table-cell>
          <table:table-cell office:value-type="string">
            <text:p>0.25,0.5,1,2 pT</text:p>
          </table:table-cell>
          <table:table-cell table:style-name="92,12cel-scenario overview" office:value-type="float" office:value="6">
            <text:p>6</text:p>
          </table:table-cell>
          <table:table-cell table:style-name="92,13cel-scenario overview" office:value-type="float" office:value="1">
            <text:p>1</text:p>
          </table:table-cell>
          <table:table-cell table:style-name="92,14cel-scenario overview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/>
          <table:table-cell table:style-name="4,19cel-scenario overview"/>
          <table:table-cell office:value-type="string">
            <text:p>x weighting test, failed so far</text:p>
          </table:table-cell>
        </table:table-row>
        <table:table-row table:style-name="_row-scenario overview">
          <table:table-cell table:style-name="53,1cel-scenario overview" office:value-type="string">
            <text:p>fnl1118.x_48_1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y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/>
          <table:table-cell table:style-name="93,10cel-scenario overview" office:value-type="float" office:value="14">
            <text:p>14</text:p>
          </table:table-cell>
          <table:table-cell office:value-type="string">
            <text:p>0.25,0.5,1,2 pT</text:p>
          </table:table-cell>
          <table:table-cell table:style-name="93,12cel-scenario overview" office:value-type="float" office:value="48">
            <text:p>48</text:p>
          </table:table-cell>
          <table:table-cell table:style-name="93,13cel-scenario overview" office:value-type="float" office:value="1">
            <text:p>1</text:p>
          </table:table-cell>
          <table:table-cell table:style-name="93,14cel-scenario overview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/>
          <table:table-cell table:style-name="4,19cel-scenario overview"/>
          <table:table-cell office:value-type="string">
            <text:p>x weighting test, failed so far</text:p>
          </table:table-cell>
        </table:table-row>
        <table:table-row table:style-name="_row-scenario overview">
          <table:table-cell table:style-name="53,1cel-scenario overview" office:value-type="string">
            <text:p>fnl1218</text:p>
          </table:table-cell>
          <table:table-cell/>
          <table:table-cell office:value-type="string">
            <text:p>CMS</text:p>
          </table:table-cell>
          <table:table-cell office:value-type="string">
            <text:p>forward jets</text:p>
          </table:table-cell>
          <table:table-cell office:value-type="string">
            <text:p>pT, eta</text:p>
          </table:table-cell>
          <table:table-cell office:value-type="string">
            <text:p>fj SC 0.5</text:p>
          </table:table-cell>
          <table:table-cell office:value-type="string">
            <text:p>LO,NLO</text:p>
          </table:table-cell>
          <table:table-cell/>
          <table:table-cell/>
          <table:table-cell table:style-name="94,10cel-scenario overview" office:value-type="float" office:value="14">
            <text:p>14</text:p>
          </table:table-cell>
          <table:table-cell office:value-type="string">
            <text:p>0.25,0.5,1,2 pT</text:p>
          </table:table-cell>
          <table:table-cell table:style-name="94,12cel-scenario overview" office:value-type="float" office:value="12">
            <text:p>12</text:p>
          </table:table-cell>
          <table:table-cell table:style-name="94,13cel-scenario overview" office:value-type="float" office:value="1">
            <text:p>1</text:p>
          </table:table-cell>
          <table:table-cell table:style-name="94,14cel-scenario overview" office:value-type="float" office:value="1">
            <text:p>1</text:p>
          </table:table-cell>
          <table:table-cell/>
          <table:table-cell office:value-type="string">
            <text:p>kr</text:p>
          </table:table-cell>
          <table:table-cell/>
          <table:table-cell/>
          <table:table-cell table:style-name="4,19cel-scenario overview"/>
          <table:table-cell/>
        </table:table-row>
        <table:table-row table:style-name="_row-scenario overview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4,19cel-scenario overview"/>
          <table:table-cell/>
        </table:table-row>
        <table:table-row table:style-name="_row-scenario overview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4,19cel-scenario overview"/>
          <table:table-cell/>
        </table:table-row>
        <table:table-row table:style-name="_row-scenario overview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4,19cel-scenario overview"/>
          <table:table-cell/>
        </table:table-row>
        <table:table-row table:style-name="_row-scenario overview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4,19cel-scenario overview"/>
          <table:table-cell/>
        </table:table-row>
        <table:table-row table:style-name="_row-scenario overview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4,19cel-scenario overview"/>
          <table:table-cell/>
        </table:table-row>
        <table:table-row table:style-name="_row-scenario overview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4,19cel-scenario overview"/>
          <table:table-cell/>
        </table:table-row>
        <table:table-row table:style-name="_row-scenario overview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4,19cel-scenario overview"/>
          <table:table-cell/>
        </table:table-row>
        <table:table-row table:style-name="_row-scenario overview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4,19cel-scenario overview"/>
          <table:table-cell/>
        </table:table-row>
        <table:table-row table:style-name="_row-scenario overview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4,19cel-scenario overview"/>
          <table:table-cell/>
        </table:table-row>
        <table:table-row table:style-name="_row-scenario overview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4,19cel-scenario overview"/>
          <table:table-cell/>
        </table:table-row>
        <table:table-row table:style-name="_row-scenario overview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4,19cel-scenario overview"/>
          <table:table-cell/>
        </table:table-row>
        <table:table-row table:style-name="_row-scenario overview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4,19cel-scenario overview"/>
          <table:table-cell/>
        </table:table-row>
        <table:table-row table:style-name="_row-scenario overview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4,19cel-scenario overview"/>
          <table:table-cell/>
        </table:table-row>
        <table:table-row table:style-name="_row-scenario overview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4,19cel-scenario overview"/>
          <table:table-cell/>
        </table:table-row>
        <table:table-row table:style-name="_row-scenario overview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4,19cel-scenario overview"/>
          <table:table-cell/>
        </table:table-row>
        <table:table-row table:style-name="_row-scenario overview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4,19cel-scenario overview"/>
          <table:table-cell/>
        </table:table-row>
        <table:table-row table:style-name="_row-scenario overview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4,19cel-scenario overview"/>
          <table:table-cell/>
        </table:table-row>
        <table:table-row table:style-name="_row-scenario overview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4,19cel-scenario overview"/>
          <table:table-cell/>
        </table:table-row>
        <table:table-row table:style-name="_row-scenario overview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4,19cel-scenario overview"/>
          <table:table-cell/>
        </table:table-row>
        <table:table-row table:style-name="_row-scenario overview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4,19cel-scenario overview"/>
          <table:table-cell/>
        </table:table-row>
        <table:table-row table:style-name="_row-scenario overview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4,19cel-scenario overview"/>
          <table:table-cell/>
        </table:table-row>
        <table:table-row table:style-name="_row-scenario overview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4,19cel-scenario overview"/>
          <table:table-cell/>
        </table:table-row>
        <table:table-row table:style-name="_row-scenario overview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4,19cel-scenario overview"/>
          <table:table-cell/>
        </table:table-row>
        <table:table-row table:style-name="_row-scenario overview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4,19cel-scenario overview"/>
          <table:table-cell/>
        </table:table-row>
        <table:table-row table:style-name="_row-scenario overview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4,19cel-scenario overview"/>
          <table:table-cell/>
        </table:table-row>
        <table:table-row table:style-name="_row-scenario overview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4,19cel-scenario overview"/>
          <table:table-cell/>
        </table:table-row>
        <table:table-row table:style-name="_row-scenario overview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4,19cel-scenario overview"/>
          <table:table-cell/>
        </table:table-row>
        <table:table-row table:style-name="_row-scenario overview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4,19cel-scenario overview"/>
          <table:table-cell/>
        </table:table-row>
        <table:table-row table:style-name="_row-scenario overview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4,19cel-scenario overview"/>
          <table:table-cell/>
        </table:table-row>
        <table:table-row table:style-name="_row-scenario overview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4,19cel-scenario overview"/>
          <table:table-cell/>
        </table:table-row>
        <table:table-row table:style-name="_row-scenario overview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4,19cel-scenario overview"/>
          <table:table-cell/>
        </table:table-row>
        <table:table-row table:style-name="_row-scenario overview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4,19cel-scenario overview"/>
          <table:table-cell/>
        </table:table-row>
        <table:table-row table:style-name="_row-scenario overview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4,19cel-scenario overview"/>
          <table:table-cell/>
        </table:table-row>
        <table:table-row table:style-name="_row-scenario overview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4,19cel-scenario overview"/>
          <table:table-cell/>
        </table:table-row>
        <table:table-row table:style-name="_row-scenario overview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4,19cel-scenario overview"/>
          <table:table-cell/>
        </table:table-row>
        <table:table-row table:style-name="_row-scenario overview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4,19cel-scenario overview"/>
          <table:table-cell/>
        </table:table-row>
        <table:table-row table:style-name="_row-scenario overview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4,19cel-scenario overview"/>
          <table:table-cell/>
        </table:table-row>
        <table:table-row table:style-name="_row-scenario overview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4,19cel-scenario overview"/>
          <table:table-cell/>
        </table:table-row>
        <table:table-row table:style-name="_row-scenario overview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4,19cel-scenario overview"/>
          <table:table-cell/>
        </table:table-row>
        <table:table-row table:style-name="_row-scenario overview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4,19cel-scenario overview"/>
          <table:table-cell/>
        </table:table-row>
        <table:table-row table:style-name="_row-scenario overview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style-name="4,19cel-scenario overview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Georgia" svg:font-family="Georgia" style:font-family-generic="roman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table-cell">
      <style:text-properties style:font-name="Arial"/>
    </style:default-style>
    <style:style style:name="Default" style:family="table-cell">
      <style:table-cell-properties fo:wrap-option="wrap"/>
    </style:style>
  </office:styles>
</office:document-styles>
</file>

<file path=meta.xml><?xml version="1.0" encoding="utf-8"?>
<office:document-meta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http://www.w3.org/1999/XSL/Format" xmlns:xlink="http://www.w3.org/1999/xlink" xmlns:dc="http://purl.org/dc/elements/1.1/" xmlns:meta="urn:oasis:names:tc:opendocument:xmlns:meta:1.0" xmlns:number="urn:oasis:names:tc:opendocument:xmlns:datastyle:1.0" xmlns:svg="http://www.w3.org/2000/svg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meta>
    <meta:generator>Google Spreadsheets</meta:generator>
  </office:meta>
</office:document-meta>
</file>